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01000000013D9CF3F6.gif"/>
  <manifest:file-entry manifest:media-type="image/jpeg" manifest:full-path="Pictures/10000000000000C700000029645A35C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Latha" svg:font-family="Lath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3.813cm" table:align="left"/>
    </style:style>
    <style:style style:name="Table1.A" style:family="table-column">
      <style:table-column-properties style:column-width="20.399cm"/>
    </style:style>
    <style:style style:name="Table1.B" style:family="table-column">
      <style:table-column-properties style:column-width="3.413cm"/>
    </style:style>
    <style:style style:name="Table1.1" style:family="table-row">
      <style:table-row-properties style:min-row-height="1.9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99284c" fo:padding="0.097cm" fo:border="0.05pt solid #000000">
        <style:background-image/>
      </style:table-cell-properties>
    </style:style>
    <style:style style:name="Table1.2" style:family="table-row">
      <style:table-row-properties style:min-row-height="1.455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99284c" fo:padding="0.097cm" fo:border-left="0.05pt solid #000000" fo:border-right="0.05pt solid #000000" fo:border-top="none" fo:border-bottom="0.05pt solid #000000">
        <style:background-image/>
      </style:table-cell-properties>
    </style:style>
    <style:style style:name="Table2" style:family="table">
      <style:table-properties style:width="16.069cm" table:align="left" style:writing-mode="lr-tb"/>
    </style:style>
    <style:style style:name="Table2.A" style:family="table-column">
      <style:table-column-properties style:column-width="2.223cm"/>
    </style:style>
    <style:style style:name="Table2.B" style:family="table-column">
      <style:table-column-properties style:column-width="2.909cm"/>
    </style:style>
    <style:style style:name="Table2.C" style:family="table-column">
      <style:table-column-properties style:column-width="0.108cm"/>
    </style:style>
    <style:style style:name="Table2.D" style:family="table-column">
      <style:table-column-properties style:column-width="4.286cm"/>
    </style:style>
    <style:style style:name="Table2.E" style:family="table-column">
      <style:table-column-properties style:column-width="6.05cm"/>
    </style:style>
    <style:style style:name="Table2.F" style:family="table-column">
      <style:table-column-properties style:column-width="0.071cm"/>
    </style:style>
    <style:style style:name="Table2.1" style:family="table-row">
      <style:table-row-properties style:min-row-height="0.612cm" style:keep-together="true" fo:keep-together="auto"/>
    </style:style>
    <style:style style:name="Table2.A1" style:family="table-cell">
      <style:table-cell-properties style:vertical-align="middle" fo:background-color="#7a0019" fo:padding="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padding="0cm" fo:border-left="0.5pt solid #000000" fo:border-right="none" fo:border-top="none" fo:border-bottom="none" style:writing-mode="lr-tb"/>
    </style:style>
    <style:style style:name="Table2.F1" style:family="table-cell">
      <style:table-cell-properties style:vertical-align="top" fo:padding="0cm" fo:border="none" style:writing-mode="lr-tb"/>
    </style:style>
    <style:style style:name="Table2.G1" style:family="table-cell">
      <style:table-cell-properties style:vertical-align="top" fo:padding="0cm" fo:border="none" style:writing-mode="lr-tb"/>
    </style:style>
    <style:style style:name="Table2.H1" style:family="table-cell">
      <style:table-cell-properties style:vertical-align="top" fo:padding="0cm" fo:border="none" style:writing-mode="lr-tb"/>
    </style:style>
    <style:style style:name="Table2.I1" style:family="table-cell">
      <style:table-cell-properties style:vertical-align="top" fo:padding="0cm" fo:border="none" style:writing-mode="lr-tb"/>
    </style:style>
    <style:style style:name="Table2.J1" style:family="table-cell">
      <style:table-cell-properties style:vertical-align="top" fo:padding="0cm" fo:border="none" style:writing-mode="lr-tb"/>
    </style:style>
    <style:style style:name="Table2.K1" style:family="table-cell">
      <style:table-cell-properties style:vertical-align="top" fo:padding="0cm" fo:border="none" style:writing-mode="lr-tb"/>
    </style:style>
    <style:style style:name="Table2.L1" style:family="table-cell">
      <style:table-cell-properties fo:padding="0cm" fo:border="none"/>
    </style:style>
    <style:style style:name="Table2.2" style:family="table-row">
      <style:table-row-properties style:min-row-height="0.556cm" style:keep-together="false" fo:keep-together="always"/>
    </style:style>
    <style:style style:name="Table2.A2" style:family="table-cell">
      <style:table-cell-properties style:vertical-align="top" fo:background-color="#ffe265"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2.E2" style:family="table-cell">
      <style:table-cell-properties style:vertical-align="top" fo:background-color="#ffe265" fo:padding-left="0.191cm" fo:padding-right="0.191cm" fo:padding-top="0cm" fo:padding-bottom="0cm" fo:border="0.5pt solid #808080" style:writing-mode="lr-tb">
        <style:background-image/>
      </style:table-cell-properties>
    </style:style>
    <style:style style:name="Table3" style:family="table">
      <style:table-properties style:width="16.069cm" table:align="left" style:writing-mode="lr-tb"/>
    </style:style>
    <style:style style:name="Table3.A" style:family="table-column">
      <style:table-column-properties style:column-width="3.81cm"/>
    </style:style>
    <style:style style:name="Table3.B" style:family="table-column">
      <style:table-column-properties style:column-width="1.321cm"/>
    </style:style>
    <style:style style:name="Table3.C" style:family="table-column">
      <style:table-column-properties style:column-width="2.806cm"/>
    </style:style>
    <style:style style:name="Table3.D" style:family="table-column">
      <style:table-column-properties style:column-width="5.08cm"/>
    </style:style>
    <style:style style:name="Table3.E" style:family="table-column">
      <style:table-column-properties style:column-width="2.558cm"/>
    </style:style>
    <style:style style:name="Table3.F" style:family="table-column">
      <style:table-column-properties style:column-width="0.071cm"/>
    </style:style>
    <style:style style:name="Table3.1" style:family="table-row">
      <style:table-row-properties style:min-row-height="0.612cm" style:keep-together="true" fo:keep-together="auto"/>
    </style:style>
    <style:style style:name="Table3.A1" style:family="table-cell">
      <style:table-cell-properties style:vertical-align="middle" fo:background-color="#7a0019" fo:padding="0cm"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padding="0cm" fo:border-left="0.5pt solid #000000" fo:border-right="none" fo:border-top="none" fo:border-bottom="none" style:writing-mode="lr-tb"/>
    </style:style>
    <style:style style:name="Table3.F1" style:family="table-cell">
      <style:table-cell-properties style:vertical-align="top" fo:padding="0cm" fo:border="none" style:writing-mode="lr-tb"/>
    </style:style>
    <style:style style:name="Table3.G1" style:family="table-cell">
      <style:table-cell-properties style:vertical-align="top" fo:padding="0cm" fo:border="none" style:writing-mode="lr-tb"/>
    </style:style>
    <style:style style:name="Table3.H1" style:family="table-cell">
      <style:table-cell-properties style:vertical-align="top" fo:padding="0cm" fo:border="none" style:writing-mode="lr-tb"/>
    </style:style>
    <style:style style:name="Table3.I1" style:family="table-cell">
      <style:table-cell-properties style:vertical-align="top" fo:padding="0cm" fo:border="none" style:writing-mode="lr-tb"/>
    </style:style>
    <style:style style:name="Table3.J1" style:family="table-cell">
      <style:table-cell-properties style:vertical-align="top" fo:padding="0cm" fo:border="none" style:writing-mode="lr-tb"/>
    </style:style>
    <style:style style:name="Table3.K1" style:family="table-cell">
      <style:table-cell-properties style:vertical-align="top" fo:padding="0cm" fo:border="none" style:writing-mode="lr-tb"/>
    </style:style>
    <style:style style:name="Table3.L1" style:family="table-cell">
      <style:table-cell-properties fo:padding="0cm" fo:border="none"/>
    </style:style>
    <style:style style:name="Table3.2" style:family="table-row">
      <style:table-row-properties style:min-row-height="0.556cm" style:keep-together="false" fo:keep-together="always"/>
    </style:style>
    <style:style style:name="Table3.A2" style:family="table-cell">
      <style:table-cell-properties style:vertical-align="top" fo:background-color="#ffe265"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3.E2" style:family="table-cell">
      <style:table-cell-properties style:vertical-align="top" fo:background-color="#ffe265" fo:padding-left="0.191cm" fo:padding-right="0.191cm" fo:padding-top="0cm" fo:padding-bottom="0cm" fo:border="0.5pt solid #808080" style:writing-mode="lr-tb">
        <style:background-image/>
      </style:table-cell-properties>
    </style:style>
    <style:style style:name="Table4" style:family="table">
      <style:table-properties style:width="23.94cm" table:align="margins"/>
    </style:style>
    <style:style style:name="Table4.A" style:family="table-column">
      <style:table-column-properties style:column-width="11.97cm" style:rel-column-width="32767*"/>
    </style:style>
    <style:style style:name="Table4.B" style:family="table-column">
      <style:table-column-properties style:column-width="11.97cm" style:rel-column-width="32768*"/>
    </style:style>
    <style:style style:name="Table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0.05pt solid #000000"/>
    </style:style>
    <style:style style:name="Table4.A2" style:family="table-cell">
      <style:table-cell-properties fo:background-color="#ffcc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23.94cm" table:align="margins"/>
    </style:style>
    <style:style style:name="Table5.A" style:family="table-column">
      <style:table-column-properties style:column-width="11.97cm" style:rel-column-width="32767*"/>
    </style:style>
    <style:style style:name="Table5.B" style:family="table-column">
      <style:table-column-properties style:column-width="11.97cm" style:rel-column-width="32768*"/>
    </style:style>
    <style:style style:name="Table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5.B1" style:family="table-cell">
      <style:table-cell-properties fo:padding="0.097cm" fo:border="0.05pt solid #000000"/>
    </style:style>
    <style:style style:name="Table5.A2" style:family="table-cell">
      <style:table-cell-properties fo:background-color="#ffcc99"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23.94cm" table:align="margins"/>
    </style:style>
    <style:style style:name="Table6.A" style:family="table-column">
      <style:table-column-properties style:column-width="11.97cm" style:rel-column-width="32767*"/>
    </style:style>
    <style:style style:name="Table6.B" style:family="table-column">
      <style:table-column-properties style:column-width="11.97cm" style:rel-column-width="32768*"/>
    </style:style>
    <style:style style:name="Table6.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6.B1" style:family="table-cell">
      <style:table-cell-properties fo:padding="0.097cm" fo:border="0.05pt solid #000000"/>
    </style:style>
    <style:style style:name="Table6.A2" style:family="table-cell">
      <style:table-cell-properties fo:background-color="#ffcc99"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23.94cm" table:align="margins"/>
    </style:style>
    <style:style style:name="Table7.A" style:family="table-column">
      <style:table-column-properties style:column-width="11.97cm" style:rel-column-width="32767*"/>
    </style:style>
    <style:style style:name="Table7.B" style:family="table-column">
      <style:table-column-properties style:column-width="11.97cm" style:rel-column-width="32768*"/>
    </style:style>
    <style:style style:name="Table7.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7.B1" style:family="table-cell">
      <style:table-cell-properties fo:padding="0.097cm" fo:border="0.05pt solid #000000"/>
    </style:style>
    <style:style style:name="Table7.A2" style:family="table-cell">
      <style:table-cell-properties fo:background-color="#ffcc99" fo:padding="0.097cm" fo:border-left="0.05pt solid #000000" fo:border-right="none" fo:border-top="none" fo:border-bottom="0.05pt solid #000000">
        <style:background-image/>
      </style:table-cell-properties>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23.94cm" table:align="margins"/>
    </style:style>
    <style:style style:name="Table8.A" style:family="table-column">
      <style:table-column-properties style:column-width="11.97cm" style:rel-column-width="32767*"/>
    </style:style>
    <style:style style:name="Table8.B" style:family="table-column">
      <style:table-column-properties style:column-width="11.97cm" style:rel-column-width="32768*"/>
    </style:style>
    <style:style style:name="Table8.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0.05pt solid #000000"/>
    </style:style>
    <style:style style:name="Table8.A2" style:family="table-cell">
      <style:table-cell-properties fo:background-color="#ffcc99"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23.94cm" table:align="margins"/>
    </style:style>
    <style:style style:name="Table9.A" style:family="table-column">
      <style:table-column-properties style:column-width="11.97cm" style:rel-column-width="32767*"/>
    </style:style>
    <style:style style:name="Table9.B" style:family="table-column">
      <style:table-column-properties style:column-width="11.97cm" style:rel-column-width="32768*"/>
    </style:style>
    <style:style style:name="Table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9.B1" style:family="table-cell">
      <style:table-cell-properties fo:padding="0.097cm" fo:border="0.05pt solid #000000"/>
    </style:style>
    <style:style style:name="Table9.A2" style:family="table-cell">
      <style:table-cell-properties fo:background-color="#ffcc99" fo:padding="0.097cm" fo:border-left="0.05pt solid #000000" fo:border-right="none" fo:border-top="none" fo:border-bottom="0.05pt solid #000000">
        <style:background-image/>
      </style:table-cell-properties>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23.94cm" table:align="margins"/>
    </style:style>
    <style:style style:name="Table10.A" style:family="table-column">
      <style:table-column-properties style:column-width="11.97cm" style:rel-column-width="32767*"/>
    </style:style>
    <style:style style:name="Table10.B" style:family="table-column">
      <style:table-column-properties style:column-width="11.97cm" style:rel-column-width="32768*"/>
    </style:style>
    <style:style style:name="Table10.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0.B1" style:family="table-cell">
      <style:table-cell-properties fo:padding="0.097cm" fo:border="0.05pt solid #000000"/>
    </style:style>
    <style:style style:name="Table10.A2" style:family="table-cell">
      <style:table-cell-properties fo:background-color="#ffcc99" fo:padding="0.097cm" fo:border-left="0.05pt solid #000000" fo:border-right="none" fo:border-top="none" fo:border-bottom="0.05pt solid #000000">
        <style:background-image/>
      </style:table-cell-properties>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23.94cm" table:align="margins"/>
    </style:style>
    <style:style style:name="Table11.A" style:family="table-column">
      <style:table-column-properties style:column-width="11.97cm" style:rel-column-width="32767*"/>
    </style:style>
    <style:style style:name="Table11.B" style:family="table-column">
      <style:table-column-properties style:column-width="11.97cm" style:rel-column-width="32768*"/>
    </style:style>
    <style:style style:name="Table1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1.B1" style:family="table-cell">
      <style:table-cell-properties fo:padding="0.097cm" fo:border="0.05pt solid #000000"/>
    </style:style>
    <style:style style:name="Table11.A2" style:family="table-cell">
      <style:table-cell-properties fo:background-color="#ffcc99" fo:padding="0.097cm" fo:border-left="0.05pt solid #000000" fo:border-right="none" fo:border-top="none" fo:border-bottom="0.05pt solid #000000">
        <style:background-image/>
      </style:table-cell-properties>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23.94cm" table:align="margins"/>
    </style:style>
    <style:style style:name="Table12.A" style:family="table-column">
      <style:table-column-properties style:column-width="11.97cm" style:rel-column-width="32767*"/>
    </style:style>
    <style:style style:name="Table12.B" style:family="table-column">
      <style:table-column-properties style:column-width="11.97cm" style:rel-column-width="32768*"/>
    </style:style>
    <style:style style:name="Table1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2.B1" style:family="table-cell">
      <style:table-cell-properties fo:padding="0.097cm" fo:border="0.05pt solid #000000"/>
    </style:style>
    <style:style style:name="Table12.A2" style:family="table-cell">
      <style:table-cell-properties fo:background-color="#ffcc99"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23.94cm" table:align="margins"/>
    </style:style>
    <style:style style:name="Table13.A" style:family="table-column">
      <style:table-column-properties style:column-width="11.97cm" style:rel-column-width="32767*"/>
    </style:style>
    <style:style style:name="Table13.B" style:family="table-column">
      <style:table-column-properties style:column-width="11.97cm" style:rel-column-width="32768*"/>
    </style:style>
    <style:style style:name="Table1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3.B1" style:family="table-cell">
      <style:table-cell-properties fo:padding="0.097cm" fo:border="0.05pt solid #000000"/>
    </style:style>
    <style:style style:name="Table13.A2" style:family="table-cell">
      <style:table-cell-properties fo:background-color="#ffcc99"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23.94cm" table:align="margins"/>
    </style:style>
    <style:style style:name="Table14.A" style:family="table-column">
      <style:table-column-properties style:column-width="11.97cm" style:rel-column-width="32767*"/>
    </style:style>
    <style:style style:name="Table14.B" style:family="table-column">
      <style:table-column-properties style:column-width="11.97cm" style:rel-column-width="32768*"/>
    </style:style>
    <style:style style:name="Table1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4.B1" style:family="table-cell">
      <style:table-cell-properties fo:padding="0.097cm" fo:border="0.05pt solid #000000"/>
    </style:style>
    <style:style style:name="Table14.A2" style:family="table-cell">
      <style:table-cell-properties fo:background-color="#ffcc99" fo:padding="0.097cm" fo:border-left="0.05pt solid #000000" fo:border-right="none" fo:border-top="none" fo:border-bottom="0.05pt solid #000000">
        <style:background-image/>
      </style:table-cell-properties>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23.94cm" table:align="margins"/>
    </style:style>
    <style:style style:name="Table15.A" style:family="table-column">
      <style:table-column-properties style:column-width="11.97cm" style:rel-column-width="32767*"/>
    </style:style>
    <style:style style:name="Table15.B" style:family="table-column">
      <style:table-column-properties style:column-width="11.97cm" style:rel-column-width="32768*"/>
    </style:style>
    <style:style style:name="Table1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5.B1" style:family="table-cell">
      <style:table-cell-properties fo:padding="0.097cm" fo:border="0.05pt solid #000000"/>
    </style:style>
    <style:style style:name="Table15.A2" style:family="table-cell">
      <style:table-cell-properties fo:background-color="#ffcc99" fo:padding="0.097cm" fo:border-left="0.05pt solid #000000" fo:border-right="none" fo:border-top="none" fo:border-bottom="0.05pt solid #000000">
        <style:background-image/>
      </style:table-cell-properties>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21.553cm" table:align="left"/>
    </style:style>
    <style:style style:name="Table16.A" style:family="table-column">
      <style:table-column-properties style:column-width="10.793cm"/>
    </style:style>
    <style:style style:name="Table16.B" style:family="table-column">
      <style:table-column-properties style:column-width="10.76cm"/>
    </style:style>
    <style:style style:name="Table16.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6.B1" style:family="table-cell">
      <style:table-cell-properties fo:padding="0.097cm" fo:border="0.05pt solid #000000"/>
    </style:style>
    <style:style style:name="Table16.A2" style:family="table-cell">
      <style:table-cell-properties fo:background-color="#ffcc99" fo:padding="0.097cm" fo:border-left="0.05pt solid #000000" fo:border-right="none" fo:border-top="none" fo:border-bottom="0.05pt solid #000000">
        <style:background-image/>
      </style:table-cell-properties>
    </style:style>
    <style:style style:name="Table16.B2" style:family="table-cell">
      <style:table-cell-properties fo:padding="0.097cm" fo:border-left="0.05pt solid #000000" fo:border-right="0.05pt solid #000000"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21.553cm" table:align="left"/>
    </style:style>
    <style:style style:name="Table17.A" style:family="table-column">
      <style:table-column-properties style:column-width="10.793cm"/>
    </style:style>
    <style:style style:name="Table17.B" style:family="table-column">
      <style:table-column-properties style:column-width="10.76cm"/>
    </style:style>
    <style:style style:name="Table17.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7.B1" style:family="table-cell">
      <style:table-cell-properties fo:padding="0.097cm" fo:border="0.05pt solid #000000"/>
    </style:style>
    <style:style style:name="Table17.A2" style:family="table-cell">
      <style:table-cell-properties fo:background-color="#ffcc99" fo:padding="0.097cm" fo:border-left="0.05pt solid #000000" fo:border-right="none" fo:border-top="none" fo:border-bottom="0.05pt solid #000000">
        <style:background-image/>
      </style:table-cell-properties>
    </style:style>
    <style:style style:name="Table17.B2" style:family="table-cell">
      <style:table-cell-properties fo:padding="0.097cm" fo:border-left="0.05pt solid #000000" fo:border-right="0.05pt solid #000000"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21.553cm" table:align="left"/>
    </style:style>
    <style:style style:name="Table18.A" style:family="table-column">
      <style:table-column-properties style:column-width="10.793cm"/>
    </style:style>
    <style:style style:name="Table18.B" style:family="table-column">
      <style:table-column-properties style:column-width="10.76cm"/>
    </style:style>
    <style:style style:name="Table18.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8.B1" style:family="table-cell">
      <style:table-cell-properties fo:padding="0.097cm" fo:border="0.05pt solid #000000"/>
    </style:style>
    <style:style style:name="Table18.A2" style:family="table-cell">
      <style:table-cell-properties fo:background-color="#ffcc99" fo:padding="0.097cm" fo:border-left="0.05pt solid #000000" fo:border-right="none" fo:border-top="none" fo:border-bottom="0.05pt solid #000000">
        <style:background-image/>
      </style:table-cell-properties>
    </style:style>
    <style:style style:name="Table18.B2" style:family="table-cell">
      <style:table-cell-properties fo:padding="0.097cm" fo:border-left="0.05pt solid #000000" fo:border-right="0.05pt solid #000000"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21.553cm" table:align="left"/>
    </style:style>
    <style:style style:name="Table19.A" style:family="table-column">
      <style:table-column-properties style:column-width="10.793cm"/>
    </style:style>
    <style:style style:name="Table19.B" style:family="table-column">
      <style:table-column-properties style:column-width="10.76cm"/>
    </style:style>
    <style:style style:name="Table1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19.B1" style:family="table-cell">
      <style:table-cell-properties fo:padding="0.097cm" fo:border="0.05pt solid #000000"/>
    </style:style>
    <style:style style:name="Table19.A2" style:family="table-cell">
      <style:table-cell-properties fo:background-color="#ffcc99" fo:padding="0.097cm" fo:border-left="0.05pt solid #000000" fo:border-right="none" fo:border-top="none" fo:border-bottom="0.05pt solid #000000">
        <style:background-image/>
      </style:table-cell-properties>
    </style:style>
    <style:style style:name="Table19.B2" style:family="table-cell">
      <style:table-cell-properties fo:padding="0.097cm" fo:border-left="0.05pt solid #000000" fo:border-right="0.05pt solid #000000"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21.553cm" table:align="left"/>
    </style:style>
    <style:style style:name="Table20.A" style:family="table-column">
      <style:table-column-properties style:column-width="10.793cm"/>
    </style:style>
    <style:style style:name="Table20.B" style:family="table-column">
      <style:table-column-properties style:column-width="10.76cm"/>
    </style:style>
    <style:style style:name="Table20.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0.B1" style:family="table-cell">
      <style:table-cell-properties fo:padding="0.097cm" fo:border="0.05pt solid #000000"/>
    </style:style>
    <style:style style:name="Table20.A2" style:family="table-cell">
      <style:table-cell-properties fo:background-color="#ffcc99" fo:padding="0.097cm" fo:border-left="0.05pt solid #000000" fo:border-right="none" fo:border-top="none" fo:border-bottom="0.05pt solid #000000">
        <style:background-image/>
      </style:table-cell-properties>
    </style:style>
    <style:style style:name="Table20.B2" style:family="table-cell">
      <style:table-cell-properties fo:padding="0.097cm" fo:border-left="0.05pt solid #000000" fo:border-right="0.05pt solid #000000"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21.553cm" table:align="left"/>
    </style:style>
    <style:style style:name="Table21.A" style:family="table-column">
      <style:table-column-properties style:column-width="10.793cm"/>
    </style:style>
    <style:style style:name="Table21.B" style:family="table-column">
      <style:table-column-properties style:column-width="10.76cm"/>
    </style:style>
    <style:style style:name="Table2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1.B1" style:family="table-cell">
      <style:table-cell-properties fo:padding="0.097cm" fo:border="0.05pt solid #000000"/>
    </style:style>
    <style:style style:name="Table21.A2" style:family="table-cell">
      <style:table-cell-properties fo:background-color="#ffcc99" fo:padding="0.097cm" fo:border-left="0.05pt solid #000000" fo:border-right="none" fo:border-top="none" fo:border-bottom="0.05pt solid #000000">
        <style:background-image/>
      </style:table-cell-properties>
    </style:style>
    <style:style style:name="Table21.B2" style:family="table-cell">
      <style:table-cell-properties fo:padding="0.097cm" fo:border-left="0.05pt solid #000000" fo:border-right="0.05pt solid #000000"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21.553cm" table:align="left"/>
    </style:style>
    <style:style style:name="Table22.A" style:family="table-column">
      <style:table-column-properties style:column-width="10.793cm"/>
    </style:style>
    <style:style style:name="Table22.B" style:family="table-column">
      <style:table-column-properties style:column-width="10.76cm"/>
    </style:style>
    <style:style style:name="Table2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2.B1" style:family="table-cell">
      <style:table-cell-properties fo:padding="0.097cm" fo:border="0.05pt solid #000000"/>
    </style:style>
    <style:style style:name="Table22.A2" style:family="table-cell">
      <style:table-cell-properties fo:background-color="#ffcc99" fo:padding="0.097cm" fo:border-left="0.05pt solid #000000" fo:border-right="none" fo:border-top="none" fo:border-bottom="0.05pt solid #000000">
        <style:background-image/>
      </style:table-cell-properties>
    </style:style>
    <style:style style:name="Table22.B2" style:family="table-cell">
      <style:table-cell-properties fo:padding="0.097cm" fo:border-left="0.05pt solid #000000" fo:border-right="0.05pt solid #000000"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21.553cm" table:align="left"/>
    </style:style>
    <style:style style:name="Table23.A" style:family="table-column">
      <style:table-column-properties style:column-width="10.793cm"/>
    </style:style>
    <style:style style:name="Table23.B" style:family="table-column">
      <style:table-column-properties style:column-width="10.76cm"/>
    </style:style>
    <style:style style:name="Table2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3.B1" style:family="table-cell">
      <style:table-cell-properties fo:padding="0.097cm" fo:border="0.05pt solid #000000"/>
    </style:style>
    <style:style style:name="Table23.A2" style:family="table-cell">
      <style:table-cell-properties fo:background-color="#ffcc99" fo:padding="0.097cm" fo:border-left="0.05pt solid #000000" fo:border-right="none" fo:border-top="none" fo:border-bottom="0.05pt solid #000000">
        <style:background-image/>
      </style:table-cell-properties>
    </style:style>
    <style:style style:name="Table23.B2" style:family="table-cell">
      <style:table-cell-properties fo:padding="0.097cm" fo:border-left="0.05pt solid #000000" fo:border-right="0.05pt solid #000000"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21.553cm" table:align="left"/>
    </style:style>
    <style:style style:name="Table24.A" style:family="table-column">
      <style:table-column-properties style:column-width="10.793cm"/>
    </style:style>
    <style:style style:name="Table24.B" style:family="table-column">
      <style:table-column-properties style:column-width="10.76cm"/>
    </style:style>
    <style:style style:name="Table2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4.B1" style:family="table-cell">
      <style:table-cell-properties fo:padding="0.097cm" fo:border="0.05pt solid #000000"/>
    </style:style>
    <style:style style:name="Table24.A2" style:family="table-cell">
      <style:table-cell-properties fo:background-color="#ffcc99" fo:padding="0.097cm" fo:border-left="0.05pt solid #000000" fo:border-right="none" fo:border-top="none" fo:border-bottom="0.05pt solid #000000">
        <style:background-image/>
      </style:table-cell-properties>
    </style:style>
    <style:style style:name="Table24.B2" style:family="table-cell">
      <style:table-cell-properties fo:padding="0.097cm" fo:border-left="0.05pt solid #000000" fo:border-right="0.05pt solid #000000"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21.553cm" table:align="left"/>
    </style:style>
    <style:style style:name="Table25.A" style:family="table-column">
      <style:table-column-properties style:column-width="10.793cm"/>
    </style:style>
    <style:style style:name="Table25.B" style:family="table-column">
      <style:table-column-properties style:column-width="10.76cm"/>
    </style:style>
    <style:style style:name="Table2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5.B1" style:family="table-cell">
      <style:table-cell-properties fo:padding="0.097cm" fo:border="0.05pt solid #000000"/>
    </style:style>
    <style:style style:name="Table25.A2" style:family="table-cell">
      <style:table-cell-properties fo:background-color="#ffcc99" fo:padding="0.097cm" fo:border-left="0.05pt solid #000000" fo:border-right="none" fo:border-top="none" fo:border-bottom="0.05pt solid #000000">
        <style:background-image/>
      </style:table-cell-properties>
    </style:style>
    <style:style style:name="Table25.B2" style:family="table-cell">
      <style:table-cell-properties fo:padding="0.097cm" fo:border-left="0.05pt solid #000000" fo:border-right="0.05pt solid #000000"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21.553cm" table:align="left"/>
    </style:style>
    <style:style style:name="Table26.A" style:family="table-column">
      <style:table-column-properties style:column-width="10.793cm"/>
    </style:style>
    <style:style style:name="Table26.B" style:family="table-column">
      <style:table-column-properties style:column-width="10.76cm"/>
    </style:style>
    <style:style style:name="Table26.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6.B1" style:family="table-cell">
      <style:table-cell-properties fo:padding="0.097cm" fo:border="0.05pt solid #000000"/>
    </style:style>
    <style:style style:name="Table26.A2" style:family="table-cell">
      <style:table-cell-properties fo:background-color="#ffcc99" fo:padding="0.097cm" fo:border-left="0.05pt solid #000000" fo:border-right="none" fo:border-top="none" fo:border-bottom="0.05pt solid #000000">
        <style:background-image/>
      </style:table-cell-properties>
    </style:style>
    <style:style style:name="Table26.B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21.553cm" table:align="left"/>
    </style:style>
    <style:style style:name="Table27.A" style:family="table-column">
      <style:table-column-properties style:column-width="10.793cm"/>
    </style:style>
    <style:style style:name="Table27.B" style:family="table-column">
      <style:table-column-properties style:column-width="10.76cm"/>
    </style:style>
    <style:style style:name="Table27.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7.B1" style:family="table-cell">
      <style:table-cell-properties fo:padding="0.097cm" fo:border="0.05pt solid #000000"/>
    </style:style>
    <style:style style:name="Table27.A2" style:family="table-cell">
      <style:table-cell-properties fo:background-color="#ffcc99" fo:padding="0.097cm" fo:border-left="0.05pt solid #000000" fo:border-right="none" fo:border-top="none" fo:border-bottom="0.05pt solid #000000">
        <style:background-image/>
      </style:table-cell-properties>
    </style:style>
    <style:style style:name="Table27.B2" style:family="table-cell">
      <style:table-cell-properties fo:padding="0.097cm" fo:border-left="0.05pt solid #000000" fo:border-right="0.05pt solid #000000"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21.553cm" table:align="left"/>
    </style:style>
    <style:style style:name="Table28.A" style:family="table-column">
      <style:table-column-properties style:column-width="10.793cm"/>
    </style:style>
    <style:style style:name="Table28.B" style:family="table-column">
      <style:table-column-properties style:column-width="10.76cm"/>
    </style:style>
    <style:style style:name="Table28.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8.B1" style:family="table-cell">
      <style:table-cell-properties fo:padding="0.097cm" fo:border="0.05pt solid #000000"/>
    </style:style>
    <style:style style:name="Table28.A2" style:family="table-cell">
      <style:table-cell-properties fo:background-color="#ffcc99" fo:padding="0.097cm" fo:border-left="0.05pt solid #000000" fo:border-right="none" fo:border-top="none" fo:border-bottom="0.05pt solid #000000">
        <style:background-image/>
      </style:table-cell-properties>
    </style:style>
    <style:style style:name="Table28.B2" style:family="table-cell">
      <style:table-cell-properties fo:padding="0.097cm" fo:border-left="0.05pt solid #000000" fo:border-right="0.05pt solid #000000"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9" style:family="table">
      <style:table-properties style:width="21.553cm" table:align="left"/>
    </style:style>
    <style:style style:name="Table29.A" style:family="table-column">
      <style:table-column-properties style:column-width="10.793cm"/>
    </style:style>
    <style:style style:name="Table29.B" style:family="table-column">
      <style:table-column-properties style:column-width="10.76cm"/>
    </style:style>
    <style:style style:name="Table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29.B1" style:family="table-cell">
      <style:table-cell-properties fo:padding="0.097cm" fo:border="0.05pt solid #000000"/>
    </style:style>
    <style:style style:name="Table29.A2" style:family="table-cell">
      <style:table-cell-properties fo:background-color="#ffcc99" fo:padding="0.097cm" fo:border-left="0.05pt solid #000000" fo:border-right="none" fo:border-top="none" fo:border-bottom="0.05pt solid #000000">
        <style:background-image/>
      </style:table-cell-properties>
    </style:style>
    <style:style style:name="Table29.B2" style:family="table-cell">
      <style:table-cell-properties fo:padding="0.097cm" fo:border-left="0.05pt solid #000000" fo:border-right="0.05pt solid #000000"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30" style:family="table">
      <style:table-properties style:width="21.553cm" table:align="left"/>
    </style:style>
    <style:style style:name="Table30.A" style:family="table-column">
      <style:table-column-properties style:column-width="10.793cm"/>
    </style:style>
    <style:style style:name="Table30.B" style:family="table-column">
      <style:table-column-properties style:column-width="10.76cm"/>
    </style:style>
    <style:style style:name="Table30.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30.B1" style:family="table-cell">
      <style:table-cell-properties fo:padding="0.097cm" fo:border="0.05pt solid #000000"/>
    </style:style>
    <style:style style:name="Table30.A2" style:family="table-cell">
      <style:table-cell-properties fo:background-color="#ffcc99" fo:padding="0.097cm" fo:border-left="0.05pt solid #000000" fo:border-right="none" fo:border-top="none" fo:border-bottom="0.05pt solid #000000">
        <style:background-image/>
      </style:table-cell-properties>
    </style:style>
    <style:style style:name="Table30.B2" style:family="table-cell">
      <style:table-cell-properties fo:padding="0.097cm" fo:border-left="0.05pt solid #000000" fo:border-right="0.05pt solid #000000"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1" style:family="table">
      <style:table-properties style:width="21.553cm" table:align="left"/>
    </style:style>
    <style:style style:name="Table31.A" style:family="table-column">
      <style:table-column-properties style:column-width="10.793cm"/>
    </style:style>
    <style:style style:name="Table31.B" style:family="table-column">
      <style:table-column-properties style:column-width="10.76cm"/>
    </style:style>
    <style:style style:name="Table3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31.B1" style:family="table-cell">
      <style:table-cell-properties fo:padding="0.097cm" fo:border="0.05pt solid #000000"/>
    </style:style>
    <style:style style:name="Table31.A2" style:family="table-cell">
      <style:table-cell-properties fo:background-color="#ffcc99" fo:padding="0.097cm" fo:border-left="0.05pt solid #000000" fo:border-right="none" fo:border-top="none" fo:border-bottom="0.05pt solid #000000">
        <style:background-image/>
      </style:table-cell-properties>
    </style:style>
    <style:style style:name="Table31.B2" style:family="table-cell">
      <style:table-cell-properties fo:padding="0.097cm" fo:border-left="0.05pt solid #000000" fo:border-right="0.05pt solid #000000"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4" style:family="table">
      <style:table-properties style:width="16.977cm" fo:margin-left="1.097cm" table:align="left"/>
    </style:style>
    <style:style style:name="Table34.A" style:family="table-column">
      <style:table-column-properties style:column-width="1.588cm"/>
    </style:style>
    <style:style style:name="Table34.B" style:family="table-column">
      <style:table-column-properties style:column-width="12.965cm"/>
    </style:style>
    <style:style style:name="Table34.C" style:family="table-column">
      <style:table-column-properties style:column-width="2.425cm"/>
    </style:style>
    <style:style style:name="Table34.1" style:family="table-row">
      <style:table-row-properties style:min-row-height="0.773cm"/>
    </style:style>
    <style:style style:name="Table34.A1" style:family="table-cell">
      <style:table-cell-properties fo:background-color="#800000" fo:padding="0.097cm" fo:border-left="0.05pt solid #000000" fo:border-right="none" fo:border-top="0.05pt solid #000000" fo:border-bottom="0.05pt solid #000000">
        <style:background-image/>
      </style:table-cell-properties>
    </style:style>
    <style:style style:name="Table34.C1" style:family="table-cell">
      <style:table-cell-properties fo:background-color="#80000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0.05pt solid #000000" fo:border-top="none" fo:border-bottom="0.05pt solid #000000"/>
    </style:style>
    <style:style style:name="Table34.6" style:family="table-row">
      <style:table-row-properties style:min-row-height="0.794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none" fo:border-top="none" fo:border-bottom="0.05pt solid #000000"/>
    </style:style>
    <style:style style:name="Table34.C12" style:family="table-cell">
      <style:table-cell-properties fo:padding="0.097cm" fo:border-left="0.05pt solid #000000" fo:border-right="0.05pt solid #000000" fo:border-top="none" fo:border-bottom="0.05pt solid #000000"/>
    </style:style>
    <style:style style:name="Table34.A13" style:family="table-cell">
      <style:table-cell-properties fo:padding="0.097cm" fo:border-left="0.05pt solid #000000" fo:border-right="none" fo:border-top="none" fo:border-bottom="0.05pt solid #000000"/>
    </style:style>
    <style:style style:name="Table34.B13" style:family="table-cell">
      <style:table-cell-properties fo:padding="0.097cm" fo:border-left="0.05pt solid #000000" fo:border-right="none" fo:border-top="none" fo:border-bottom="0.05pt solid #000000"/>
    </style:style>
    <style:style style:name="Table34.C13" style:family="table-cell">
      <style:table-cell-properties fo:padding="0.097cm" fo:border-left="0.05pt solid #000000" fo:border-right="0.05pt solid #000000" fo:border-top="none" fo:border-bottom="0.05pt solid #000000"/>
    </style:style>
    <style:style style:name="Table34.A14" style:family="table-cell">
      <style:table-cell-properties fo:padding="0.097cm" fo:border-left="0.05pt solid #000000" fo:border-right="none" fo:border-top="none" fo:border-bottom="0.05pt solid #000000"/>
    </style:style>
    <style:style style:name="Table34.B14" style:family="table-cell">
      <style:table-cell-properties fo:padding="0.097cm" fo:border-left="0.05pt solid #000000" fo:border-right="none" fo:border-top="none" fo:border-bottom="0.05pt solid #000000"/>
    </style:style>
    <style:style style:name="Table34.C14" style:family="table-cell">
      <style:table-cell-properties fo:padding="0.097cm" fo:border-left="0.05pt solid #000000" fo:border-right="0.05pt solid #000000" fo:border-top="none" fo:border-bottom="0.05pt solid #000000"/>
    </style:style>
    <style:style style:name="Table34.A15" style:family="table-cell">
      <style:table-cell-properties fo:padding="0.097cm" fo:border-left="0.05pt solid #000000" fo:border-right="none" fo:border-top="none" fo:border-bottom="0.05pt solid #000000"/>
    </style:style>
    <style:style style:name="Table34.B15" style:family="table-cell">
      <style:table-cell-properties fo:padding="0.097cm" fo:border-left="0.05pt solid #000000" fo:border-right="none" fo:border-top="none" fo:border-bottom="0.05pt solid #000000"/>
    </style:style>
    <style:style style:name="Table34.C15" style:family="table-cell">
      <style:table-cell-properties fo:padding="0.097cm" fo:border-left="0.05pt solid #000000" fo:border-right="0.05pt solid #000000" fo:border-top="none" fo:border-bottom="0.05pt solid #000000"/>
    </style:style>
    <style:style style:name="Table34.A16" style:family="table-cell">
      <style:table-cell-properties fo:padding="0.097cm" fo:border-left="0.05pt solid #000000" fo:border-right="none" fo:border-top="none" fo:border-bottom="0.05pt solid #000000"/>
    </style:style>
    <style:style style:name="Table34.B16" style:family="table-cell">
      <style:table-cell-properties fo:padding="0.097cm" fo:border-left="0.05pt solid #000000" fo:border-right="none" fo:border-top="none" fo:border-bottom="0.05pt solid #000000"/>
    </style:style>
    <style:style style:name="Table34.C16" style:family="table-cell">
      <style:table-cell-properties fo:padding="0.097cm" fo:border-left="0.05pt solid #000000" fo:border-right="0.05pt solid #000000" fo:border-top="none" fo:border-bottom="0.05pt solid #000000"/>
    </style:style>
    <style:style style:name="Table34.A17" style:family="table-cell">
      <style:table-cell-properties fo:padding="0.097cm" fo:border-left="0.05pt solid #000000" fo:border-right="none" fo:border-top="none" fo:border-bottom="0.05pt solid #000000"/>
    </style:style>
    <style:style style:name="Table34.B17" style:family="table-cell">
      <style:table-cell-properties fo:padding="0.097cm" fo:border-left="0.05pt solid #000000" fo:border-right="none" fo:border-top="none" fo:border-bottom="0.05pt solid #000000"/>
    </style:style>
    <style:style style:name="Table34.C17" style:family="table-cell">
      <style:table-cell-properties fo:padding="0.097cm" fo:border-left="0.05pt solid #000000" fo:border-right="0.05pt solid #000000" fo:border-top="none" fo:border-bottom="0.05pt solid #000000"/>
    </style:style>
    <style:style style:name="Table34.A18" style:family="table-cell">
      <style:table-cell-properties fo:padding="0.097cm" fo:border-left="0.05pt solid #000000" fo:border-right="none" fo:border-top="none" fo:border-bottom="0.05pt solid #000000"/>
    </style:style>
    <style:style style:name="Table34.B18" style:family="table-cell">
      <style:table-cell-properties fo:padding="0.097cm" fo:border-left="0.05pt solid #000000" fo:border-right="none" fo:border-top="none" fo:border-bottom="0.05pt solid #000000"/>
    </style:style>
    <style:style style:name="Table34.C18" style:family="table-cell">
      <style:table-cell-properties fo:padding="0.097cm" fo:border-left="0.05pt solid #000000" fo:border-right="0.05pt solid #000000" fo:border-top="none" fo:border-bottom="0.05pt solid #000000"/>
    </style:style>
    <style:style style:name="Table34.A19" style:family="table-cell">
      <style:table-cell-properties fo:padding="0.097cm" fo:border-left="0.05pt solid #000000" fo:border-right="none" fo:border-top="none" fo:border-bottom="0.05pt solid #000000"/>
    </style:style>
    <style:style style:name="Table34.B19" style:family="table-cell">
      <style:table-cell-properties fo:padding="0.097cm" fo:border-left="0.05pt solid #000000" fo:border-right="none" fo:border-top="none" fo:border-bottom="0.05pt solid #000000"/>
    </style:style>
    <style:style style:name="Table34.C19" style:family="table-cell">
      <style:table-cell-properties fo:padding="0.097cm" fo:border-left="0.05pt solid #000000" fo:border-right="0.05pt solid #000000" fo:border-top="none" fo:border-bottom="0.05pt solid #000000"/>
    </style:style>
    <style:style style:name="Table34.A20" style:family="table-cell">
      <style:table-cell-properties fo:padding="0.097cm" fo:border-left="0.05pt solid #000000" fo:border-right="none" fo:border-top="none" fo:border-bottom="0.05pt solid #000000"/>
    </style:style>
    <style:style style:name="Table34.B20" style:family="table-cell">
      <style:table-cell-properties fo:padding="0.097cm" fo:border-left="0.05pt solid #000000" fo:border-right="none" fo:border-top="none" fo:border-bottom="0.05pt solid #000000"/>
    </style:style>
    <style:style style:name="Table34.C20" style:family="table-cell">
      <style:table-cell-properties fo:padding="0.097cm" fo:border-left="0.05pt solid #000000" fo:border-right="0.05pt solid #000000" fo:border-top="none" fo:border-bottom="0.05pt solid #000000"/>
    </style:style>
    <style:style style:name="Table34.A21" style:family="table-cell">
      <style:table-cell-properties fo:padding="0.097cm" fo:border-left="0.05pt solid #000000" fo:border-right="none" fo:border-top="none" fo:border-bottom="0.05pt solid #000000"/>
    </style:style>
    <style:style style:name="Table34.B21" style:family="table-cell">
      <style:table-cell-properties fo:padding="0.097cm" fo:border-left="0.05pt solid #000000" fo:border-right="none" fo:border-top="none" fo:border-bottom="0.05pt solid #000000"/>
    </style:style>
    <style:style style:name="Table34.C21" style:family="table-cell">
      <style:table-cell-properties fo:padding="0.097cm" fo:border-left="0.05pt solid #000000" fo:border-right="0.05pt solid #000000" fo:border-top="none" fo:border-bottom="0.05pt solid #000000"/>
    </style:style>
    <style:style style:name="Table34.A22" style:family="table-cell">
      <style:table-cell-properties fo:padding="0.097cm" fo:border-left="0.05pt solid #000000" fo:border-right="none" fo:border-top="none" fo:border-bottom="0.05pt solid #000000"/>
    </style:style>
    <style:style style:name="Table34.B22" style:family="table-cell">
      <style:table-cell-properties fo:padding="0.097cm" fo:border-left="0.05pt solid #000000" fo:border-right="none" fo:border-top="none" fo:border-bottom="0.05pt solid #000000"/>
    </style:style>
    <style:style style:name="Table34.C22" style:family="table-cell">
      <style:table-cell-properties fo:padding="0.097cm" fo:border-left="0.05pt solid #000000" fo:border-right="0.05pt solid #000000" fo:border-top="none" fo:border-bottom="0.05pt solid #000000"/>
    </style:style>
    <style:style style:name="Table34.A23" style:family="table-cell">
      <style:table-cell-properties fo:padding="0.097cm" fo:border-left="0.05pt solid #000000" fo:border-right="none" fo:border-top="none" fo:border-bottom="0.05pt solid #000000"/>
    </style:style>
    <style:style style:name="Table34.B23" style:family="table-cell">
      <style:table-cell-properties fo:padding="0.097cm" fo:border-left="0.05pt solid #000000" fo:border-right="none" fo:border-top="none" fo:border-bottom="0.05pt solid #000000"/>
    </style:style>
    <style:style style:name="Table34.C23" style:family="table-cell">
      <style:table-cell-properties fo:padding="0.097cm" fo:border-left="0.05pt solid #000000" fo:border-right="0.05pt solid #000000" fo:border-top="none" fo:border-bottom="0.05pt solid #000000"/>
    </style:style>
    <style:style style:name="Table34.A24" style:family="table-cell">
      <style:table-cell-properties fo:padding="0.097cm" fo:border-left="0.05pt solid #000000" fo:border-right="none" fo:border-top="none" fo:border-bottom="0.05pt solid #000000"/>
    </style:style>
    <style:style style:name="Table34.B24" style:family="table-cell">
      <style:table-cell-properties fo:padding="0.097cm" fo:border-left="0.05pt solid #000000" fo:border-right="none" fo:border-top="none" fo:border-bottom="0.05pt solid #000000"/>
    </style:style>
    <style:style style:name="Table34.C24" style:family="table-cell">
      <style:table-cell-properties fo:padding="0.097cm" fo:border-left="0.05pt solid #000000" fo:border-right="0.05pt solid #000000" fo:border-top="none" fo:border-bottom="0.05pt solid #000000"/>
    </style:style>
    <style:style style:name="Table34.A25" style:family="table-cell">
      <style:table-cell-properties fo:padding="0.097cm" fo:border-left="0.05pt solid #000000" fo:border-right="none" fo:border-top="none" fo:border-bottom="0.05pt solid #000000"/>
    </style:style>
    <style:style style:name="Table34.B25" style:family="table-cell">
      <style:table-cell-properties fo:padding="0.097cm" fo:border-left="0.05pt solid #000000" fo:border-right="none" fo:border-top="none" fo:border-bottom="0.05pt solid #000000"/>
    </style:style>
    <style:style style:name="Table34.C25" style:family="table-cell">
      <style:table-cell-properties fo:padding="0.097cm" fo:border-left="0.05pt solid #000000" fo:border-right="0.05pt solid #000000" fo:border-top="none" fo:border-bottom="0.05pt solid #000000"/>
    </style:style>
    <style:style style:name="Table34.A26" style:family="table-cell">
      <style:table-cell-properties fo:padding="0.097cm" fo:border-left="0.05pt solid #000000" fo:border-right="none" fo:border-top="none" fo:border-bottom="0.05pt solid #000000"/>
    </style:style>
    <style:style style:name="Table34.B26" style:family="table-cell">
      <style:table-cell-properties fo:padding="0.097cm" fo:border-left="0.05pt solid #000000" fo:border-right="none" fo:border-top="none" fo:border-bottom="0.05pt solid #000000"/>
    </style:style>
    <style:style style:name="Table34.C26" style:family="table-cell">
      <style:table-cell-properties fo:padding="0.097cm" fo:border-left="0.05pt solid #000000" fo:border-right="0.05pt solid #000000" fo:border-top="none" fo:border-bottom="0.05pt solid #000000"/>
    </style:style>
    <style:style style:name="Table34.A27" style:family="table-cell">
      <style:table-cell-properties fo:padding="0.097cm" fo:border-left="0.05pt solid #000000" fo:border-right="none" fo:border-top="none" fo:border-bottom="0.05pt solid #000000"/>
    </style:style>
    <style:style style:name="Table34.B27" style:family="table-cell">
      <style:table-cell-properties fo:padding="0.097cm" fo:border-left="0.05pt solid #000000" fo:border-right="none" fo:border-top="none" fo:border-bottom="0.05pt solid #000000"/>
    </style:style>
    <style:style style:name="Table34.C27" style:family="table-cell">
      <style:table-cell-properties fo:padding="0.097cm" fo:border-left="0.05pt solid #000000" fo:border-right="0.05pt solid #000000" fo:border-top="none" fo:border-bottom="0.05pt solid #000000"/>
    </style:style>
    <style:style style:name="Table34.A28" style:family="table-cell">
      <style:table-cell-properties fo:padding="0.097cm" fo:border-left="0.05pt solid #000000" fo:border-right="none" fo:border-top="none" fo:border-bottom="0.05pt solid #000000"/>
    </style:style>
    <style:style style:name="Table34.B28" style:family="table-cell">
      <style:table-cell-properties fo:padding="0.097cm" fo:border-left="0.05pt solid #000000" fo:border-right="none" fo:border-top="none" fo:border-bottom="0.05pt solid #000000"/>
    </style:style>
    <style:style style:name="Table34.C28" style:family="table-cell">
      <style:table-cell-properties fo:padding="0.097cm" fo:border-left="0.05pt solid #000000" fo:border-right="0.05pt solid #000000" fo:border-top="none" fo:border-bottom="0.05pt solid #000000"/>
    </style:style>
    <style:style style:name="Table34.A29" style:family="table-cell">
      <style:table-cell-properties fo:padding="0.097cm" fo:border-left="0.05pt solid #000000" fo:border-right="none" fo:border-top="none" fo:border-bottom="0.05pt solid #000000"/>
    </style:style>
    <style:style style:name="Table34.B29" style:family="table-cell">
      <style:table-cell-properties fo:padding="0.097cm" fo:border-left="0.05pt solid #000000" fo:border-right="none" fo:border-top="none" fo:border-bottom="0.05pt solid #000000"/>
    </style:style>
    <style:style style:name="Table34.C29" style:family="table-cell">
      <style:table-cell-properties fo:padding="0.097cm" fo:border-left="0.05pt solid #000000" fo:border-right="0.05pt solid #000000" fo:border-top="none" fo:border-bottom="0.05pt solid #000000"/>
    </style:style>
    <style:style style:name="Table34.A30" style:family="table-cell">
      <style:table-cell-properties fo:padding="0.097cm" fo:border-left="0.05pt solid #000000" fo:border-right="none" fo:border-top="none" fo:border-bottom="0.05pt solid #000000"/>
    </style:style>
    <style:style style:name="Table34.B30" style:family="table-cell">
      <style:table-cell-properties fo:padding="0.097cm" fo:border-left="0.05pt solid #000000" fo:border-right="none" fo:border-top="none" fo:border-bottom="0.05pt solid #000000"/>
    </style:style>
    <style:style style:name="Table34.C30" style:family="table-cell">
      <style:table-cell-properties fo:padding="0.097cm" fo:border-left="0.05pt solid #000000" fo:border-right="0.05pt solid #000000" fo:border-top="none" fo:border-bottom="0.05pt solid #000000"/>
    </style:style>
    <style:style style:name="Table34.A31" style:family="table-cell">
      <style:table-cell-properties fo:padding="0.097cm" fo:border-left="0.05pt solid #000000" fo:border-right="none" fo:border-top="none" fo:border-bottom="0.05pt solid #000000"/>
    </style:style>
    <style:style style:name="Table34.B31" style:family="table-cell">
      <style:table-cell-properties fo:padding="0.097cm" fo:border-left="0.05pt solid #000000" fo:border-right="none" fo:border-top="none" fo:border-bottom="0.05pt solid #000000"/>
    </style:style>
    <style:style style:name="Table34.C31" style:family="table-cell">
      <style:table-cell-properties fo:padding="0.097cm" fo:border-left="0.05pt solid #000000" fo:border-right="0.05pt solid #000000" fo:border-top="none" fo:border-bottom="0.05pt solid #000000"/>
    </style:style>
    <style:style style:name="Table34.A32" style:family="table-cell">
      <style:table-cell-properties fo:padding="0.097cm" fo:border-left="0.05pt solid #000000" fo:border-right="none" fo:border-top="none" fo:border-bottom="0.05pt solid #000000"/>
    </style:style>
    <style:style style:name="Table34.B32" style:family="table-cell">
      <style:table-cell-properties fo:padding="0.097cm" fo:border-left="0.05pt solid #000000" fo:border-right="none" fo:border-top="none" fo:border-bottom="0.05pt solid #000000"/>
    </style:style>
    <style:style style:name="Table34.C32" style:family="table-cell">
      <style:table-cell-properties fo:padding="0.097cm" fo:border-left="0.05pt solid #000000" fo:border-right="0.05pt solid #000000" fo:border-top="none" fo:border-bottom="0.05pt solid #000000"/>
    </style:style>
    <style:style style:name="Table34.A33" style:family="table-cell">
      <style:table-cell-properties fo:padding="0.097cm" fo:border-left="0.05pt solid #000000" fo:border-right="none" fo:border-top="none" fo:border-bottom="0.05pt solid #000000"/>
    </style:style>
    <style:style style:name="Table34.B33" style:family="table-cell">
      <style:table-cell-properties fo:padding="0.097cm" fo:border-left="0.05pt solid #000000" fo:border-right="none" fo:border-top="none" fo:border-bottom="0.05pt solid #000000"/>
    </style:style>
    <style:style style:name="Table34.C33" style:family="table-cell">
      <style:table-cell-properties fo:padding="0.097cm" fo:border-left="0.05pt solid #000000" fo:border-right="0.05pt solid #000000" fo:border-top="none" fo:border-bottom="0.05pt solid #000000"/>
    </style:style>
    <style:style style:name="Table34.A34" style:family="table-cell">
      <style:table-cell-properties fo:padding="0.097cm" fo:border-left="0.05pt solid #000000" fo:border-right="none" fo:border-top="none" fo:border-bottom="0.05pt solid #000000"/>
    </style:style>
    <style:style style:name="Table34.B34" style:family="table-cell">
      <style:table-cell-properties fo:padding="0.097cm" fo:border-left="0.05pt solid #000000" fo:border-right="none" fo:border-top="none" fo:border-bottom="0.05pt solid #000000"/>
    </style:style>
    <style:style style:name="Table34.C34" style:family="table-cell">
      <style:table-cell-properties fo:padding="0.097cm" fo:border-left="0.05pt solid #000000" fo:border-right="0.05pt solid #000000" fo:border-top="none" fo:border-bottom="0.05pt solid #000000"/>
    </style:style>
    <style:style style:name="Table35" style:family="table">
      <style:table-properties style:width="23.94cm" table:align="margins"/>
    </style:style>
    <style:style style:name="Table35.A" style:family="table-column">
      <style:table-column-properties style:column-width="11.97cm" style:rel-column-width="32767*"/>
    </style:style>
    <style:style style:name="Table35.B" style:family="table-column">
      <style:table-column-properties style:column-width="11.97cm" style:rel-column-width="32768*"/>
    </style:style>
    <style:style style:name="Table3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35.B1" style:family="table-cell">
      <style:table-cell-properties fo:padding="0.097cm" fo:border="0.05pt solid #000000"/>
    </style:style>
    <style:style style:name="Table35.A2" style:family="table-cell">
      <style:table-cell-properties fo:background-color="#ffcc99" fo:padding="0.097cm" fo:border-left="0.05pt solid #000000" fo:border-right="none" fo:border-top="none" fo:border-bottom="0.05pt solid #000000">
        <style:background-image/>
      </style:table-cell-properties>
    </style:style>
    <style:style style:name="Table35.B2" style:family="table-cell">
      <style:table-cell-properties fo:padding="0.097cm" fo:border-left="0.05pt solid #000000" fo:border-right="0.05pt solid #000000"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6" style:family="table">
      <style:table-properties style:width="23.94cm" table:align="margins"/>
    </style:style>
    <style:style style:name="Table36.A" style:family="table-column">
      <style:table-column-properties style:column-width="11.97cm" style:rel-column-width="32767*"/>
    </style:style>
    <style:style style:name="Table36.B" style:family="table-column">
      <style:table-column-properties style:column-width="11.97cm" style:rel-column-width="32768*"/>
    </style:style>
    <style:style style:name="Table36.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36.B1" style:family="table-cell">
      <style:table-cell-properties fo:padding="0.097cm" fo:border="0.05pt solid #000000"/>
    </style:style>
    <style:style style:name="Table36.A2" style:family="table-cell">
      <style:table-cell-properties fo:background-color="#ffcc99" fo:padding="0.097cm" fo:border-left="0.05pt solid #000000" fo:border-right="none" fo:border-top="none" fo:border-bottom="0.05pt solid #000000">
        <style:background-image/>
      </style:table-cell-properties>
    </style:style>
    <style:style style:name="Table36.B2" style:family="table-cell">
      <style:table-cell-properties fo:padding="0.097cm" fo:border-left="0.05pt solid #000000" fo:border-right="0.05pt solid #000000" fo:border-top="none" fo:border-bottom="0.05pt solid #000000"/>
    </style:style>
    <style:style style:name="Table36.B3" style:family="table-cell">
      <style:table-cell-properties fo:padding="0.097cm" fo:border-left="0.05pt solid #000000" fo:border-right="0.05pt solid #000000" fo:border-top="none" fo:border-bottom="0.05pt solid #000000"/>
    </style:style>
    <style:style style:name="Table37" style:family="table">
      <style:table-properties style:width="23.94cm" table:align="margins"/>
    </style:style>
    <style:style style:name="Table37.A" style:family="table-column">
      <style:table-column-properties style:column-width="11.97cm" style:rel-column-width="32767*"/>
    </style:style>
    <style:style style:name="Table37.B" style:family="table-column">
      <style:table-column-properties style:column-width="11.97cm" style:rel-column-width="32768*"/>
    </style:style>
    <style:style style:name="Table37.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37.B1" style:family="table-cell">
      <style:table-cell-properties fo:padding="0.097cm" fo:border="0.05pt solid #000000"/>
    </style:style>
    <style:style style:name="Table37.A2" style:family="table-cell">
      <style:table-cell-properties fo:background-color="#ffcc99" fo:padding="0.097cm" fo:border-left="0.05pt solid #000000" fo:border-right="none" fo:border-top="none" fo:border-bottom="0.05pt solid #000000">
        <style:background-image/>
      </style:table-cell-properties>
    </style:style>
    <style:style style:name="Table37.B2" style:family="table-cell">
      <style:table-cell-properties fo:padding="0.097cm" fo:border-left="0.05pt solid #000000" fo:border-right="0.05pt solid #000000"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8" style:family="table">
      <style:table-properties style:width="23.94cm" table:align="margins"/>
    </style:style>
    <style:style style:name="Table38.A" style:family="table-column">
      <style:table-column-properties style:column-width="11.97cm" style:rel-column-width="32767*"/>
    </style:style>
    <style:style style:name="Table38.B" style:family="table-column">
      <style:table-column-properties style:column-width="11.97cm" style:rel-column-width="32768*"/>
    </style:style>
    <style:style style:name="Table38.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38.B1" style:family="table-cell">
      <style:table-cell-properties fo:padding="0.097cm" fo:border="0.05pt solid #000000"/>
    </style:style>
    <style:style style:name="Table38.A2" style:family="table-cell">
      <style:table-cell-properties fo:background-color="#ffcc99" fo:padding="0.097cm" fo:border-left="0.05pt solid #000000" fo:border-right="none" fo:border-top="none" fo:border-bottom="0.05pt solid #000000">
        <style:background-image/>
      </style:table-cell-properties>
    </style:style>
    <style:style style:name="Table38.B2" style:family="table-cell">
      <style:table-cell-properties fo:padding="0.097cm" fo:border-left="0.05pt solid #000000" fo:border-right="0.05pt solid #000000"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9" style:family="table">
      <style:table-properties style:width="21.553cm" table:align="left"/>
    </style:style>
    <style:style style:name="Table39.A" style:family="table-column">
      <style:table-column-properties style:column-width="10.793cm"/>
    </style:style>
    <style:style style:name="Table39.B" style:family="table-column">
      <style:table-column-properties style:column-width="10.76cm"/>
    </style:style>
    <style:style style:name="Table3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39.B1" style:family="table-cell">
      <style:table-cell-properties fo:padding="0.097cm" fo:border="0.05pt solid #000000"/>
    </style:style>
    <style:style style:name="Table39.A2" style:family="table-cell">
      <style:table-cell-properties fo:background-color="#ffcc99" fo:padding="0.097cm" fo:border-left="0.05pt solid #000000" fo:border-right="none" fo:border-top="none" fo:border-bottom="0.05pt solid #000000">
        <style:background-image/>
      </style:table-cell-properties>
    </style:style>
    <style:style style:name="Table39.B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1.984cm" fo:text-indent="0cm" style:auto-text-indent="false">
        <style:tab-stops>
          <style:tab-stop style:position="18.997cm"/>
        </style:tab-stops>
      </style:paragraph-properties>
    </style:style>
    <style:style style:name="P2" style:family="paragraph" style:parent-style-name="Standard">
      <style:text-properties style:font-name="Liberation Serif"/>
    </style:style>
    <style:style style:name="P3" style:family="paragraph" style:parent-style-name="Standard">
      <style:paragraph-properties fo:text-align="center" style:justify-single-word="false"/>
      <style:text-properties style:font-name="Liberation Serif" fo:font-size="28pt" fo:font-weight="bold" style:font-size-asian="28pt" style:font-weight-asian="bold" style:font-name-complex="Verdana" style:font-size-complex="28pt"/>
    </style:style>
    <style:style style:name="P4" style:family="paragraph" style:parent-style-name="Standard">
      <style:text-properties style:font-name="Liberation Serif" style:font-name-complex="Verdana"/>
    </style:style>
    <style:style style:name="P5" style:family="paragraph" style:parent-style-name="Standard">
      <style:paragraph-properties style:snap-to-layout-grid="false"/>
      <style:text-properties style:font-name="Liberation Serif"/>
    </style:style>
    <style:style style:name="P6" style:family="paragraph" style:parent-style-name="Standard">
      <style:paragraph-properties style:snap-to-layout-grid="false"/>
      <style:text-properties style:font-name="Liberation Serif" fo:font-size="8pt" style:text-underline-style="solid" style:text-underline-width="auto" style:text-underline-color="font-color" fo:font-weight="bold" style:font-size-asian="8pt" style:font-weight-asian="bold" style:font-name-complex="Verdana" style:font-size-complex="8pt"/>
    </style:style>
    <style:style style:name="P7" style:family="paragraph" style:parent-style-name="Standard">
      <style:text-properties style:font-name="Liberation Serif" fo:font-size="18pt" fo:font-weight="bold" style:font-size-asian="15.75pt" style:font-weight-asian="bold" style:font-name-complex="Verdana" style:font-size-complex="18pt"/>
    </style:style>
    <style:style style:name="P8" style:family="paragraph" style:parent-style-name="Standard">
      <style:paragraph-properties fo:text-align="justify" style:justify-single-word="false"/>
      <style:text-properties style:font-name="Liberation Serif" fo:font-size="14pt" style:font-size-asian="14pt" style:font-name-complex="Verdana" style:font-size-complex="14pt"/>
    </style:style>
    <style:style style:name="P9" style:family="paragraph" style:parent-style-name="Standard">
      <style:paragraph-properties fo:text-align="justify" style:justify-single-word="false"/>
      <style:text-properties style:font-name="Liberation Serif" fo:font-size="14pt" fo:font-weight="bold" style:font-size-asian="14pt" style:font-weight-asian="bold" style:font-name-complex="Verdana" style:font-size-complex="14pt"/>
    </style:style>
    <style:style style:name="P10" style:family="paragraph" style:parent-style-name="Standard">
      <style:paragraph-properties fo:text-align="justify" style:justify-single-word="false"/>
      <style:text-properties style:font-name="Liberation Serif" fo:font-size="16pt" fo:font-weight="bold" style:font-size-asian="16pt" style:font-weight-asian="bold" style:font-name-complex="Verdana" style:font-size-complex="16pt"/>
    </style:style>
    <style:style style:name="P11" style:family="paragraph" style:parent-style-name="Standard">
      <style:paragraph-properties style:snap-to-layout-grid="false"/>
      <style:text-properties fo:font-variant="small-caps" style:font-name="Liberation Serif" fo:font-weight="bold" style:font-weight-asian="bold" style:font-name-complex="Verdana"/>
    </style:style>
    <style:style style:name="P12" style:family="paragraph" style:parent-style-name="Standard">
      <style:paragraph-properties fo:line-height="150%"/>
      <style:text-properties fo:color="#000000" style:font-name="Liberation Serif" fo:font-size="14pt" fo:font-weight="normal" style:font-name-asian="Verdana" style:font-size-asian="14pt" style:font-weight-asian="normal" style:font-name-complex="Verdana" style:font-size-complex="14pt" style:font-weight-complex="normal"/>
    </style:style>
    <style:style style:name="P13" style:family="paragraph" style:parent-style-name="Standard">
      <style:paragraph-properties fo:text-align="justify" style:justify-single-word="false"/>
      <style:text-properties fo:color="#000000" style:font-name="Liberation Serif" fo:font-size="14pt" style:font-size-asian="14pt" style:font-name-complex="Verdana" style:font-size-complex="14pt"/>
    </style:style>
    <style:style style:name="P14" style:family="paragraph" style:parent-style-name="Standard">
      <style:text-properties fo:color="#000000" style:font-name="Liberation Serif" fo:font-size="14pt" style:font-size-asian="14pt" style:font-size-complex="14pt"/>
    </style:style>
    <style:style style:name="P15" style:family="paragraph" style:parent-style-name="Standard">
      <style:paragraph-properties fo:line-height="150%"/>
      <style:text-properties fo:color="#000000" style:font-name="Liberation Serif" fo:font-size="13pt" style:font-size-asian="13pt" style:font-name-complex="Verdana" style:font-size-complex="13pt"/>
    </style:style>
    <style:style style:name="P16" style:family="paragraph" style:parent-style-name="Standard">
      <style:text-properties fo:color="#000000" fo:font-size="14pt" fo:font-weight="bold" style:font-size-asian="14pt" style:font-weight-asian="bold" style:font-size-complex="14pt" style:font-weight-complex="bold"/>
    </style:style>
    <style:style style:name="P17" style:family="paragraph" style:parent-style-name="Standard">
      <style:text-properties fo:color="#000000" fo:font-size="14pt" style:font-size-asian="14pt" style:font-size-complex="14pt"/>
    </style:style>
    <style:style style:name="P18" style:family="paragraph" style:parent-style-name="Standard">
      <style:paragraph-properties fo:margin-left="0.353cm" fo:margin-right="0cm" fo:line-height="150%" fo:text-indent="0cm" style:auto-text-indent="false"/>
      <style:text-properties fo:color="#000000" style:font-name="Liberation Serif" fo:font-size="14pt" style:font-size-asian="14pt" style:font-name-complex="Verdana" style:font-size-complex="14pt"/>
    </style:style>
    <style:style style:name="P19" style:family="paragraph" style:parent-style-name="Standard">
      <style:paragraph-properties fo:margin-left="0.353cm" fo:margin-right="0cm" fo:line-height="150%" fo:text-indent="0cm" style:auto-text-indent="false"/>
      <style:text-properties fo:color="#000000" style:font-name="Liberation Serif" fo:font-size="14pt"/>
    </style:style>
    <style:style style:name="P20" style:family="paragraph" style:parent-style-name="Standard">
      <style:paragraph-properties fo:margin-left="0.353cm" fo:margin-right="0cm" fo:line-height="150%" fo:text-indent="0cm" style:auto-text-indent="false"/>
      <style:text-properties fo:color="#000000" style:font-name="Liberation Serif" fo:font-size="14pt" fo:font-weight="normal" style:font-name-asian="Verdana" style:font-size-asian="14pt" style:font-weight-asian="normal" style:font-name-complex="Verdana" style:font-size-complex="14pt" style:font-weight-complex="normal"/>
    </style:style>
    <style:style style:name="P21" style:family="paragraph" style:parent-style-name="Standard">
      <style:paragraph-properties fo:margin-left="0.353cm" fo:margin-right="0cm" fo:line-height="150%" fo:text-indent="0cm" style:auto-text-indent="false"/>
      <style:text-properties fo:color="#000000" style:font-name="Liberation Serif" fo:font-size="14pt" fo:font-weight="bold" style:font-size-asian="14pt" style:font-weight-asian="bold" style:font-name-complex="Verdana" style:font-size-complex="14pt" style:font-weight-complex="bold"/>
    </style:style>
    <style:style style:name="P22" style:family="paragraph" style:parent-style-name="Standard">
      <style:paragraph-properties fo:margin-left="0.353cm" fo:margin-right="0cm" fo:line-height="150%" fo:text-indent="0cm" style:auto-text-indent="false"/>
      <style:text-properties fo:color="#000000" style:font-name="Liberation Serif" fo:font-size="13pt" style:font-size-asian="13pt" style:font-name-complex="Verdana" style:font-size-complex="13pt"/>
    </style:style>
    <style:style style:name="P23" style:family="paragraph" style:parent-style-name="Standard">
      <style:paragraph-properties fo:margin-left="0.353cm" fo:margin-right="0cm" fo:line-height="150%" fo:text-indent="0cm" style:auto-text-indent="false"/>
      <style:text-properties fo:color="#000000" style:font-name="Liberation Serif" fo:font-size="13pt" fo:font-weight="bold" style:font-name-asian="Verdana" style:font-size-asian="13pt" style:font-weight-asian="bold" style:font-name-complex="Verdana" style:font-size-complex="13pt"/>
    </style:style>
    <style:style style:name="P24" style:family="paragraph" style:parent-style-name="Standard">
      <style:paragraph-properties fo:margin-left="0.353cm" fo:margin-right="0cm" fo:line-height="150%" fo:text-indent="0cm" style:auto-text-indent="false"/>
      <style:text-properties fo:color="#000000" style:font-name="Liberation Serif" fo:font-size="13pt" fo:font-weight="normal" style:font-name-asian="Verdana" style:font-size-asian="13pt" style:font-weight-asian="normal" style:font-name-complex="Verdana" style:font-size-complex="13pt" style:font-weight-complex="normal"/>
    </style:style>
    <style:style style:name="P25" style:family="paragraph" style:parent-style-name="Standard">
      <style:paragraph-properties fo:margin-left="0.353cm" fo:margin-right="0cm" fo:line-height="150%" fo:text-indent="0cm" style:auto-text-indent="false"/>
      <style:text-properties style:font-name="Liberation Serif"/>
    </style:style>
    <style:style style:name="P26" style:family="paragraph" style:parent-style-name="Standard">
      <style:paragraph-properties fo:margin-left="0.353cm" fo:margin-right="0cm" fo:line-height="150%" fo:text-indent="0cm" style:auto-text-indent="false"/>
      <style:text-properties style:font-name="Liberation Serif" fo:font-size="14pt" style:font-size-asian="14pt" style:font-size-complex="14pt"/>
    </style:style>
    <style:style style:name="P27" style:family="paragraph" style:parent-style-name="Standard">
      <style:paragraph-properties fo:margin-left="0.353cm" fo:margin-right="0cm" fo:line-height="150%" fo:text-indent="0cm" style:auto-text-indent="false"/>
      <style:text-properties style:font-name="Liberation Serif" fo:font-size="13pt" style:font-size-asian="13pt" style:font-size-complex="13pt"/>
    </style:style>
    <style:style style:name="P28" style:family="paragraph" style:parent-style-name="Standard">
      <style:paragraph-properties fo:margin-left="0.353cm" fo:margin-right="0cm" fo:line-height="150%" fo:text-indent="0cm" style:auto-text-indent="false"/>
      <style:text-properties fo:color="#000080" style:font-name="Liberation Serif" fo:font-size="15pt" fo:font-style="italic" style:text-underline-style="solid" style:text-underline-width="auto" style:text-underline-color="font-color" fo:font-weight="bold" style:font-size-asian="15pt" style:font-style-asian="italic" style:font-weight-asian="bold" style:font-name-complex="Verdana" style:font-size-complex="15pt" style:font-style-complex="italic" style:font-weight-complex="bold"/>
    </style:style>
    <style:style style:name="P29" style:family="paragraph" style:parent-style-name="Standard">
      <style:paragraph-properties fo:margin-left="0.353cm" fo:margin-right="0cm" fo:line-height="150%" fo:text-indent="0cm" style:auto-text-indent="false"/>
      <style:text-properties fo:color="#0000ff" style:font-name="Liberation Serif"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30" style:family="paragraph" style:parent-style-name="Standard">
      <style:paragraph-properties fo:margin-left="0.353cm" fo:margin-right="0cm" fo:line-height="150%" fo:text-indent="0cm" style:auto-text-indent="false"/>
      <style:text-properties fo:color="#0000ff" style:font-name="Liberation Serif" fo:font-size="15pt" fo:font-style="italic" style:text-underline-style="solid" style:text-underline-width="auto" style:text-underline-color="font-color" fo:font-weight="bold" style:font-size-asian="15pt" style:font-style-asian="italic" style:font-weight-asian="bold" style:font-name-complex="Verdana" style:font-size-complex="15pt" style:font-style-complex="italic" style:font-weight-complex="bold"/>
    </style:style>
    <style:style style:name="P31" style:family="paragraph" style:parent-style-name="Standard">
      <style:paragraph-properties fo:margin-left="0.353cm" fo:margin-right="0cm" fo:line-height="150%" fo:text-indent="0cm" style:auto-text-indent="false"/>
      <style:text-properties fo:color="#0000ff" style:font-name="Liberation Serif"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2" style:family="paragraph" style:parent-style-name="Standard">
      <style:paragraph-properties fo:margin-left="0.353cm" fo:margin-right="0cm" fo:line-height="150%" fo:text-indent="0cm" style:auto-text-indent="false"/>
      <style:text-properties fo:color="#0000ff" style:font-name="Liberation Serif"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33" style:family="paragraph" style:parent-style-name="Standard">
      <style:paragraph-properties fo:margin-left="0.353cm" fo:margin-right="0cm" fo:line-height="150%" fo:text-indent="0cm" style:auto-text-indent="false"/>
      <style:text-properties fo:color="#0000ff" style:font-name="Liberation Serif" fo:font-size="14pt" fo:font-style="italic" style:text-underline-style="solid" style:text-underline-width="auto" style:text-underline-color="font-color" fo:font-weight="bold" style:font-size-asian="14pt" style:font-style-asian="italic" style:font-weight-asian="bold" style:font-name-complex="Verdana" style:font-size-complex="14pt" style:font-style-complex="italic" style:font-weight-complex="bold"/>
    </style:style>
    <style:style style:name="P34" style:family="paragraph" style:parent-style-name="Standard">
      <style:paragraph-properties fo:margin-left="0.353cm" fo:margin-right="0cm" fo:line-height="150%" fo:text-align="end" style:justify-single-word="false" fo:text-indent="0cm" style:auto-text-indent="false" fo:background-color="transparent">
        <style:background-image/>
      </style:paragraph-properties>
      <style:text-properties fo:color="#000000" style:font-name="Liberation Serif" fo:font-size="14pt" fo:font-weight="bold" style:font-size-asian="14pt" style:font-weight-asian="bold" style:font-name-complex="Verdana" style:font-size-complex="14pt" style:font-weight-complex="bold"/>
    </style:style>
    <style:style style:name="P35" style:family="paragraph" style:parent-style-name="Standard">
      <style:paragraph-properties fo:margin-left="0.353cm" fo:margin-right="0cm" fo:line-height="150%" fo:text-align="end" style:justify-single-word="false" fo:text-indent="0cm" style:auto-text-indent="false" fo:background-color="transparent">
        <style:background-image/>
      </style:paragraph-properties>
      <style:text-properties fo:color="#000000" style:font-name="Liberation Serif" fo:font-size="14pt" fo:font-style="normal" fo:font-weight="bold" style:font-size-asian="14pt" style:font-style-asian="normal" style:font-weight-asian="bold" style:font-name-complex="Verdana" style:font-size-complex="14pt" style:font-style-complex="normal" style:font-weight-complex="bold"/>
    </style:style>
    <style:style style:name="P36" style:family="paragraph" style:parent-style-name="Standard">
      <style:paragraph-properties fo:margin-left="0.353cm" fo:margin-right="0cm" fo:line-height="150%" fo:text-align="end" style:justify-single-word="false" fo:text-indent="0cm" style:auto-text-indent="false" fo:background-color="transparent">
        <style:background-image/>
      </style:paragraph-properties>
      <style:text-properties fo:color="#000000" style:font-name="Liberation Serif" fo:font-size="15pt" fo:font-style="normal" fo:font-weight="bold" style:font-size-asian="15pt" style:font-style-asian="normal" style:font-weight-asian="bold" style:font-name-complex="Verdana" style:font-size-complex="15pt" style:font-style-complex="normal" style:font-weight-complex="bold"/>
    </style:style>
    <style:style style:name="P37" style:family="paragraph" style:parent-style-name="Standard">
      <style:paragraph-properties fo:margin-left="-0.032cm" fo:margin-right="0cm" fo:margin-top="0.212cm" fo:margin-bottom="0cm" fo:text-indent="0.032cm" style:auto-text-indent="false" style:snap-to-layout-grid="false"/>
      <style:text-properties style:font-name="Liberation Serif" fo:font-size="8pt" style:text-underline-style="solid" style:text-underline-width="auto" style:text-underline-color="font-color" fo:font-weight="bold" style:font-size-asian="8pt" style:font-weight-asian="bold" style:font-name-complex="Verdana" style:font-size-complex="8pt"/>
    </style:style>
    <style:style style:name="P38" style:family="paragraph" style:parent-style-name="Standard">
      <style:paragraph-properties fo:margin-top="0.212cm" fo:margin-bottom="0.212cm" style:snap-to-layout-grid="false"/>
      <style:text-properties style:font-name="Liberation Serif" fo:font-size="8pt" fo:font-weight="bold" style:font-size-asian="8pt" style:font-weight-asian="bold" style:font-name-complex="Verdana" style:font-weight-complex="bold"/>
    </style:style>
    <style:style style:name="P39" style:family="paragraph" style:parent-style-name="Standard">
      <style:paragraph-properties fo:margin-top="0.212cm" fo:margin-bottom="0.212cm" style:snap-to-layout-grid="false"/>
      <style:text-properties style:font-name="Liberation Serif"/>
    </style:style>
    <style:style style:name="P40" style:family="paragraph" style:parent-style-name="Table_20_Contents">
      <style:text-properties style:font-name="Liberation Serif"/>
    </style:style>
    <style:style style:name="P41" style:family="paragraph" style:parent-style-name="Table_20_Contents">
      <style:paragraph-properties fo:text-align="center" style:justify-single-word="false"/>
      <style:text-properties style:font-name="Liberation Serif"/>
    </style:style>
    <style:style style:name="P42" style:family="paragraph" style:parent-style-name="Table_20_Contents">
      <style:text-properties style:font-name="Liberation Serif" fo:background-color="transparent"/>
    </style:style>
    <style:style style:name="P43" style:family="paragraph" style:parent-style-name="Table_20_Contents">
      <style:paragraph-properties fo:text-align="end" style:justify-single-word="false"/>
      <style:text-properties style:font-name="Liberation Serif" fo:font-size="14pt" style:font-size-asian="14pt" style:font-name-complex="Verdana" style:font-size-complex="14pt"/>
    </style:style>
    <style:style style:name="P44" style:family="paragraph" style:parent-style-name="Table_20_Contents">
      <style:paragraph-properties fo:text-align="end" style:justify-single-word="false"/>
      <style:text-properties fo:color="#000000" style:font-name="Liberation Serif" fo:font-size="14pt" fo:font-weight="bold" style:font-size-asian="14pt" style:font-weight-asian="bold" style:font-name-complex="Verdana" style:font-size-complex="14pt" style:font-weight-complex="bold"/>
    </style:style>
    <style:style style:name="P45" style:family="paragraph" style:parent-style-name="Table_20_Contents">
      <style:paragraph-properties fo:text-align="end" style:justify-single-word="false"/>
      <style:text-properties fo:color="#000000" style:font-name="Liberation Serif" fo:font-size="14pt" style:font-size-asian="14pt" style:font-name-complex="Verdana" style:font-size-complex="14pt"/>
    </style:style>
    <style:style style:name="P46" style:family="paragraph" style:parent-style-name="Standard">
      <style:paragraph-properties fo:margin-left="0cm" fo:margin-right="0cm" fo:line-height="150%" fo:text-indent="0cm" style:auto-text-indent="false"/>
      <style:text-properties fo:color="#000000" style:font-name="Liberation Serif" fo:font-size="14pt" fo:font-weight="normal" style:font-name-asian="Verdana" style:font-size-asian="14pt" style:font-weight-asian="normal" style:font-name-complex="Verdana" style:font-size-complex="14pt" style:font-weight-complex="normal"/>
    </style:style>
    <style:style style:name="P47" style:family="paragraph" style:parent-style-name="Standard">
      <style:paragraph-properties fo:margin-left="0cm" fo:margin-right="0cm" fo:line-height="150%" fo:text-indent="0cm" style:auto-text-indent="false"/>
      <style:text-properties fo:color="#000000" style:font-name="Liberation Serif" fo:font-size="14pt" style:font-size-asian="14pt" style:font-name-complex="Verdana" style:font-size-complex="14pt"/>
    </style:style>
    <style:style style:name="P48" style:family="paragraph" style:parent-style-name="Standard">
      <style:paragraph-properties fo:margin-left="0cm" fo:margin-right="0cm" fo:line-height="150%" fo:text-align="end" style:justify-single-word="false" fo:text-indent="0cm" style:auto-text-indent="false"/>
      <style:text-properties fo:color="#000000" style:font-name="Liberation Serif" fo:font-size="14pt" fo:font-weight="bold" style:font-size-asian="14pt" style:font-weight-asian="bold" style:font-name-complex="Verdana" style:font-size-complex="14pt" style:font-weight-complex="bold"/>
    </style:style>
    <style:style style:name="P49" style:family="paragraph" style:parent-style-name="Standard">
      <style:paragraph-properties fo:margin-left="0cm" fo:margin-right="0cm" fo:line-height="150%" fo:text-indent="0cm" style:auto-text-indent="false"/>
      <style:text-properties fo:color="#000000" style:font-name="Liberation Serif" fo:font-size="13pt" style:font-size-asian="13pt" style:font-name-complex="Verdana" style:font-size-complex="13pt"/>
    </style:style>
    <style:style style:name="P50" style:family="paragraph" style:parent-style-name="Standard">
      <style:paragraph-properties fo:margin-left="0cm" fo:margin-right="0cm" fo:line-height="150%" fo:text-indent="0cm" style:auto-text-indent="false"/>
      <style:text-properties fo:color="#000000" style:font-name="Liberation Serif" fo:font-size="13pt" fo:font-weight="normal" style:font-name-asian="Verdana" style:font-size-asian="13pt" style:font-weight-asian="normal" style:font-name-complex="Verdana" style:font-size-complex="13pt" style:font-weight-complex="normal"/>
    </style:style>
    <style:style style:name="P51" style:family="paragraph" style:parent-style-name="Standard">
      <style:paragraph-properties fo:margin-left="0cm" fo:margin-right="0cm" fo:line-height="150%" fo:text-indent="0cm" style:auto-text-indent="false"/>
      <style:text-properties fo:color="#94006b" style:font-name="Liberation Serif" fo:font-size="14pt" style:font-size-asian="14pt" style:font-name-complex="Verdana" style:font-size-complex="14pt"/>
    </style:style>
    <style:style style:name="P52" style:family="paragraph" style:parent-style-name="Standard">
      <style:paragraph-properties fo:margin-left="0cm" fo:margin-right="0cm" fo:line-height="150%" fo:text-indent="0cm" style:auto-text-indent="false"/>
      <style:text-properties fo:color="#94006b" style:font-name="Liberation Serif" fo:font-size="16pt" fo:font-weight="bold" style:font-size-asian="16pt" style:font-weight-asian="bold" style:font-name-complex="Verdana" style:font-size-complex="16pt"/>
    </style:style>
    <style:style style:name="P53" style:family="paragraph" style:parent-style-name="Standard">
      <style:paragraph-properties fo:margin-top="0cm" fo:margin-bottom="0.423cm" fo:text-align="justify" style:justify-single-word="false">
        <style:tab-stops>
          <style:tab-stop style:position="1cm"/>
        </style:tab-stops>
      </style:paragraph-properties>
      <style:text-properties style:font-name="Liberation Serif" fo:font-size="14pt" style:font-size-asian="14pt" style:font-name-complex="Verdana" style:font-size-complex="14pt"/>
    </style:style>
    <style:style style:name="P54" style:family="paragraph" style:parent-style-name="Text_20_body">
      <style:paragraph-properties fo:text-align="justify" style:justify-single-word="false"/>
      <style:text-properties fo:color="#000000" style:font-name="Liberation Serif" fo:font-size="14pt" style:font-size-asian="14pt" style:font-name-complex="Verdana" style:font-size-complex="14pt"/>
    </style:style>
    <style:style style:name="P55" style:family="paragraph" style:parent-style-name="BigHead_20_One">
      <style:text-properties fo:color="#7a0019" style:font-name="Liberation Serif" fo:font-size="15pt" fo:font-weight="bold" style:font-size-asian="15pt" style:font-weight-asian="bold" style:font-name-complex="Verdana" style:font-size-complex="15pt"/>
    </style:style>
    <style:style style:name="P56" style:family="paragraph" style:parent-style-name="Cover">
      <style:paragraph-properties fo:text-align="center" style:justify-single-word="false"/>
      <style:text-properties style:font-name="Liberation Serif" fo:font-size="26pt" fo:font-weight="bold" style:font-size-asian="26pt" style:font-weight-asian="bold" style:font-name-complex="Verdana" style:font-size-complex="26pt"/>
    </style:style>
    <style:style style:name="P57" style:family="paragraph" style:parent-style-name="Cover">
      <style:paragraph-properties fo:text-align="center" style:justify-single-word="false"/>
      <style:text-properties style:font-name="Liberation Serif"/>
    </style:style>
    <style:style style:name="P58" style:family="paragraph" style:parent-style-name="Standard">
      <style:text-properties fo:color="#000000" style:font-name="Liberation Serif" fo:font-size="14pt" style:font-size-asian="14pt" style:font-name-complex="Verdana" style:font-size-complex="14pt"/>
    </style:style>
    <style:style style:name="P59" style:family="paragraph" style:parent-style-name="Standard" style:list-style-name="WW8Num2">
      <style:paragraph-properties fo:text-align="justify" style:justify-single-word="false"/>
      <style:text-properties fo:color="#000000" style:font-name="Liberation Serif" fo:font-size="14pt" style:font-size-asian="14pt" style:font-name-complex="Verdana" style:font-size-complex="14pt"/>
    </style:style>
    <style:style style:name="P60" style:family="paragraph" style:parent-style-name="Standard" style:list-style-name="WW8Num3">
      <style:paragraph-properties fo:line-height="150%"/>
      <style:text-properties fo:color="#000000" style:font-name="Liberation Serif" fo:font-size="14pt" style:font-size-asian="14pt" style:font-name-complex="Verdana" style:font-size-complex="14pt"/>
    </style:style>
    <style:style style:name="P61" style:family="paragraph" style:parent-style-name="Standard" style:list-style-name="WW8Num3">
      <style:paragraph-properties fo:line-height="150%"/>
      <style:text-properties fo:color="#000000" style:font-name="Liberation Serif" fo:font-size="14pt" fo:font-weight="bold" style:font-size-asian="14pt" style:font-weight-asian="bold" style:font-name-complex="Verdana" style:font-size-complex="14pt" style:font-weight-complex="bold"/>
    </style:style>
    <style:style style:name="P62" style:family="paragraph" style:parent-style-name="Standard">
      <style:paragraph-properties fo:line-height="150%"/>
      <style:text-properties fo:color="#000000" style:font-name="Liberation Serif" fo:font-size="14pt" fo:font-weight="normal" style:font-name-asian="Verdana" style:font-size-asian="14pt" style:font-weight-asian="normal" style:font-name-complex="Verdana" style:font-size-complex="14pt" style:font-weight-complex="normal"/>
    </style:style>
    <style:style style:name="P63" style:family="paragraph" style:parent-style-name="Standard" style:list-style-name="WW8Num3">
      <style:paragraph-properties fo:line-height="150%"/>
      <style:text-properties fo:color="#000000" style:font-name="Liberation Serif" fo:font-size="13pt" style:font-size-asian="13pt" style:font-name-complex="Verdana" style:font-size-complex="13pt"/>
    </style:style>
    <style:style style:name="P64" style:family="paragraph" style:parent-style-name="Standard" style:list-style-name="WW8Num3">
      <style:paragraph-properties fo:line-height="150%"/>
      <style:text-properties fo:color="#000000" style:font-name="Liberation Serif" fo:font-size="13pt" style:font-name-asian="Verdana" style:font-size-asian="13pt" style:font-name-complex="Verdana" style:font-size-complex="13pt"/>
    </style:style>
    <style:style style:name="P65" style:family="paragraph" style:parent-style-name="Standard" style:list-style-name="L3">
      <style:paragraph-properties fo:line-height="150%"/>
      <style:text-properties fo:color="#000000" style:font-name="Liberation Serif" fo:font-size="13pt" style:font-name-asian="Verdana" style:font-size-asian="13pt" style:font-name-complex="Verdana" style:font-size-complex="13pt"/>
    </style:style>
    <style:style style:name="P66" style:family="paragraph" style:parent-style-name="Standard">
      <style:paragraph-properties fo:line-height="150%"/>
      <style:text-properties fo:color="#000000" style:font-name="Liberation Serif" fo:font-size="13pt" fo:font-weight="normal" style:font-name-asian="Verdana" style:font-size-asian="13pt" style:font-weight-asian="normal" style:font-name-complex="Verdana" style:font-size-complex="13pt" style:font-weight-complex="normal"/>
    </style:style>
    <style:style style:name="P67" style:family="paragraph" style:parent-style-name="Standard" style:list-style-name="WW8Num3">
      <style:paragraph-properties fo:line-height="150%"/>
      <style:text-properties fo:color="#000000" style:font-name="Liberation Serif" fo:font-size="13pt" fo:font-weight="normal" style:font-name-asian="Verdana" style:font-size-asian="13pt" style:font-weight-asian="normal" style:font-name-complex="Verdana" style:font-size-complex="13pt" style:font-weight-complex="normal"/>
    </style:style>
    <style:style style:name="P68" style:family="paragraph" style:parent-style-name="Standard">
      <style:paragraph-properties fo:line-height="150%"/>
      <style:text-properties fo:color="#000000" style:font-name="Liberation Serif" fo:font-size="16pt" style:font-size-asian="16pt" style:font-name-complex="Verdana" style:font-size-complex="16pt"/>
    </style:style>
    <style:style style:name="P69" style:family="paragraph" style:parent-style-name="Standard" style:list-style-name="WW8Num3">
      <style:paragraph-properties fo:line-height="150%"/>
      <style:text-properties fo:color="#000000" style:font-name="Liberation Serif" fo:font-size="16pt" style:font-size-asian="16pt" style:font-name-complex="Verdana" style:font-size-complex="16pt"/>
    </style:style>
    <style:style style:name="P70" style:family="paragraph" style:parent-style-name="Standard">
      <style:text-properties fo:color="#000000" fo:font-size="14pt" fo:font-weight="bold" style:font-size-asian="14pt" style:font-weight-asian="bold" style:font-size-complex="14pt" style:font-weight-complex="bold"/>
    </style:style>
    <style:style style:name="P71" style:family="paragraph" style:parent-style-name="Standard">
      <style:text-properties fo:color="#000000" fo:font-size="14pt" style:font-size-asian="14pt" style:font-size-complex="14pt"/>
    </style:style>
    <style:style style:name="P72" style:family="paragraph" style:parent-style-name="Standard" style:list-style-name="WW8Num3">
      <style:paragraph-properties fo:line-height="150%"/>
      <style:text-properties fo:color="#0000ff" style:font-name="Liberation Serif"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73" style:family="paragraph" style:parent-style-name="Standard" style:list-style-name="WW8Num3">
      <style:paragraph-properties fo:line-height="150%"/>
      <style:text-properties fo:color="#0000ff" style:font-name="Liberation Serif" fo:font-size="15pt" fo:font-style="italic" style:text-underline-style="solid" style:text-underline-width="auto" style:text-underline-color="font-color" fo:font-weight="bold" style:font-size-asian="15pt" style:font-style-asian="italic" style:font-weight-asian="bold" style:font-name-complex="Verdana" style:font-size-complex="15pt" style:font-style-complex="italic" style:font-weight-complex="bold"/>
    </style:style>
    <style:style style:name="P74" style:family="paragraph" style:parent-style-name="Standard" style:list-style-name="WW8Num3">
      <style:paragraph-properties fo:line-height="150%" fo:text-align="start" style:justify-single-word="false"/>
      <style:text-properties fo:color="#0000ff" style:font-name="Liberation Serif" fo:font-size="15pt" fo:font-style="italic" style:text-underline-style="solid" style:text-underline-width="auto" style:text-underline-color="font-color" fo:font-weight="bold" style:font-size-asian="15pt" style:font-style-asian="italic" style:font-weight-asian="bold" style:font-name-complex="Verdana" style:font-size-complex="15pt" style:font-style-complex="italic" style:font-weight-complex="bold"/>
    </style:style>
    <style:style style:name="P75" style:family="paragraph" style:parent-style-name="Standard" style:list-style-name="WW8Num3">
      <style:paragraph-properties fo:line-height="150%"/>
      <style:text-properties fo:color="#0000ff" style:font-name="Liberation Serif" fo:font-size="13pt" fo:font-style="italic" style:text-underline-style="solid" style:text-underline-width="auto" style:text-underline-color="font-color" fo:font-weight="bold" style:font-size-asian="13pt" style:font-style-asian="italic" style:font-weight-asian="bold" style:font-name-complex="Verdana" style:font-size-complex="13pt" style:font-style-complex="italic" style:font-weight-complex="bold"/>
    </style:style>
    <style:style style:name="P76" style:family="paragraph" style:parent-style-name="Standard" style:list-style-name="WW8Num3">
      <style:paragraph-properties fo:line-height="150%"/>
      <style:text-properties style:font-name="Liberation Serif" fo:font-size="14pt" style:font-size-asian="14pt" style:font-size-complex="14pt"/>
    </style:style>
    <style:style style:name="P77" style:family="paragraph" style:parent-style-name="Standard" style:list-style-name="WW8Num3">
      <style:paragraph-properties fo:line-height="150%"/>
      <style:text-properties style:font-name="Liberation Serif" fo:font-size="13pt" style:font-size-asian="13pt" style:font-size-complex="13pt"/>
    </style:style>
    <style:style style:name="P78" style:family="paragraph" style:parent-style-name="Standard" style:list-style-name="WW8Num3">
      <style:paragraph-properties fo:line-height="150%"/>
      <style:text-properties style:font-name="Liberation Serif"/>
    </style:style>
    <style:style style:name="P79" style:family="paragraph" style:parent-style-name="Standard">
      <style:paragraph-properties fo:margin-left="0.353cm" fo:margin-right="0cm" fo:line-height="150%" fo:text-indent="0cm" style:auto-text-indent="false"/>
      <style:text-properties fo:color="#000000" style:font-name="Liberation Serif" fo:font-size="13pt" style:font-size-asian="13pt" style:font-name-complex="Verdana" style:font-size-complex="13pt"/>
    </style:style>
    <style:style style:name="P80" style:family="paragraph" style:parent-style-name="Standard" style:list-style-name="L1">
      <style:paragraph-properties fo:margin-left="0.353cm" fo:margin-right="0cm" fo:line-height="150%" fo:text-indent="0cm" style:auto-text-indent="false"/>
      <style:text-properties fo:color="#000000" style:font-name="Liberation Serif" fo:font-size="13pt" style:font-size-asian="13pt" style:font-name-complex="Verdana" style:font-size-complex="13pt"/>
    </style:style>
    <style:style style:name="P81" style:family="paragraph" style:parent-style-name="Standard" style:list-style-name="WW8Num3">
      <style:paragraph-properties fo:margin-left="0.353cm" fo:margin-right="0cm" fo:line-height="150%" fo:text-indent="0cm" style:auto-text-indent="false"/>
      <style:text-properties fo:color="#000000" style:font-name="Liberation Serif" fo:font-size="13pt" style:font-size-asian="13pt" style:font-name-complex="Verdana" style:font-size-complex="13pt"/>
    </style:style>
    <style:style style:name="P82" style:family="paragraph" style:parent-style-name="Standard" style:list-style-name="L2">
      <style:paragraph-properties fo:margin-left="0.353cm" fo:margin-right="0cm" fo:line-height="150%" fo:text-indent="0cm" style:auto-text-indent="false"/>
      <style:text-properties fo:color="#000000" style:font-name="Liberation Serif" fo:font-size="13pt" style:font-size-asian="13pt" style:font-name-complex="Verdana" style:font-size-complex="13pt"/>
    </style:style>
    <style:style style:name="P83" style:family="paragraph" style:parent-style-name="Standard" style:list-style-name="L7">
      <style:paragraph-properties fo:margin-left="0.353cm" fo:margin-right="0cm" fo:line-height="150%" fo:text-indent="0cm" style:auto-text-indent="false"/>
      <style:text-properties fo:color="#000000" style:font-name="Liberation Serif" fo:font-size="13pt" style:font-size-asian="13pt" style:font-name-complex="Verdana" style:font-size-complex="13pt"/>
    </style:style>
    <style:style style:name="P84" style:family="paragraph" style:parent-style-name="Standard" style:list-style-name="L9">
      <style:paragraph-properties fo:margin-left="0.353cm" fo:margin-right="0cm" fo:line-height="150%" fo:text-indent="0cm" style:auto-text-indent="false"/>
      <style:text-properties fo:color="#000000" style:font-name="Liberation Serif" fo:font-size="13pt" style:font-size-asian="13pt" style:font-name-complex="Verdana" style:font-size-complex="13pt"/>
    </style:style>
    <style:style style:name="P85" style:family="paragraph" style:parent-style-name="Standard" style:list-style-name="L11">
      <style:paragraph-properties fo:margin-left="0.353cm" fo:margin-right="0cm" fo:line-height="150%" fo:text-indent="0cm" style:auto-text-indent="false"/>
      <style:text-properties fo:color="#000000" style:font-name="Liberation Serif" fo:font-size="13pt" style:font-size-asian="13pt" style:font-name-complex="Verdana" style:font-size-complex="13pt"/>
    </style:style>
    <style:style style:name="P86" style:family="paragraph" style:parent-style-name="Standard">
      <style:paragraph-properties fo:margin-left="0.353cm" fo:margin-right="0cm" fo:line-height="150%" fo:text-indent="0cm" style:auto-text-indent="false"/>
      <style:text-properties fo:color="#000000" style:font-name="Liberation Serif" fo:font-size="13pt" fo:font-weight="normal" style:font-name-asian="Verdana" style:font-size-asian="13pt" style:font-weight-asian="normal" style:font-name-complex="Verdana" style:font-size-complex="13pt" style:font-weight-complex="normal"/>
    </style:style>
    <style:style style:name="P87" style:family="paragraph" style:parent-style-name="Standard" style:list-style-name="WW8Num3">
      <style:paragraph-properties fo:margin-left="0.353cm" fo:margin-right="0cm" fo:line-height="150%" fo:text-indent="0cm" style:auto-text-indent="false"/>
      <style:text-properties fo:color="#000000" style:font-name="Liberation Serif" fo:font-size="13pt" fo:font-weight="normal" style:font-name-asian="Verdana" style:font-size-asian="13pt" style:font-weight-asian="normal" style:font-name-complex="Verdana" style:font-size-complex="13pt" style:font-weight-complex="normal"/>
    </style:style>
    <style:style style:name="P88" style:family="paragraph" style:parent-style-name="Standard">
      <style:paragraph-properties fo:margin-left="0.353cm" fo:margin-right="0cm" fo:line-height="150%" fo:text-indent="0cm" style:auto-text-indent="false"/>
      <style:text-properties fo:color="#000000" style:font-name="Liberation Serif" fo:font-size="13pt" style:font-name-asian="Verdana" style:font-size-asian="13pt" style:font-name-complex="Verdana" style:font-size-complex="13pt"/>
    </style:style>
    <style:style style:name="P89" style:family="paragraph" style:parent-style-name="Standard" style:list-style-name="L3">
      <style:paragraph-properties fo:margin-left="0.353cm" fo:margin-right="0cm" fo:line-height="150%" fo:text-indent="0cm" style:auto-text-indent="false"/>
      <style:text-properties fo:color="#000000" style:font-name="Liberation Serif" fo:font-size="13pt" style:font-name-asian="Verdana" style:font-size-asian="13pt" style:font-name-complex="Verdana" style:font-size-complex="13pt"/>
    </style:style>
    <style:style style:name="P90" style:family="paragraph" style:parent-style-name="Standard" style:list-style-name="L5">
      <style:paragraph-properties fo:margin-left="0.353cm" fo:margin-right="0cm" fo:line-height="150%" fo:text-indent="0cm" style:auto-text-indent="false"/>
      <style:text-properties fo:color="#000000" style:font-name="Liberation Serif" fo:font-size="13pt" style:font-name-asian="Verdana" style:font-size-asian="13pt" style:font-name-complex="Verdana" style:font-size-complex="13pt"/>
    </style:style>
    <style:style style:name="P91" style:family="paragraph" style:parent-style-name="Standard" style:list-style-name="L8">
      <style:paragraph-properties fo:margin-left="0.353cm" fo:margin-right="0cm" fo:line-height="150%" fo:text-indent="0cm" style:auto-text-indent="false"/>
      <style:text-properties fo:color="#000000" style:font-name="Liberation Serif" fo:font-size="13pt" style:font-name-asian="Verdana" style:font-size-asian="13pt" style:font-name-complex="Verdana" style:font-size-complex="13pt"/>
    </style:style>
    <style:style style:name="P92" style:family="paragraph" style:parent-style-name="Standard" style:list-style-name="L10">
      <style:paragraph-properties fo:margin-left="0.353cm" fo:margin-right="0cm" fo:line-height="150%" fo:text-indent="0cm" style:auto-text-indent="false"/>
      <style:text-properties fo:color="#000000" style:font-name="Liberation Serif" fo:font-size="13pt" style:font-name-asian="Verdana" style:font-size-asian="13pt" style:font-name-complex="Verdana" style:font-size-complex="13pt"/>
    </style:style>
    <style:style style:name="P93" style:family="paragraph" style:parent-style-name="Standard">
      <style:paragraph-properties fo:margin-left="0.353cm" fo:margin-right="0cm" fo:line-height="150%" fo:text-indent="0cm" style:auto-text-indent="false"/>
      <style:text-properties fo:color="#000000" style:font-name="Liberation Serif" fo:font-size="13pt" fo:font-weight="bold" style:font-name-asian="Verdana" style:font-size-asian="13pt" style:font-weight-asian="bold" style:font-name-complex="Verdana" style:font-size-complex="13pt"/>
    </style:style>
    <style:style style:name="P94" style:family="paragraph" style:parent-style-name="Standard">
      <style:paragraph-properties fo:margin-left="0.353cm" fo:margin-right="0cm" fo:line-height="150%" fo:text-indent="0cm" style:auto-text-indent="false"/>
      <style:text-properties fo:color="#000000" style:font-name="Liberation Serif" fo:font-size="16pt" fo:font-weight="normal" style:font-size-asian="16pt" style:font-weight-asian="normal" style:font-name-complex="Verdana" style:font-size-complex="16pt" style:font-weight-complex="normal"/>
    </style:style>
    <style:style style:name="P95" style:family="paragraph" style:parent-style-name="Standard">
      <style:paragraph-properties fo:margin-left="0.353cm" fo:margin-right="0cm" fo:line-height="150%" fo:text-indent="0cm" style:auto-text-indent="false"/>
      <style:text-properties fo:color="#000000" style:font-name="Liberation Serif" fo:font-size="16pt" style:font-size-asian="16pt" style:font-name-complex="Verdana" style:font-size-complex="16pt"/>
    </style:style>
    <style:style style:name="P96" style:family="paragraph" style:parent-style-name="Standard">
      <style:paragraph-properties fo:margin-left="0.353cm" fo:margin-right="0cm" fo:line-height="150%" fo:text-indent="0cm" style:auto-text-indent="false"/>
      <style:text-properties fo:color="#000000" style:font-name="Liberation Serif" fo:font-size="14pt" fo:font-weight="bold" style:font-size-asian="14pt" style:font-weight-asian="bold" style:font-name-complex="Verdana" style:font-size-complex="14pt" style:font-weight-complex="bold"/>
    </style:style>
    <style:style style:name="P97" style:family="paragraph" style:parent-style-name="Standard">
      <style:paragraph-properties fo:margin-left="0.353cm" fo:margin-right="0cm" fo:line-height="150%" fo:text-indent="0cm" style:auto-text-indent="false"/>
      <style:text-properties fo:color="#000000" style:font-name="Liberation Serif" fo:font-size="14pt" style:font-size-asian="14pt" style:font-name-complex="Verdana" style:font-size-complex="14pt"/>
    </style:style>
    <style:style style:name="P98" style:family="paragraph" style:parent-style-name="Standard">
      <style:paragraph-properties fo:margin-left="0.353cm" fo:margin-right="0cm" fo:line-height="150%" fo:text-indent="0cm" style:auto-text-indent="false"/>
      <style:text-properties style:font-name="Liberation Serif" fo:font-size="13pt" style:font-size-asian="13pt" style:font-size-complex="13pt"/>
    </style:style>
    <style:style style:name="P99" style:family="paragraph" style:parent-style-name="Standard" style:list-style-name="L5">
      <style:paragraph-properties fo:margin-left="0.353cm" fo:margin-right="0cm" fo:line-height="150%" fo:text-indent="0cm" style:auto-text-indent="false"/>
      <style:text-properties style:font-name="Liberation Serif" fo:font-size="13pt" style:font-size-asian="13pt" style:font-size-complex="13pt"/>
    </style:style>
    <style:style style:name="P100" style:family="paragraph" style:parent-style-name="Standard" style:list-style-name="L7">
      <style:paragraph-properties fo:margin-left="0.353cm" fo:margin-right="0cm" fo:line-height="150%" fo:text-indent="0cm" style:auto-text-indent="false"/>
      <style:text-properties style:font-name="Liberation Serif" fo:font-size="13pt" style:font-size-asian="13pt" style:font-size-complex="13pt"/>
    </style:style>
    <style:style style:name="P101" style:family="paragraph" style:parent-style-name="Standard" style:list-style-name="L8">
      <style:paragraph-properties fo:margin-left="0.353cm" fo:margin-right="0cm" fo:line-height="150%" fo:text-indent="0cm" style:auto-text-indent="false"/>
      <style:text-properties style:font-name="Liberation Serif" fo:font-size="13pt" style:font-size-asian="13pt" style:font-size-complex="13pt"/>
    </style:style>
    <style:style style:name="P102" style:family="paragraph" style:parent-style-name="Standard" style:list-style-name="L9">
      <style:paragraph-properties fo:margin-left="0.353cm" fo:margin-right="0cm" fo:line-height="150%" fo:text-indent="0cm" style:auto-text-indent="false"/>
      <style:text-properties style:font-name="Liberation Serif" fo:font-size="13pt" style:font-size-asian="13pt" style:font-size-complex="13pt"/>
    </style:style>
    <style:style style:name="P103" style:family="paragraph" style:parent-style-name="Standard" style:list-style-name="L10">
      <style:paragraph-properties fo:margin-left="0.353cm" fo:margin-right="0cm" fo:line-height="150%" fo:text-indent="0cm" style:auto-text-indent="false"/>
      <style:text-properties style:font-name="Liberation Serif" fo:font-size="13pt" style:font-size-asian="13pt" style:font-size-complex="13pt"/>
    </style:style>
    <style:style style:name="P104" style:family="paragraph" style:parent-style-name="Standard" style:list-style-name="L11">
      <style:paragraph-properties fo:margin-left="0.353cm" fo:margin-right="0cm" fo:line-height="150%" fo:text-indent="0cm" style:auto-text-indent="false"/>
      <style:text-properties style:font-name="Liberation Serif" fo:font-size="13pt" style:font-size-asian="13pt" style:font-size-complex="13pt"/>
    </style:style>
    <style:style style:name="P105" style:family="paragraph" style:parent-style-name="Standard">
      <style:paragraph-properties fo:margin-left="0.353cm" fo:margin-right="0cm" fo:line-height="150%" fo:text-indent="0cm" style:auto-text-indent="false"/>
      <style:text-properties style:font-name="Liberation Serif" fo:font-size="14pt" style:font-size-asian="14pt" style:font-size-complex="14pt"/>
    </style:style>
    <style:style style:name="P106" style:family="paragraph" style:parent-style-name="Standard">
      <style:paragraph-properties fo:margin-left="0.353cm" fo:margin-right="0cm" fo:line-height="150%" fo:text-indent="0cm" style:auto-text-indent="false"/>
      <style:text-properties fo:color="#0000ff" style:font-name="Liberation Serif"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07" style:family="paragraph" style:parent-style-name="Standard">
      <style:paragraph-properties fo:margin-left="0.353cm" fo:margin-right="0cm" fo:line-height="150%" fo:text-indent="0cm" style:auto-text-indent="false"/>
      <style:text-properties fo:color="#0000ff" style:font-name="Liberation Serif" fo:font-size="15pt" fo:font-style="italic" style:text-underline-style="solid" style:text-underline-width="auto" style:text-underline-color="font-color" fo:font-weight="bold" style:font-size-asian="15pt" style:font-style-asian="italic" style:font-weight-asian="bold" style:font-name-complex="Verdana" style:font-size-complex="15pt" style:font-style-complex="italic" style:font-weight-complex="bold"/>
    </style:style>
    <style:style style:name="P108" style:family="paragraph" style:parent-style-name="Standard">
      <style:paragraph-properties fo:margin-left="0.353cm" fo:margin-right="0cm" fo:line-height="150%" fo:text-indent="0cm" style:auto-text-indent="false"/>
      <style:text-properties fo:color="#0000ff" style:font-name="Liberation Serif"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09" style:family="paragraph" style:parent-style-name="Standard">
      <style:paragraph-properties fo:margin-left="0.353cm" fo:margin-right="0cm" fo:line-height="150%" fo:text-align="end" style:justify-single-word="false" fo:text-indent="0cm" style:auto-text-indent="false" fo:background-color="transparent">
        <style:background-image/>
      </style:paragraph-properties>
      <style:text-properties fo:color="#000000" style:font-name="Liberation Serif" fo:font-size="14pt" fo:font-style="normal" fo:font-weight="bold" style:font-size-asian="14pt" style:font-style-asian="normal" style:font-weight-asian="bold" style:font-name-complex="Verdana" style:font-size-complex="14pt" style:font-style-complex="normal" style:font-weight-complex="bold"/>
    </style:style>
    <style:style style:name="P110" style:family="paragraph" style:parent-style-name="Standard" style:list-style-name="WW8Num6">
      <style:paragraph-properties fo:margin-left="1.411cm" fo:margin-right="0cm" fo:line-height="150%" fo:text-indent="1.265cm" style:auto-text-indent="false"/>
      <style:text-properties style:font-name="Liberation Serif" fo:font-size="13pt" fo:font-style="normal" style:font-size-asian="13pt" style:font-style-asian="normal" style:font-size-complex="13pt" style:font-style-complex="normal"/>
    </style:style>
    <style:style style:name="P111" style:family="paragraph" style:parent-style-name="Standard" style:list-style-name="WW8Num6">
      <style:paragraph-properties fo:margin-left="1.411cm" fo:margin-right="0cm" fo:line-height="150%" fo:text-indent="1.265cm" style:auto-text-indent="false"/>
      <style:text-properties fo:color="#000000" style:font-name="Liberation Serif" fo:font-size="13pt" fo:font-style="normal" style:font-size-asian="13pt" style:font-style-asian="normal" style:font-name-complex="Verdana" style:font-size-complex="13pt" style:font-style-complex="normal"/>
    </style:style>
    <style:style style:name="P112" style:family="paragraph" style:parent-style-name="Standard" style:list-style-name="WW8Num6">
      <style:paragraph-properties fo:margin-left="1.411cm" fo:margin-right="0cm" fo:line-height="150%" fo:text-indent="1.265cm" style:auto-text-indent="false"/>
      <style:text-properties fo:color="#000000" style:font-name="Liberation Serif" fo:font-size="13pt" fo:font-style="normal" style:font-name-asian="Verdana" style:font-size-asian="13pt" style:font-style-asian="normal" style:font-name-complex="Verdana" style:font-size-complex="13pt" style:font-style-complex="normal"/>
    </style:style>
    <style:style style:name="P113" style:family="paragraph" style:parent-style-name="Standard" style:list-style-name="WW8Num3">
      <style:paragraph-properties fo:margin-left="2.039cm" fo:margin-right="0cm" fo:line-height="150%" fo:text-indent="0cm" style:auto-text-indent="false"/>
      <style:text-properties fo:color="#000000" style:font-name="Liberation Serif" fo:font-size="13pt" style:font-size-asian="13pt" style:font-size-complex="13pt"/>
    </style:style>
    <style:style style:name="P114" style:family="paragraph" style:parent-style-name="Standard" style:list-style-name="WW8Num3">
      <style:paragraph-properties fo:margin-left="2.039cm" fo:margin-right="0cm" fo:line-height="150%" fo:text-indent="0cm" style:auto-text-indent="false"/>
      <style:text-properties fo:color="#000000" style:font-name="Liberation Serif" fo:font-size="13pt" style:font-name-asian="Verdana" style:font-size-asian="13pt" style:font-name-complex="Verdana" style:font-size-complex="13pt"/>
    </style:style>
    <style:style style:name="P115" style:family="paragraph" style:parent-style-name="Standard" style:list-style-name="WW8Num3">
      <style:paragraph-properties fo:margin-left="2.039cm" fo:margin-right="0cm" fo:line-height="150%" fo:text-indent="0cm" style:auto-text-indent="false"/>
      <style:text-properties fo:color="#000000" style:font-name="Liberation Serif" fo:font-size="14pt" style:font-name-asian="Verdana" style:font-size-asian="14pt" style:font-name-complex="Verdana" style:font-size-complex="14pt"/>
    </style:style>
    <style:style style:name="P116" style:family="paragraph" style:parent-style-name="Standard" style:list-style-name="WW8Num6">
      <style:paragraph-properties fo:margin-left="1.646cm" fo:margin-right="0cm" fo:line-height="150%" fo:text-indent="0cm" style:auto-text-indent="false"/>
      <style:text-properties fo:color="#000000" style:font-name="Liberation Serif" fo:font-size="13pt" style:font-size-asian="13pt" style:font-name-complex="Verdana" style:font-size-complex="13pt"/>
    </style:style>
    <style:style style:name="P117" style:family="paragraph" style:parent-style-name="Standard" style:list-style-name="WW8Num6">
      <style:paragraph-properties fo:margin-left="2.117cm" fo:margin-right="0cm" fo:line-height="150%" fo:text-indent="0cm" style:auto-text-indent="false"/>
      <style:text-properties fo:color="#000000" style:font-name="Liberation Serif" fo:font-size="13pt" style:font-size-asian="13pt" style:font-name-complex="Verdana" style:font-size-complex="13pt"/>
    </style:style>
    <style:style style:name="P118" style:family="paragraph" style:parent-style-name="Standard" style:list-style-name="WW8Num6">
      <style:paragraph-properties fo:margin-left="2.117cm" fo:margin-right="0cm" fo:line-height="150%" fo:text-indent="0cm" style:auto-text-indent="false"/>
      <style:text-properties fo:color="#000000" style:font-name="Liberation Serif" fo:font-size="13pt" style:font-name-asian="Verdana" style:font-size-asian="13pt" style:font-name-complex="Verdana" style:font-size-complex="13pt"/>
    </style:style>
    <style:style style:name="P119" style:family="paragraph" style:parent-style-name="Standard" style:list-style-name="WW8Num3">
      <style:paragraph-properties fo:margin-left="0cm" fo:margin-right="0cm" fo:line-height="150%" fo:text-indent="0cm" style:auto-text-indent="false"/>
      <style:text-properties fo:color="#000000" style:font-name="Liberation Serif" fo:font-size="14pt" style:font-name-asian="Verdana" style:font-size-asian="14pt" style:font-name-complex="Verdana" style:font-size-complex="14pt"/>
    </style:style>
    <style:style style:name="P120" style:family="paragraph" style:parent-style-name="Standard">
      <style:paragraph-properties fo:margin-left="0cm" fo:margin-right="0cm" fo:line-height="150%" fo:text-indent="0cm" style:auto-text-indent="false"/>
      <style:text-properties fo:color="#000000" style:font-name="Liberation Serif" fo:font-size="14pt" style:font-size-asian="14pt" style:font-name-complex="Verdana" style:font-size-complex="14pt"/>
    </style:style>
    <style:style style:name="P121" style:family="paragraph" style:parent-style-name="Standard">
      <style:paragraph-properties fo:margin-left="0cm" fo:margin-right="0cm" fo:line-height="150%" fo:text-indent="0cm" style:auto-text-indent="false"/>
      <style:text-properties fo:color="#000000" style:font-name="Liberation Serif" fo:font-size="14pt" fo:font-weight="normal" style:font-name-asian="Verdana" style:font-size-asian="14pt" style:font-weight-asian="normal" style:font-name-complex="Verdana" style:font-size-complex="14pt" style:font-weight-complex="normal"/>
    </style:style>
    <style:style style:name="P122" style:family="paragraph" style:parent-style-name="Standard">
      <style:paragraph-properties fo:margin-left="0cm" fo:margin-right="0cm" fo:line-height="150%" fo:text-indent="0cm" style:auto-text-indent="false"/>
      <style:text-properties fo:color="#000000" style:font-name="Liberation Serif" fo:font-size="13pt" fo:font-weight="normal" style:font-name-asian="Verdana" style:font-size-asian="13pt" style:font-weight-asian="normal" style:font-name-complex="Verdana" style:font-size-complex="13pt" style:font-weight-complex="normal"/>
    </style:style>
    <style:style style:name="P123" style:family="paragraph" style:parent-style-name="Standard">
      <style:paragraph-properties fo:margin-left="0cm" fo:margin-right="0cm" fo:line-height="150%" fo:text-indent="0cm" style:auto-text-indent="false"/>
      <style:text-properties fo:color="#000000" style:font-name="Liberation Serif" fo:font-size="15pt" style:font-size-asian="15pt" style:font-name-complex="Verdana" style:font-size-complex="15pt"/>
    </style:style>
    <style:style style:name="P124" style:family="paragraph" style:parent-style-name="Standard">
      <style:paragraph-properties fo:margin-left="0cm" fo:margin-right="0cm" fo:line-height="150%" fo:text-indent="0cm" style:auto-text-indent="false"/>
      <style:text-properties fo:color="#000000" style:font-name="Liberation Serif" fo:font-size="16pt" fo:font-weight="normal" style:font-size-asian="16pt" style:font-weight-asian="normal" style:font-name-complex="Verdana" style:font-size-complex="16pt" style:font-weight-complex="normal"/>
    </style:style>
    <style:style style:name="P125" style:family="paragraph" style:parent-style-name="Standard">
      <style:paragraph-properties fo:margin-left="0cm" fo:margin-right="0cm" fo:line-height="150%" fo:text-indent="0cm" style:auto-text-indent="false"/>
      <style:text-properties fo:color="#000000" style:font-name="Liberation Serif" fo:font-size="16pt" fo:font-style="normal" fo:font-weight="normal" style:font-size-asian="16pt" style:font-style-asian="normal" style:font-weight-asian="normal" style:font-name-complex="Verdana" style:font-size-complex="16pt" style:font-style-complex="normal" style:font-weight-complex="normal"/>
    </style:style>
    <style:style style:name="P126" style:family="paragraph" style:parent-style-name="Standard">
      <style:paragraph-properties fo:margin-left="0cm" fo:margin-right="0cm" fo:line-height="150%" fo:text-indent="0cm" style:auto-text-indent="false"/>
      <style:text-properties fo:color="#000000" style:font-name="Liberation Serif" fo:font-size="16pt" style:font-size-asian="16pt" style:font-name-complex="Verdana" style:font-size-complex="16pt"/>
    </style:style>
    <style:style style:name="P127" style:family="paragraph" style:parent-style-name="Standard" style:list-style-name="WW8Num6">
      <style:paragraph-properties fo:margin-left="0cm" fo:margin-right="0cm" fo:line-height="150%" fo:text-indent="0cm" style:auto-text-indent="false"/>
      <style:text-properties style:font-name="Liberation Serif" fo:font-size="13pt" style:font-size-asian="13pt" style:font-size-complex="13pt"/>
    </style:style>
    <style:style style:name="P128" style:family="paragraph" style:parent-style-name="Standard">
      <style:paragraph-properties fo:margin-left="0cm" fo:margin-right="0cm" fo:line-height="150%" fo:text-align="end" style:justify-single-word="false" fo:text-indent="0cm" style:auto-text-indent="false" fo:background-color="transparent">
        <style:background-image/>
      </style:paragraph-properties>
      <style:text-properties fo:color="#000000" style:font-name="Liberation Serif" fo:font-size="16pt" fo:font-style="normal" fo:font-weight="bold" style:font-size-asian="16pt" style:font-style-asian="normal" style:font-weight-asian="bold" style:font-name-complex="Verdana" style:font-size-complex="16pt" style:font-style-complex="normal" style:font-weight-complex="bold"/>
    </style:style>
    <style:style style:name="P129" style:family="paragraph" style:parent-style-name="Standard" style:list-style-name="L4">
      <style:paragraph-properties fo:margin-left="1.393cm" fo:margin-right="0cm" fo:line-height="150%" fo:text-indent="1.028cm" style:auto-text-indent="false"/>
      <style:text-properties fo:color="#000000" style:font-name="Liberation Serif" fo:font-size="13pt" style:font-name-asian="Verdana" style:font-size-asian="13pt" style:font-name-complex="Verdana" style:font-size-complex="13pt"/>
    </style:style>
    <style:style style:name="P130" style:family="paragraph" style:parent-style-name="Standard" style:list-style-name="L5">
      <style:paragraph-properties fo:margin-left="1.794cm" fo:margin-right="0cm" fo:line-height="150%" fo:text-indent="0cm" style:auto-text-indent="false"/>
      <style:text-properties fo:color="#000000" style:font-name="Liberation Serif" fo:font-size="13pt" style:font-name-asian="Verdana" style:font-size-asian="13pt" style:font-name-complex="Verdana" style:font-size-complex="13pt"/>
    </style:style>
    <style:style style:name="P131" style:family="paragraph" style:parent-style-name="Standard" style:list-style-name="WW8Num3">
      <style:paragraph-properties fo:margin-left="4.052cm" fo:margin-right="0cm" fo:line-height="150%" fo:text-indent="-0.192cm" style:auto-text-indent="false">
        <style:tab-stops/>
      </style:paragraph-properties>
      <style:text-properties fo:color="#000000" style:font-name="Liberation Serif" fo:font-size="13pt" style:font-name-asian="Verdana" style:font-size-asian="13pt" style:font-name-complex="Verdana" style:font-size-complex="13pt"/>
    </style:style>
    <style:style style:name="P132" style:family="paragraph" style:parent-style-name="Table_20_Contents">
      <style:text-properties fo:color="#000000" style:font-name="Liberation Serif" fo:font-size="14pt" style:font-size-asian="14pt" style:font-name-complex="Verdana" style:font-size-complex="14pt"/>
    </style:style>
    <style:style style:name="P133" style:family="paragraph" style:parent-style-name="Table_20_Contents">
      <style:paragraph-properties fo:text-align="end" style:justify-single-word="false"/>
      <style:text-properties fo:color="#000000" style:font-name="Liberation Serif" fo:font-size="14pt" style:font-size-asian="14pt" style:font-name-complex="Verdana" style:font-size-complex="14pt"/>
    </style:style>
    <style:style style:name="P134" style:family="paragraph" style:parent-style-name="Table_20_Contents">
      <style:paragraph-properties fo:text-align="end" style:justify-single-word="false"/>
      <style:text-properties fo:color="#000000" style:font-name="Liberation Serif" fo:font-size="14pt" fo:font-weight="bold" style:font-size-asian="14pt" style:font-weight-asian="bold" style:font-name-complex="Verdana" style:font-size-complex="14pt" style:font-weight-complex="bold"/>
    </style:style>
    <style:style style:name="P135" style:family="paragraph" style:parent-style-name="Table_20_Contents">
      <style:text-properties fo:color="#000000" style:font-name="Liberation Serif" fo:font-size="18pt" style:font-size-asian="15.75pt" style:font-name-complex="Verdana" style:font-size-complex="18pt"/>
    </style:style>
    <style:style style:name="P136" style:family="paragraph" style:parent-style-name="Table_20_Contents">
      <style:paragraph-properties fo:text-align="center" style:justify-single-word="false"/>
      <style:text-properties fo:color="#000000" style:font-name="Liberation Serif" fo:font-size="18pt" style:font-size-asian="15.75pt" style:font-name-complex="Verdana" style:font-size-complex="18pt"/>
    </style:style>
    <style:style style:name="P137" style:family="paragraph" style:parent-style-name="Table_20_Contents">
      <style:paragraph-properties fo:text-align="center" style:justify-single-word="false"/>
      <style:text-properties style:font-name="Liberation Serif" fo:font-size="15pt" style:font-size-asian="15pt" style:font-name-complex="Verdana" style:font-size-complex="15pt"/>
    </style:style>
    <style:style style:name="P138" style:family="paragraph" style:parent-style-name="Header" style:master-page-name="Convert_20_1">
      <style:paragraph-properties style:page-number="auto">
        <style:tab-stops>
          <style:tab-stop style:position="6.35cm"/>
          <style:tab-stop style:position="9.236cm" style:type="center"/>
        </style:tab-stops>
      </style:paragraph-properties>
      <style:text-properties fo:color="#000080" style:font-name="Liberation Serif" fo:font-size="18pt" fo:font-weight="bold" style:font-size-asian="18pt" style:font-weight-asian="bold" style:font-name-complex="Verdana" style:font-size-complex="18pt"/>
    </style:style>
    <style:style style:name="P139" style:family="paragraph" style:parent-style-name="Heading_20_2">
      <style:text-properties fo:color="#7e0021" style:font-name="Liberation Serif" fo:font-size="16pt" style:font-size-asian="16pt" style:font-name-complex="Verdana" style:font-size-complex="16pt"/>
    </style:style>
    <style:style style:name="T1" style:family="text">
      <style:text-properties fo:font-variant="small-caps" fo:color="#7a0019" fo:font-size="36pt" fo:font-weight="bold" style:font-size-asian="36pt" style:font-weight-asian="bold" style:font-name-complex="Verdana" style:font-size-complex="36pt"/>
    </style:style>
    <style:style style:name="T2" style:family="text">
      <style:text-properties fo:font-variant="small-caps" fo:color="#7a0019" fo:font-size="36pt" fo:font-weight="bold" style:font-name-asian="Verdana" style:font-size-asian="36pt" style:font-weight-asian="bold" style:font-name-complex="Verdana" style:font-size-complex="36pt"/>
    </style:style>
    <style:style style:name="T3" style:family="text">
      <style:text-properties fo:color="#000000"/>
    </style:style>
    <style:style style:name="T4" style:family="text">
      <style:text-properties fo:color="#000000" fo:font-size="36pt" fo:font-weight="bold" style:font-size-asian="36pt" style:font-weight-asian="bold" style:font-name-complex="Verdana" style:font-size-complex="36pt"/>
    </style:style>
    <style:style style:name="T5" style:family="text">
      <style:text-properties fo:color="#000000" fo:font-size="14pt" fo:font-weight="bold" style:font-size-asian="14pt" style:font-weight-asian="bold" style:font-name-complex="Verdana" style:font-size-complex="14pt" style:font-weight-complex="bold"/>
    </style:style>
    <style:style style:name="T6" style:family="text">
      <style:text-properties fo:color="#000000" fo:font-size="14pt" fo:font-weight="bold" style:font-name-asian="Verdana" style:font-size-asian="14pt" style:font-weight-asian="bold" style:font-name-complex="Verdana" style:font-size-complex="14pt" style:font-weight-complex="bold"/>
    </style:style>
    <style:style style:name="T7" style:family="text">
      <style:text-properties fo:color="#000000" style:font-name-complex="Verdana"/>
    </style:style>
    <style:style style:name="T8" style:family="text">
      <style:text-properties fo:color="#000000" style:font-name-asian="Verdana"/>
    </style:style>
    <style:style style:name="T9" style:family="text">
      <style:text-properties fo:color="#000000" style:font-name-asian="Verdana" style:font-name-complex="Verdana"/>
    </style:style>
    <style:style style:name="T10" style:family="text">
      <style:text-properties fo:color="#000000" fo:font-size="13pt" style:font-size-asian="13pt" style:font-name-complex="Verdana" style:font-size-complex="13pt"/>
    </style:style>
    <style:style style:name="T11" style:family="text">
      <style:text-properties fo:color="#000000" fo:font-size="13pt" style:font-name-asian="Verdana" style:font-size-asian="13pt" style:font-name-complex="Verdana" style:font-size-complex="13pt"/>
    </style:style>
    <style:style style:name="T12" style:family="text">
      <style:text-properties fo:color="#000000" fo:font-size="13pt" fo:font-weight="bold" style:font-name-asian="Verdana" style:font-size-asian="13pt" style:font-weight-asian="bold" style:font-name-complex="Verdana" style:font-size-complex="13pt" style:font-weight-complex="bold"/>
    </style:style>
    <style:style style:name="T13" style:family="text">
      <style:text-properties fo:color="#000000" fo:font-weight="bold" style:font-weight-asian="bold" style:font-name-complex="Verdana" style:font-weight-complex="bold"/>
    </style:style>
    <style:style style:name="T14" style:family="text">
      <style:text-properties fo:color="#000000" fo:font-weight="bold" style:font-name-asian="Verdana" style:font-weight-asian="bold" style:font-name-complex="Verdana" style:font-weight-complex="bold"/>
    </style:style>
    <style:style style:name="T15" style:family="text">
      <style:text-properties fo:color="#000000" fo:font-weight="normal" style:font-name-asian="Verdana" style:font-weight-asian="normal" style:font-name-complex="Verdana" style:font-weight-complex="normal"/>
    </style:style>
    <style:style style:name="T16" style:family="text">
      <style:text-properties fo:color="#000000" fo:font-size="16pt" style:font-size-asian="16pt" style:font-size-complex="16pt"/>
    </style:style>
    <style:style style:name="T17" style:family="text">
      <style:text-properties fo:color="#000000" fo:font-size="16pt" style:font-name-asian="Verdana" style:font-size-asian="16pt" style:font-size-complex="16pt"/>
    </style:style>
    <style:style style:name="T18" style:family="text">
      <style:text-properties style:font-name-asian="Verdana"/>
    </style:style>
    <style:style style:name="T19" style:family="text">
      <style:text-properties style:font-name-asian="Verdana" style:font-name-complex="Verdana"/>
    </style:style>
    <style:style style:name="T20" style:family="text">
      <style:text-properties fo:font-size="26pt" fo:font-weight="bold" style:font-size-asian="26pt" style:font-weight-asian="bold" style:font-name-complex="Verdana" style:font-size-complex="26pt"/>
    </style:style>
    <style:style style:name="T21" style:family="text">
      <style:text-properties fo:font-size="26pt" fo:font-weight="bold" style:font-name-asian="Verdana" style:font-size-asian="26pt" style:font-weight-asian="bold" style:font-name-complex="Verdana" style:font-size-complex="26pt"/>
    </style:style>
    <style:style style:name="T22" style:family="text">
      <style:text-properties fo:font-weight="normal" style:font-weight-asian="normal" style:font-weight-complex="normal"/>
    </style:style>
    <style:style style:name="T23" style:family="text">
      <style:text-properties fo:font-weight="normal" style:font-name-asian="Verdana" style:font-weight-asian="normal" style:font-weight-complex="normal"/>
    </style:style>
    <style:style style:name="T24" style:family="text">
      <style:text-properties style:font-weight-complex="bold"/>
    </style:style>
    <style:style style:name="T25" style:family="text">
      <style:text-properties fo:font-weight="bold" style:font-weight-asian="bold" style:font-weight-complex="bold"/>
    </style:style>
    <style:style style:name="T26" style:family="text">
      <style:text-properties fo:font-size="13pt" style:font-size-asian="13pt" style:font-size-complex="13pt"/>
    </style:style>
    <style:style style:name="T27" style:family="text">
      <style:text-properties fo:font-size="13pt" style:font-name-asian="Verdana" style:font-size-asian="13pt" style:font-size-complex="13pt"/>
    </style:style>
    <style:style style:name="T28" style:family="text">
      <style:text-properties style:font-name-complex="Verdana"/>
    </style:style>
    <style:style style:name="T29" style:family="text">
      <style:text-properties fo:color="#7a0019"/>
    </style:style>
    <style:style style:name="T30" style:family="text">
      <style:text-properties fo:color="#7a0019" style:font-name-asian="Verdana"/>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style:font-name-asian="Verdana"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1"><text:s text:c="16"/><draw:frame draw:style-name="fr1" draw:name="graphics2" text:anchor-type="as-char" svg:width="7.094cm" svg:height="1.637cm" draw:z-index="0"><draw:image xlink:href="Pictures/10000000000000C700000029645A35C2.jpg" xlink:type="simple" xlink:show="embed" xlink:actuate="onLoad"/></draw:frame></text:p>
          </table:table-cell>
          <table:table-cell table:style-name="Table1.B1" office:value-type="string">
            <text:p text:style-name="P42"/>
            <text:p text:style-name="P42">December 14,2011</text:p>
          </table:table-cell>
        </table:table-row>
        <table:table-row table:style-name="Table1.2">
          <table:table-cell table:style-name="Table1.A2" office:value-type="string">
            <text:p text:style-name="P40"/>
          </table:table-cell>
          <table:table-cell table:style-name="Table1.B2" office:value-type="string">
            <text:p text:style-name="P42"/>
          </table:table-cell>
        </table:table-row>
      </table:table>
      <text:p text:style-name="Standard"/>
      <text:p text:style-name="P1"/>
      <text:p text:style-name="Standard"/>
      <text:p text:style-name="Standard"/>
      <text:p text:style-name="Standard"/>
      <text:p text:style-name="Standard"/>
      <text:p text:style-name="P2"/>
      <text:p text:style-name="P2"/>
      <text:p text:style-name="P2"/>
      <text:p text:style-name="P3"/>
      <text:p text:style-name="P3"><text:s/>SUPPORT STACK</text:p>
      <text:p text:style-name="P57"><text:span text:style-name="T1">USECASE</text:span><text:span text:style-name="T2"> </text:span><text:span text:style-name="T1">Document</text:span><text:span text:style-name="T4"><text:line-break/></text:span><text:span text:style-name="T20">Version</text:span><text:span text:style-name="T21"> </text:span><text:span text:style-name="T20">1.0</text:span></text:p>
      <text:p text:style-name="P56"/>
      <text:p text:style-name="P138">Functional<text:span text:style-name="T18"> </text:span>document:</text:p>
      <text:p text:style-name="P4"/>
      <text:p text:style-name="P55">Document<text:span text:style-name="T18"> </text:span>Information<text:span text:style-name="T18"> </text:span>and<text:span text:style-name="T18"> </text:span>Approvals</text:p>
      <text:p text:style-name="P4"/>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7"/>
        <table:table-row table:style-name="Table2.1">
          <table:table-cell table:style-name="Table2.A1" table:number-columns-spanned="2" office:value-type="string">
            <text:p text:style-name="P11">Version<text:span text:style-name="T18"> </text:span>History</text:p>
          </table:table-cell>
          <table:covered-table-cell/>
          <table:table-cell table:style-name="Table2.C1" table:number-columns-spanned="3" office:value-type="string">
            <text:p text:style-name="P5"/>
          </table:table-cell>
          <table:covered-table-cell/>
          <table:covered-table-cell/>
          <table:table-cell table:style-name="Table2.F1" office:value-type="string">
            <text:p text:style-name="P6"/>
          </table:table-cell>
          <table:table-cell table:style-name="Table2.G1" office:value-type="string">
            <text:p text:style-name="P6"/>
          </table:table-cell>
          <table:table-cell table:style-name="Table2.H1" office:value-type="string">
            <text:p text:style-name="P6"/>
          </table:table-cell>
          <table:table-cell table:style-name="Table2.I1" office:value-type="string">
            <text:p text:style-name="P6"/>
          </table:table-cell>
          <table:table-cell table:style-name="Table2.J1" office:value-type="string">
            <text:p text:style-name="P6"/>
          </table:table-cell>
          <table:table-cell table:style-name="Table2.K1" office:value-type="string">
            <text:p text:style-name="P6"/>
          </table:table-cell>
          <table:table-cell table:style-name="Table2.L1" office:value-type="string">
            <text:p text:style-name="P6"/>
          </table:table-cell>
        </table:table-row>
        <table:table-row table:style-name="Table2.2">
          <table:table-cell table:style-name="Table2.A2" office:value-type="string">
            <text:p text:style-name="P37">Version<text:span text:style-name="T18"> </text:span>#</text:p>
          </table:table-cell>
          <table:table-cell table:style-name="Table2.A2" table:number-columns-spanned="2" office:value-type="string">
            <text:p text:style-name="P37">Date</text:p>
          </table:table-cell>
          <table:covered-table-cell/>
          <table:table-cell table:style-name="Table2.A2" office:value-type="string">
            <text:p text:style-name="P37">Revised<text:span text:style-name="T18"> </text:span>By</text:p>
          </table:table-cell>
          <table:table-cell table:style-name="Table2.E2" table:number-columns-spanned="8" office:value-type="string">
            <text:p text:style-name="P37">Reason<text:span text:style-name="T18"> </text:span>for<text:span text:style-name="T18"> </text:span>change</text:p>
          </table: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38">1.1</text:p>
          </table:table-cell>
          <table:table-cell table:style-name="Table2.A2" table:number-columns-spanned="2" office:value-type="string">
            <text:p text:style-name="P38">19/12/2011</text:p>
          </table:table-cell>
          <table:covered-table-cell/>
          <table:table-cell table:style-name="Table2.A2" office:value-type="string">
            <text:p text:style-name="P38"/>
          </table:table-cell>
          <table:table-cell table:style-name="Table2.E2"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38"/>
          </table:table-cell>
          <table:table-cell table:style-name="Table2.A2" table:number-columns-spanned="2" office:value-type="string">
            <text:p text:style-name="P38"/>
          </table:table-cell>
          <table:covered-table-cell/>
          <table:table-cell table:style-name="Table2.A2" office:value-type="string">
            <text:p text:style-name="P38"/>
          </table:table-cell>
          <table:table-cell table:style-name="Table2.E2"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38"/>
          </table:table-cell>
          <table:table-cell table:style-name="Table2.A2" table:number-columns-spanned="2" office:value-type="string">
            <text:p text:style-name="P38"/>
          </table:table-cell>
          <table:covered-table-cell/>
          <table:table-cell table:style-name="Table2.A2" office:value-type="string">
            <text:p text:style-name="P38"/>
          </table:table-cell>
          <table:table-cell table:style-name="Table2.E2"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38"/>
          </table:table-cell>
          <table:table-cell table:style-name="Table2.A2" table:number-columns-spanned="2" office:value-type="string">
            <text:p text:style-name="P38"/>
          </table:table-cell>
          <table:covered-table-cell/>
          <table:table-cell table:style-name="Table2.A2" office:value-type="string">
            <text:p text:style-name="P38"/>
          </table:table-cell>
          <table:table-cell table:style-name="Table2.E2"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38"/>
          </table:table-cell>
          <table:table-cell table:style-name="Table2.A2" table:number-columns-spanned="2" office:value-type="string">
            <text:p text:style-name="P38"/>
          </table:table-cell>
          <table:covered-table-cell/>
          <table:table-cell table:style-name="Table2.A2" office:value-type="string">
            <text:p text:style-name="P39"/>
          </table:table-cell>
          <table:table-cell table:style-name="Table2.E2" table:number-columns-spanned="8" office:value-type="string">
            <text:p text:style-name="P39"/>
          </table:table-cell>
          <table:covered-table-cell/>
          <table:covered-table-cell/>
          <table:covered-table-cell/>
          <table:covered-table-cell/>
          <table:covered-table-cell/>
          <table:covered-table-cell/>
          <table:covered-table-cell/>
        </table:table-row>
      </table:table>
      <text:p text:style-name="P2"/>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7"/>
        <table:table-row table:style-name="Table3.1">
          <table:table-cell table:style-name="Table3.A1" table:number-columns-spanned="2" office:value-type="string">
            <text:p text:style-name="P11">Document<text:span text:style-name="T18"> </text:span>Approvals</text:p>
          </table:table-cell>
          <table:covered-table-cell/>
          <table:table-cell table:style-name="Table3.C1" table:number-columns-spanned="3" office:value-type="string">
            <text:p text:style-name="P5"/>
          </table:table-cell>
          <table:covered-table-cell/>
          <table:covered-table-cell/>
          <table:table-cell table:style-name="Table3.F1" office:value-type="string">
            <text:p text:style-name="P6"/>
          </table:table-cell>
          <table:table-cell table:style-name="Table3.G1" office:value-type="string">
            <text:p text:style-name="P6"/>
          </table:table-cell>
          <table:table-cell table:style-name="Table3.H1" office:value-type="string">
            <text:p text:style-name="P6"/>
          </table:table-cell>
          <table:table-cell table:style-name="Table3.I1" office:value-type="string">
            <text:p text:style-name="P6"/>
          </table:table-cell>
          <table:table-cell table:style-name="Table3.J1" office:value-type="string">
            <text:p text:style-name="P6"/>
          </table:table-cell>
          <table:table-cell table:style-name="Table3.K1" office:value-type="string">
            <text:p text:style-name="P6"/>
          </table:table-cell>
          <table:table-cell table:style-name="Table3.L1" office:value-type="string">
            <text:p text:style-name="P6"/>
          </table:table-cell>
        </table:table-row>
        <table:table-row table:style-name="Table3.2">
          <table:table-cell table:style-name="Table3.A2" office:value-type="string">
            <text:p text:style-name="P37">Approver<text:span text:style-name="T18"> </text:span>Name</text:p>
          </table:table-cell>
          <table:table-cell table:style-name="Table3.A2" table:number-columns-spanned="2" office:value-type="string">
            <text:p text:style-name="P37">Project<text:span text:style-name="T18"> </text:span>Role</text:p>
          </table:table-cell>
          <table:covered-table-cell/>
          <table:table-cell table:style-name="Table3.A2" office:value-type="string">
            <text:p text:style-name="P37">Signature/Electronic<text:span text:style-name="T18"> </text:span>Approval</text:p>
          </table:table-cell>
          <table:table-cell table:style-name="Table3.E2" table:number-columns-spanned="8" office:value-type="string">
            <text:p text:style-name="P37">Date</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38"/>
          </table:table-cell>
          <table:table-cell table:style-name="Table3.A2" table:number-columns-spanned="2" office:value-type="string">
            <text:p text:style-name="P38"/>
          </table:table-cell>
          <table:covered-table-cell/>
          <table:table-cell table:style-name="Table3.A2" office:value-type="string">
            <text:p text:style-name="P38"/>
          </table:table-cell>
          <table:table-cell table:style-name="Table3.E2"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38"/>
          </table:table-cell>
          <table:table-cell table:style-name="Table3.A2" table:number-columns-spanned="2" office:value-type="string">
            <text:p text:style-name="P38"/>
          </table:table-cell>
          <table:covered-table-cell/>
          <table:table-cell table:style-name="Table3.A2" office:value-type="string">
            <text:p text:style-name="P38"/>
          </table:table-cell>
          <table:table-cell table:style-name="Table3.E2" table:number-columns-spanned="8" office:value-type="string">
            <text:p text:style-name="P38"/>
          </table:table-cell>
          <table:covered-table-cell/>
          <table:covered-table-cell/>
          <table:covered-table-cell/>
          <table:covered-table-cell/>
          <table:covered-table-cell/>
          <table:covered-table-cell/>
          <table:covered-table-cell/>
        </table:table-row>
      </table:table>
      <text:p text:style-name="P7"/>
      <text:p text:style-name="P7"/>
      <text:p text:style-name="P52">Table Of Content:</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2">S.NO</text:p>
          </table:table-cell>
          <table:table-cell table:style-name="Table34.A1" office:value-type="string">
            <text:p text:style-name="P136">Use case Name</text:p>
          </table:table-cell>
          <table:table-cell table:style-name="Table34.C1" office:value-type="string">
            <text:p text:style-name="P135">Page No</text:p>
          </table:table-cell>
        </table:table-row>
        <table:table-row>
          <table:table-cell table:style-name="Table34.A2" office:value-type="string">
            <text:p text:style-name="P137">1</text:p>
          </table:table-cell>
          <table:table-cell table:style-name="Table34.B2" office:value-type="string">
            <text:p text:style-name="P123">Creating Staff</text:p>
          </table:table-cell>
          <table:table-cell table:style-name="Table34.C2" office:value-type="string">
            <text:p text:style-name="P137">4</text:p>
          </table:table-cell>
        </table:table-row>
        <table:table-row>
          <table:table-cell table:style-name="Table34.A3" office:value-type="string">
            <text:p text:style-name="P137">2</text:p>
          </table:table-cell>
          <table:table-cell table:style-name="Table34.B3" office:value-type="string">
            <text:p text:style-name="P124">Create the Comment</text:p>
          </table:table-cell>
          <table:table-cell table:style-name="Table34.C3" office:value-type="string">
            <text:p text:style-name="P137">5</text:p>
          </table:table-cell>
        </table:table-row>
        <table:table-row>
          <table:table-cell table:style-name="Table34.A4" office:value-type="string">
            <text:p text:style-name="P137">3</text:p>
          </table:table-cell>
          <table:table-cell table:style-name="Table34.B4" office:value-type="string">
            <text:p text:style-name="P125">Creating Client</text:p>
          </table:table-cell>
          <table:table-cell table:style-name="Table34.C4" office:value-type="string">
            <text:p text:style-name="P137">6</text:p>
          </table:table-cell>
        </table:table-row>
        <table:table-row>
          <table:table-cell table:style-name="Table34.A5" office:value-type="string">
            <text:p text:style-name="P137">4</text:p>
          </table:table-cell>
          <table:table-cell table:style-name="Table34.B5" office:value-type="string">
            <text:p text:style-name="P126"><text:s/>Login</text:p>
          </table:table-cell>
          <table:table-cell table:style-name="Table34.C5" office:value-type="string">
            <text:p text:style-name="P137">7</text:p>
          </table:table-cell>
        </table:table-row>
        <table:table-row table:style-name="Table34.6">
          <table:table-cell table:style-name="Table34.A6" office:value-type="string">
            <text:p text:style-name="P137">5</text:p>
          </table:table-cell>
          <table:table-cell table:style-name="Table34.B6" office:value-type="string">
            <text:p text:style-name="P126">Detail View of client</text:p>
          </table:table-cell>
          <table:table-cell table:style-name="Table34.C6" office:value-type="string">
            <text:p text:style-name="P137">8</text:p>
          </table:table-cell>
        </table:table-row>
        <table:table-row>
          <table:table-cell table:style-name="Table34.A7" office:value-type="string">
            <text:p text:style-name="P137">6</text:p>
          </table:table-cell>
          <table:table-cell table:style-name="Table34.B7" office:value-type="string">
            <text:p text:style-name="P68">Edit Details of client</text:p>
          </table:table-cell>
          <table:table-cell table:style-name="Table34.C7" office:value-type="string">
            <text:p text:style-name="P137">8</text:p>
          </table:table-cell>
        </table:table-row>
        <table:table-row>
          <table:table-cell table:style-name="Table34.A8" office:value-type="string">
            <text:p text:style-name="P137">7</text:p>
          </table:table-cell>
          <table:table-cell table:style-name="Table34.B8" office:value-type="string">
            <text:p text:style-name="P124">List View Of Client</text:p>
          </table:table-cell>
          <table:table-cell table:style-name="Table34.C8" office:value-type="string">
            <text:p text:style-name="P137">9</text:p>
          </table:table-cell>
        </table:table-row>
        <table:table-row>
          <table:table-cell table:style-name="Table34.A9" office:value-type="string">
            <text:p text:style-name="P137">8</text:p>
          </table:table-cell>
          <table:table-cell table:style-name="Table34.B9" office:value-type="string">
            <text:p text:style-name="P126">List of Completed Tickets</text:p>
          </table:table-cell>
          <table:table-cell table:style-name="Table34.C9" office:value-type="string">
            <text:p text:style-name="P137">10</text:p>
          </table:table-cell>
        </table:table-row>
        <table:table-row>
          <table:table-cell table:style-name="Table34.A10" office:value-type="string">
            <text:p text:style-name="P137">9</text:p>
          </table:table-cell>
          <table:table-cell table:style-name="Table34.B10" office:value-type="string">
            <text:p text:style-name="P126">Edit News Information</text:p>
          </table:table-cell>
          <table:table-cell table:style-name="Table34.C10" office:value-type="string">
            <text:p text:style-name="P137">10</text:p>
          </table:table-cell>
        </table:table-row>
        <table:table-row>
          <table:table-cell table:style-name="Table34.A11" office:value-type="string">
            <text:p text:style-name="P137">10</text:p>
          </table:table-cell>
          <table:table-cell table:style-name="Table34.B11" office:value-type="string">
            <text:p text:style-name="P126">List of Pending Tickets</text:p>
          </table:table-cell>
          <table:table-cell table:style-name="Table34.C11" office:value-type="string">
            <text:p text:style-name="P137">11</text:p>
          </table:table-cell>
        </table:table-row>
        <text:soft-page-break/>
        <table:table-row>
          <table:table-cell table:style-name="Table34.A12" office:value-type="string">
            <text:p text:style-name="P137">11</text:p>
          </table:table-cell>
          <table:table-cell table:style-name="Table34.B12" office:value-type="string">
            <text:p text:style-name="P126">Modify Admin Details</text:p>
          </table:table-cell>
          <table:table-cell table:style-name="Table34.C12" office:value-type="string">
            <text:p text:style-name="P137">12</text:p>
          </table:table-cell>
        </table:table-row>
        <table:table-row>
          <table:table-cell table:style-name="Table34.A13" office:value-type="string">
            <text:p text:style-name="P137">12</text:p>
          </table:table-cell>
          <table:table-cell table:style-name="Table34.B13" office:value-type="string">
            <text:p text:style-name="P126">Detail View of Staff</text:p>
          </table:table-cell>
          <table:table-cell table:style-name="Table34.C13" office:value-type="string">
            <text:p text:style-name="P137">13</text:p>
          </table:table-cell>
        </table:table-row>
        <table:table-row>
          <table:table-cell table:style-name="Table34.A14" office:value-type="string">
            <text:p text:style-name="P137">13</text:p>
          </table:table-cell>
          <table:table-cell table:style-name="Table34.B14" office:value-type="string">
            <text:p text:style-name="P124">Edit Staff Details</text:p>
          </table:table-cell>
          <table:table-cell table:style-name="Table34.C14" office:value-type="string">
            <text:p text:style-name="P137">13</text:p>
          </table:table-cell>
        </table:table-row>
        <table:table-row>
          <table:table-cell table:style-name="Table34.A15" office:value-type="string">
            <text:p text:style-name="P137">14</text:p>
          </table:table-cell>
          <table:table-cell table:style-name="Table34.B15" office:value-type="string">
            <text:p text:style-name="P126">Edit Department Details</text:p>
          </table:table-cell>
          <table:table-cell table:style-name="Table34.C15" office:value-type="string">
            <text:p text:style-name="P137">14</text:p>
          </table:table-cell>
        </table:table-row>
        <table:table-row>
          <table:table-cell table:style-name="Table34.A16" office:value-type="string">
            <text:p text:style-name="P137">15</text:p>
          </table:table-cell>
          <table:table-cell table:style-name="Table34.B16" office:value-type="string">
            <text:p text:style-name="P126">Create_News</text:p>
          </table:table-cell>
          <table:table-cell table:style-name="Table34.C16" office:value-type="string">
            <text:p text:style-name="P137">15</text:p>
          </table:table-cell>
        </table:table-row>
        <table:table-row>
          <table:table-cell table:style-name="Table34.A17" office:value-type="string">
            <text:p text:style-name="P137">16</text:p>
          </table:table-cell>
          <table:table-cell table:style-name="Table34.B17" office:value-type="string">
            <text:p text:style-name="P126">ADD FAQ</text:p>
          </table:table-cell>
          <table:table-cell table:style-name="Table34.C17" office:value-type="string">
            <text:p text:style-name="P137">16</text:p>
          </table:table-cell>
        </table:table-row>
        <table:table-row>
          <table:table-cell table:style-name="Table34.A18" office:value-type="string">
            <text:p text:style-name="P137">17</text:p>
          </table:table-cell>
          <table:table-cell table:style-name="Table34.B18" office:value-type="string">
            <text:p text:style-name="P126">Submit Ticket</text:p>
          </table:table-cell>
          <table:table-cell table:style-name="Table34.C18" office:value-type="string">
            <text:p text:style-name="P137">16</text:p>
          </table:table-cell>
        </table:table-row>
        <table:table-row>
          <table:table-cell table:style-name="Table34.A19" office:value-type="string">
            <text:p text:style-name="P137">18</text:p>
          </table:table-cell>
          <table:table-cell table:style-name="Table34.B19" office:value-type="string">
            <text:p text:style-name="P126">Create Department</text:p>
          </table:table-cell>
          <table:table-cell table:style-name="Table34.C19" office:value-type="string">
            <text:p text:style-name="P137">17</text:p>
          </table:table-cell>
        </table:table-row>
        <table:table-row>
          <table:table-cell table:style-name="Table34.A20" office:value-type="string">
            <text:p text:style-name="P137">19</text:p>
          </table:table-cell>
          <table:table-cell table:style-name="Table34.B20" office:value-type="string">
            <text:p text:style-name="P126">List View Of Staffs</text:p>
          </table:table-cell>
          <table:table-cell table:style-name="Table34.C20" office:value-type="string">
            <text:p text:style-name="P137">18</text:p>
          </table:table-cell>
        </table:table-row>
        <table:table-row>
          <table:table-cell table:style-name="Table34.A21" office:value-type="string">
            <text:p text:style-name="P137">20</text:p>
          </table:table-cell>
          <table:table-cell table:style-name="Table34.B21" office:value-type="string">
            <text:p text:style-name="P126">List View Of News</text:p>
          </table:table-cell>
          <table:table-cell table:style-name="Table34.C21" office:value-type="string">
            <text:p text:style-name="P137">19</text:p>
          </table:table-cell>
        </table:table-row>
        <table:table-row>
          <table:table-cell table:style-name="Table34.A22" office:value-type="string">
            <text:p text:style-name="P137">21</text:p>
          </table:table-cell>
          <table:table-cell table:style-name="Table34.B22" office:value-type="string">
            <text:p text:style-name="P126">List View Of Departments</text:p>
          </table:table-cell>
          <table:table-cell table:style-name="Table34.C22" office:value-type="string">
            <text:p text:style-name="P137">20</text:p>
          </table:table-cell>
        </table:table-row>
        <table:table-row>
          <table:table-cell table:style-name="Table34.A23" office:value-type="string">
            <text:p text:style-name="P137">22</text:p>
          </table:table-cell>
          <table:table-cell table:style-name="Table34.B23" office:value-type="string">
            <text:p text:style-name="P126">Edit Department Details</text:p>
          </table:table-cell>
          <table:table-cell table:style-name="Table34.C23" office:value-type="string">
            <text:p text:style-name="P137">21</text:p>
          </table:table-cell>
        </table:table-row>
        <table:table-row>
          <table:table-cell table:style-name="Table34.A24" office:value-type="string">
            <text:p text:style-name="P137">23</text:p>
          </table:table-cell>
          <table:table-cell table:style-name="Table34.B24" office:value-type="string">
            <text:p text:style-name="P126">Help Page</text:p>
          </table:table-cell>
          <table:table-cell table:style-name="Table34.C24" office:value-type="string">
            <text:p text:style-name="P137">22</text:p>
          </table:table-cell>
        </table:table-row>
        <table:table-row>
          <table:table-cell table:style-name="Table34.A25" office:value-type="string">
            <text:p text:style-name="P137">24</text:p>
          </table:table-cell>
          <table:table-cell table:style-name="Table34.B25" office:value-type="string">
            <text:p text:style-name="P126">Dashboard Page</text:p>
          </table:table-cell>
          <table:table-cell table:style-name="Table34.C25" office:value-type="string">
            <text:p text:style-name="P137">23</text:p>
          </table:table-cell>
        </table:table-row>
        <table:table-row>
          <table:table-cell table:style-name="Table34.A26" office:value-type="string">
            <text:p text:style-name="P137">25</text:p>
          </table:table-cell>
          <table:table-cell table:style-name="Table34.B26" office:value-type="string">
            <text:p text:style-name="P126">Forgot Password</text:p>
          </table:table-cell>
          <table:table-cell table:style-name="Table34.C26" office:value-type="string">
            <text:p text:style-name="P137">23</text:p>
          </table:table-cell>
        </table:table-row>
        <table:table-row>
          <table:table-cell table:style-name="Table34.A27" office:value-type="string">
            <text:p text:style-name="P137">26</text:p>
          </table:table-cell>
          <table:table-cell table:style-name="Table34.B27" office:value-type="string">
            <text:p text:style-name="P126">Client Submit ticket page</text:p>
          </table:table-cell>
          <table:table-cell table:style-name="Table34.C27" office:value-type="string">
            <text:p text:style-name="P137">24</text:p>
          </table:table-cell>
        </table:table-row>
        <table:table-row>
          <table:table-cell table:style-name="Table34.A28" office:value-type="string">
            <text:p text:style-name="P137">27</text:p>
          </table:table-cell>
          <table:table-cell table:style-name="Table34.B28" office:value-type="string">
            <text:p text:style-name="P126">Particular Ticket view</text:p>
          </table:table-cell>
          <table:table-cell table:style-name="Table34.C28" office:value-type="string">
            <text:p text:style-name="P137">25</text:p>
          </table:table-cell>
        </table:table-row>
        <table:table-row>
          <table:table-cell table:style-name="Table34.A29" office:value-type="string">
            <text:p text:style-name="P137">28</text:p>
          </table:table-cell>
          <table:table-cell table:style-name="Table34.B29" office:value-type="string">
            <text:p text:style-name="P126">Client Ticket history </text:p>
          </table:table-cell>
          <table:table-cell table:style-name="Table34.C29" office:value-type="string">
            <text:p text:style-name="P137">26</text:p>
          </table:table-cell>
        </table:table-row>
        <table:table-row>
          <table:table-cell table:style-name="Table34.A30" office:value-type="string">
            <text:p text:style-name="P137">29</text:p>
          </table:table-cell>
          <table:table-cell table:style-name="Table34.B30" office:value-type="string">
            <text:p text:style-name="P126">Client my account page</text:p>
          </table:table-cell>
          <table:table-cell table:style-name="Table34.C30" office:value-type="string">
            <text:p text:style-name="P137">27</text:p>
          </table:table-cell>
        </table:table-row>
        <table:table-row>
          <table:table-cell table:style-name="Table34.A34" office:value-type="string">
            <text:p text:style-name="P137">30</text:p>
          </table:table-cell>
          <table:table-cell table:style-name="Table34.B34" office:value-type="string">
            <text:p text:style-name="P126">Staff my account page</text:p>
          </table:table-cell>
          <table:table-cell table:style-name="Table34.C34" office:value-type="string">
            <text:p text:style-name="P137">27</text:p>
          </table:table-cell>
        </table:table-row>
        <table:table-row>
          <table:table-cell table:style-name="Table34.A34" office:value-type="string">
            <text:p text:style-name="P137">31</text:p>
          </table:table-cell>
          <table:table-cell table:style-name="Table34.B34" office:value-type="string">
            <text:p text:style-name="P126">Staff complete page</text:p>
          </table:table-cell>
          <table:table-cell table:style-name="Table34.C34" office:value-type="string">
            <text:p text:style-name="P137">28</text:p>
          </table:table-cell>
        </table:table-row>
        <table:table-row>
          <table:table-cell table:style-name="Table34.A34" office:value-type="string">
            <text:p text:style-name="P137">32</text:p>
          </table:table-cell>
          <table:table-cell table:style-name="Table34.B34" office:value-type="string">
            <text:p text:style-name="P126">Staff Assign Ticket page</text:p>
          </table:table-cell>
          <table:table-cell table:style-name="Table34.C34" office:value-type="string">
            <text:p text:style-name="P137">29</text:p>
          </table:table-cell>
        </table:table-row>
        <table:table-row>
          <table:table-cell table:style-name="Table34.A34" office:value-type="string">
            <text:p text:style-name="P137">33</text:p>
          </table:table-cell>
          <table:table-cell table:style-name="Table34.B34" office:value-type="string">
            <text:p text:style-name="P126">Staff particular ticket page</text:p>
          </table:table-cell>
          <table:table-cell table:style-name="Table34.C34" office:value-type="string">
            <text:p text:style-name="P137">30</text:p>
          </table:table-cell>
        </table:table-row>
      </table:table>
      <text:p text:style-name="P7"/>
      <text:p text:style-name="P10"><text:span text:style-name="T29">General</text:span><text:span text:style-name="T30"> </text:span><text:span text:style-name="T29">Information</text:span></text:p>
      <text:p text:style-name="P8"><text:tab/></text:p>
      <text:p text:style-name="P8"><text:tab/><text:span text:style-name="T3">Stack Support is used to support the quires of the client, The client post their query as Ticket,where staff is used to </text:span><text:span text:style-name="T3">solve that Ticket and change the status of the ticket,The admin manages the whole process where admin can also post the ticket delete the ticket and admin is the one who creates staff and client .</text:span></text:p>
      <text:h text:style-name="P139" text:outline-level="2"><text:bookmark text:name="__RefHeading__4_1352173294"/><text:soft-page-break/>Purpose<text:bookmark-end text:name="__RefHeading__4_1352173294"/></text:h>
      <text:p text:style-name="Standard"/>
      <text:p text:style-name="P53"><text:tab/><text:span text:style-name="T3">The</text:span><text:span text:style-name="T8"> </text:span><text:span text:style-name="T3">purpose</text:span><text:span text:style-name="T8"> </text:span><text:span text:style-name="T3">of</text:span><text:span text:style-name="T8"> </text:span><text:span text:style-name="T3">this</text:span><text:span text:style-name="T8"> </text:span><text:span text:style-name="T3">document</text:span><text:span text:style-name="T8"> </text:span><text:span text:style-name="T3">is</text:span><text:span text:style-name="T8"> </text:span><text:span text:style-name="T3">to</text:span><text:span text:style-name="T8"> </text:span><text:span text:style-name="T3">clarify</text:span><text:span text:style-name="T8"> </text:span><text:span text:style-name="T3">the</text:span><text:span text:style-name="T8"> </text:span><text:span text:style-name="T3">functional</text:span><text:span text:style-name="T8"> </text:span><text:span text:style-name="T3">goals.</text:span><text:span text:style-name="T8"> </text:span><text:span text:style-name="T3">It</text:span><text:span text:style-name="T8"> </text:span><text:span text:style-name="T3">includes</text:span><text:span text:style-name="T8"> </text:span><text:span text:style-name="T3">information</text:span><text:span text:style-name="T8"> </text:span><text:span text:style-name="T3">gathered</text:span><text:span text:style-name="T8"> </text:span><text:span text:style-name="T3">through</text:span><text:span text:style-name="T8"> </text:span><text:span text:style-name="T3">interviews</text:span><text:span text:style-name="T8"> </text:span><text:span text:style-name="T3">and</text:span><text:span text:style-name="T8"> </text:span><text:span text:style-name="T3">various</text:span><text:span text:style-name="T8"> </text:span><text:span text:style-name="T3">meetings</text:span><text:span text:style-name="T8"> </text:span><text:span text:style-name="T3">with</text:span><text:span text:style-name="T8"> </text:span><text:span text:style-name="T3">the</text:span><text:span text:style-name="T8"> </text:span><text:span text:style-name="T3">client.</text:span></text:p>
      <text:h text:style-name="P139" text:outline-level="2"><text:bookmark text:name="__RefHeading__6_1352173294"/>Scope<text:bookmark-end text:name="__RefHeading__6_1352173294"/></text:h>
      <text:p text:style-name="P14"/>
      <text:p text:style-name="P54"><text:tab/>Scope<text:span text:style-name="T18"> </text:span>of<text:span text:style-name="T18"> </text:span>the<text:span text:style-name="T18"> </text:span>project<text:span text:style-name="T18"> </text:span>is<text:span text:style-name="T18"> </text:span>to<text:span text:style-name="T18"> post the client query as ticket and staff used to find solution for that query and solve the </text:span><text:span text:style-name="T18">ticket</text:span>.</text:p>
      <text:h text:style-name="P139" text:outline-level="2"><text:bookmark text:name="__RefHeading__8_1352173294"/>Objectives<text:bookmark-end text:name="__RefHeading__8_1352173294"/></text:h>
      <text:list xml:id="list1913714581" text:style-name="WW8Num2">
        <text:list-item>
          <text:p text:style-name="P59">Familiarize<text:span text:style-name="T18"> </text:span>with<text:span text:style-name="T18"> </text:span>the<text:span text:style-name="T18"> </text:span>concept<text:span text:style-name="T18"> </text:span>underlining<text:span text:style-name="T18"> </text:span>Use<text:span text:style-name="T18"> </text:span>Case<text:span text:style-name="T18"> </text:span>Diagram<text:span text:style-name="T18"> </text:span>for<text:span text:style-name="T18"> </text:span>requirement<text:span text:style-name="T18"> </text:span>analysis.</text:p>
        </text:list-item>
      </text:list>
      <text:p text:style-name="P13"/>
      <text:list xml:id="list2158307147" text:continue-numbering="true" text:style-name="WW8Num2">
        <text:list-item>
          <text:p text:style-name="P59">Analyze<text:span text:style-name="T18"> </text:span>functional<text:span text:style-name="T18"> </text:span>requirements<text:span text:style-name="T18"> </text:span>and<text:span text:style-name="T18"> </text:span>problem<text:span text:style-name="T18"> </text:span>statements<text:span text:style-name="T18"> </text:span>of<text:span text:style-name="T18"> </text:span>an<text:span text:style-name="T18"> </text:span>intended<text:span text:style-name="T18"> </text:span>system<text:span text:style-name="T18"> </text:span>to<text:span text:style-name="T18"> </text:span>be<text:span text:style-name="T18"> </text:span>able<text:span text:style-name="T18"> </text:span>to<text:span text:style-name="T18"> </text:span>translate<text:span text:style-name="T18"> </text:span>into<text:span text:style-name="T18"> </text:span>use<text:span text:style-name="T18"> </text:span>case<text:span text:style-name="T18"> </text:span>modeling.</text:p>
        </text:list-item>
      </text:list>
      <text:p text:style-name="P9"/>
      <text:p text:style-name="P58"/>
      <text:p text:style-name="P51"><text:s/><text:span text:style-name="T16">USE</text:span><text:span text:style-name="T17"> </text:span><text:span text:style-name="T16">CASE</text:span><text:span text:style-name="T17"> </text:span><text:span text:style-name="T16">1:SS_Creating_Staff_001:</text:span></text:p>
      <table:table table:name="Table4" table:style-name="Table4">
        <table:table-column table:style-name="Table4.A"/>
        <table:table-column table:style-name="Table4.B"/>
        <table:table-row>
          <table:table-cell table:style-name="Table4.A1" office:value-type="string">
            <text:p text:style-name="P47">USE<text:span text:style-name="T18"> </text:span>CASE<text:span text:style-name="T18"> : </text:span>1</text:p>
          </table:table-cell>
          <table:table-cell table:style-name="Table4.B1" office:value-type="string">
            <text:p text:style-name="P48">Creating staff</text:p>
          </table:table-cell>
        </table:table-row>
        <table:table-row>
          <table:table-cell table:style-name="Table4.A2" office:value-type="string">
            <text:p text:style-name="P17">Support Stack</text:p>
          </table:table-cell>
          <table:table-cell table:style-name="Table4.B3" office:value-type="string">
            <text:p text:style-name="P44">001</text:p>
          </table:table-cell>
        </table:table-row>
        <table:table-row>
          <table:table-cell table:style-name="Table4.A2" office:value-type="string">
            <text:p text:style-name="P16">Actor : Admin</text:p>
          </table:table-cell>
          <table:table-cell table:style-name="Table4.B3" office:value-type="string">
            <text:p text:style-name="P43"/>
          </table:table-cell>
        </table:table-row>
      </table:table>
      <text:p text:style-name="P33"/>
      <text:p text:style-name="P30">Assumptio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create Staff page </text:span><text:span text:style-name="T10">&amp;</text:span><text:span text:style-name="T11"> </text:span><text:span text:style-name="T10">likes</text:span><text:span text:style-name="T11"> </text:span><text:span text:style-name="T10">to</text:span><text:span text:style-name="T11"> </text:span><text:span text:style-name="T10">create</text:span><text:span text:style-name="T11"> </text:span><text:span text:style-name="T10">a new user.</text:span></text:p>
      <text:p text:style-name="P29"><text:span text:style-name="T28">Description</text:span><text:span text:style-name="T28">:</text:span></text:p>
      <text:p text:style-name="P18"><text:tab/><text:span text:style-name="T26">The</text:span><text:span text:style-name="T27"> Admin </text:span><text:span text:style-name="T26">should</text:span><text:span text:style-name="T27"> </text:span><text:span text:style-name="T26">be</text:span><text:span text:style-name="T27"> </text:span><text:span text:style-name="T26">able</text:span><text:span text:style-name="T27"> </text:span><text:span text:style-name="T26">to</text:span><text:span text:style-name="T27"> </text:span><text:span text:style-name="T26">create</text:span><text:span text:style-name="T27"> </text:span><text:span text:style-name="T26">an</text:span><text:span text:style-name="T27"> new user </text:span><text:span text:style-name="T26">by</text:span><text:span text:style-name="T27"> entering </text:span><text:span text:style-name="T26">details</text:span><text:span text:style-name="T27"> </text:span><text:span text:style-name="T26">in</text:span><text:span text:style-name="T27"> </text:span><text:span text:style-name="T26">the</text:span><text:span text:style-name="T27"> </text:span><text:span text:style-name="T26">application.</text:span></text:p>
      <text:p text:style-name="P29"><text:span text:style-name="T28">Steps</text:span><text:span text:style-name="T28">:</text:span></text:p>
      <text:p text:style-name="P22">1. <text:s text:c="3"/><text:span text:style-name="T18"><text:s/>Admin is in create new user </text:span>pop<text:span text:style-name="T18"> </text:span>up<text:span text:style-name="T18"> </text:span>window.</text:p>
      <text:list xml:id="list96419879" text:style-name="L1">
        <text:list-item>
          <text:p text:style-name="P80"><text:span text:style-name="T18">Admin </text:span>enters<text:span text:style-name="T18"> </text:span>all<text:span text:style-name="T18"> </text:span>the<text:span text:style-name="T18"> </text:span>parameters<text:span text:style-name="T18"> </text:span>in<text:span text:style-name="T18"> </text:span>the<text:span text:style-name="T18"> create user </text:span>page <text:span text:style-name="T18">if needed.</text:span>.</text:p>
        </text:list-item>
      </text:list>
      <text:list xml:id="list229158278" text:style-name="WW8Num6">
        <text:list-item>
          <text:p text:style-name="P110"><text:span text:style-name="T7">Enter</text:span><text:span text:style-name="T9"> </text:span><text:span text:style-name="T7">First</text:span><text:span text:style-name="T9"> </text:span><text:span text:style-name="T7">Name</text:span></text:p>
        </text:list-item>
        <text:list-item>
          <text:p text:style-name="P110"><text:span text:style-name="T7">Enter</text:span><text:span text:style-name="T9"> </text:span><text:span text:style-name="T7">Last</text:span><text:span text:style-name="T9"> </text:span><text:span text:style-name="T7">Name</text:span></text:p>
        </text:list-item>
        <text:list-item>
          <text:p text:style-name="P111">Select the department</text:p>
        </text:list-item>
        <text:list-item>
          <text:p text:style-name="P111">Enter the User-name</text:p>
        </text:list-item>
        <text:list-item>
          <text:p text:style-name="P111"><text:soft-page-break/>Enter<text:span text:style-name="T18"> </text:span>Mail<text:span text:style-name="T18"> </text:span>ID</text:p>
        </text:list-item>
        <text:list-item>
          <text:p text:style-name="P111">Enter<text:span text:style-name="T18"> Mobile number</text:span></text:p>
        </text:list-item>
        <text:list-item>
          <text:p text:style-name="P111">Enter Office number</text:p>
        </text:list-item>
        <text:list-item>
          <text:p text:style-name="P112">Enter Home number</text:p>
        </text:list-item>
        <text:list-item>
          <text:p text:style-name="P112">Enter Fax number</text:p>
        </text:list-item>
      </text:list>
      <text:p text:style-name="P22">3.<text:span text:style-name="T18"> Admin </text:span>submits<text:span text:style-name="T18"> “Add staff” </text:span>the<text:span text:style-name="T18"> </text:span>information<text:span text:style-name="T18"> </text:span>so<text:span text:style-name="T18"> </text:span>as<text:span text:style-name="T18"> </text:span>to<text:span text:style-name="T18"> create anew user</text:span>.</text:p>
      <text:p text:style-name="P27"><text:span text:style-name="T7">4.</text:span><text:span text:style-name="T9"> </text:span><text:span text:style-name="T7">The</text:span><text:span text:style-name="T9"> Admin </text:span><text:span text:style-name="T7">can</text:span><text:span text:style-name="T9"> submit “cancel” to cancel from creating a new user </text:span><text:span text:style-name="T7">.</text:span></text:p>
      <text:p text:style-name="P30">End<text:span text:style-name="T18"> </text:span>State:</text:p>
      <text:p text:style-name="P25"><text:span text:style-name="T5"><text:tab/></text:span><text:span text:style-name="T6"> </text:span><text:span text:style-name="T10">The</text:span><text:span text:style-name="T11"> Admin </text:span><text:span text:style-name="T10">successfully</text:span><text:span text:style-name="T11"> </text:span><text:span text:style-name="T10">creates</text:span><text:span text:style-name="T11"> </text:span><text:span text:style-name="T10">a</text:span><text:span text:style-name="T11"> new staff </text:span><text:span text:style-name="T10">in</text:span><text:span text:style-name="T11"> </text:span><text:span text:style-name="T10">the</text:span><text:span text:style-name="T11"> “Stack Support” </text:span><text:span text:style-name="T10">Application.</text:span><text:span text:style-name="T11"> </text:span><text:span text:style-name="T10">The</text:span><text:span text:style-name="T11"> </text:span><text:span text:style-name="T10">Page</text:span><text:span text:style-name="T11"> </text:span><text:span text:style-name="T10">will</text:span><text:span text:style-name="T11"> </text:span><text:span text:style-name="T10">be</text:span><text:span text:style-name="T11"> </text:span><text:span text:style-name="T10">navigated</text:span><text:span text:style-name="T11"> </text:span><text:span text:style-name="T10">to</text:span><text:span text:style-name="T11"> </text:span><text:span text:style-name="T10">the</text:span><text:span text:style-name="T11"> “</text:span><text:span text:style-name="T10">Dashboard</text:span><text:span text:style-name="T11">”</text:span><text:span text:style-name="T10">.</text:span></text:p>
      <text:p text:style-name="P18"/>
      <text:p text:style-name="P30">Note:</text:p>
      <text:list xml:id="list1576685634" text:style-name="WW8Num3">
        <text:list-item>
          <text:p text:style-name="P113"><text:span text:style-name="T28">As</text:span><text:span text:style-name="T19"> </text:span><text:span text:style-name="T28">per</text:span><text:span text:style-name="T19"> </text:span><text:span text:style-name="T28">the</text:span><text:span text:style-name="T19"> </text:span><text:span text:style-name="T28">application</text:span><text:span text:style-name="T19"> </text:span><text:span text:style-name="T28">it</text:span><text:span text:style-name="T19"> </text:span><text:span text:style-name="T28">is</text:span><text:span text:style-name="T19"> </text:span><text:span text:style-name="T28">assumed</text:span><text:span text:style-name="T19"> </text:span><text:span text:style-name="T28">that</text:span><text:span text:style-name="T19"> </text:span><text:span text:style-name="T28">a</text:span><text:span text:style-name="T19"> Admin already login in as Admin</text:span><text:span text:style-name="T28">.</text:span></text:p>
        </text:list-item>
        <text:list-item>
          <text:p text:style-name="P114">And the photo size should be with in 400 MB.</text:p>
          <text:p text:style-name="P115"/>
        </text:list-item>
      </text:list>
      <text:p text:style-name="P94">USE<text:span text:style-name="T18"> </text:span>CASE<text:span text:style-name="T18"> 2</text:span>:SS_Create_comment_002:</text:p>
      <table:table table:name="Table5" table:style-name="Table5">
        <table:table-column table:style-name="Table5.A"/>
        <table:table-column table:style-name="Table5.B"/>
        <table:table-row>
          <table:table-cell table:style-name="Table5.A1" office:value-type="string">
            <text:p text:style-name="P47">USE<text:span text:style-name="T18"> </text:span>CASE<text:span text:style-name="T18"> : 2</text:span></text:p>
          </table:table-cell>
          <table:table-cell table:style-name="Table5.B1" office:value-type="string">
            <text:p text:style-name="P34">Create comment</text:p>
          </table:table-cell>
        </table:table-row>
        <table:table-row>
          <table:table-cell table:style-name="Table5.A2" office:value-type="string">
            <text:p text:style-name="P17">Support Stack</text:p>
          </table:table-cell>
          <table:table-cell table:style-name="Table5.B3" office:value-type="string">
            <text:p text:style-name="P44">002</text:p>
          </table:table-cell>
        </table:table-row>
        <table:table-row>
          <table:table-cell table:style-name="Table5.A2" office:value-type="string">
            <text:p text:style-name="P16">Actor : User</text:p>
          </table:table-cell>
          <table:table-cell table:style-name="Table5.B3" office:value-type="string">
            <text:p text:style-name="P45"/>
          </table:table-cell>
        </table:table-row>
      </table:table>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create the comment for the already available questions</text:span><text:span text:style-name="T10">.</text:span></text:p>
      <text:p text:style-name="P29"><text:span text:style-name="T28">Description</text:span><text:span text:style-name="T28">:</text:span></text:p>
      <text:p text:style-name="P18"><text:tab/><text:span text:style-name="T26">The</text:span><text:span text:style-name="T27"> Admin </text:span><text:span text:style-name="T26">should</text:span><text:span text:style-name="T27"> </text:span><text:span text:style-name="T26">be</text:span><text:span text:style-name="T27"> </text:span><text:span text:style-name="T26">able</text:span><text:span text:style-name="T27"> </text:span><text:span text:style-name="T26">to</text:span><text:span text:style-name="T27"> post comment for already available questions</text:span><text:span text:style-name="T26">.</text:span></text:p>
      <text:p text:style-name="P29"><text:span text:style-name="T28">Steps</text:span><text:span text:style-name="T28">:</text:span></text:p>
      <text:p text:style-name="P22">1.<text:span text:style-name="T18"> user is in “Create comment” </text:span>pop<text:span text:style-name="T18"> </text:span>up<text:span text:style-name="T18"> </text:span>window.</text:p>
      <text:p text:style-name="P22">2.<text:span text:style-name="T18"> user </text:span>enters<text:span text:style-name="T18"> </text:span>all<text:span text:style-name="T18"> </text:span>the<text:span text:style-name="T18"> <text:s/></text:span>parameters<text:span text:style-name="T18"> </text:span>in<text:span text:style-name="T18"> </text:span>the<text:span text:style-name="T18"> “create comment” if needed</text:span>.</text:p>
      <text:list xml:id="list1344734491" text:continue-list="list229158278" text:style-name="WW8Num6">
        <text:list-item>
          <text:p text:style-name="P116">Enter<text:span text:style-name="T18"> the comment</text:span></text:p>
        </text:list-item>
      </text:list>
      <text:p text:style-name="P22">3.<text:span text:style-name="T18"> user </text:span>submits<text:span text:style-name="T18"> “save changes” </text:span>the<text:span text:style-name="T18"> </text:span>information<text:span text:style-name="T18"> </text:span>so<text:span text:style-name="T18"> </text:span>as<text:span text:style-name="T18"> </text:span>to<text:span text:style-name="T18"> save the edited information</text:span>.</text:p>
      <text:p text:style-name="P27"><text:soft-page-break/><text:span text:style-name="T7">4.</text:span><text:span text:style-name="T9"> </text:span><text:span text:style-name="T7">The</text:span><text:span text:style-name="T9"> user </text:span><text:span text:style-name="T7">can</text:span><text:span text:style-name="T9"> submit “cancel” to cancel from editing the category </text:span><text:span text:style-name="T7">.</text:span></text:p>
      <text:p text:style-name="P30">End<text:span text:style-name="T18"> </text:span>State:</text:p>
      <text:p text:style-name="P25"><text:span text:style-name="T5"><text:tab/></text:span><text:span text:style-name="T6"> </text:span><text:span text:style-name="T10">The</text:span><text:span text:style-name="T11"> user </text:span><text:span text:style-name="T10">successfully</text:span><text:span text:style-name="T11"> create comment for particular question </text:span><text:span text:style-name="T10">in</text:span><text:span text:style-name="T11"> </text:span><text:span text:style-name="T10">the</text:span><text:span text:style-name="T11"> “Stack Support” </text:span><text:span text:style-name="T10">Application.</text:span><text:span text:style-name="T11"> </text:span><text:span text:style-name="T10">The</text:span><text:span text:style-name="T11"> </text:span><text:span text:style-name="T10">Page</text:span><text:span text:style-name="T11"> </text:span><text:span text:style-name="T10">will</text:span><text:span text:style-name="T11"> </text:span><text:span text:style-name="T10">be</text:span><text:span text:style-name="T11"> </text:span><text:span text:style-name="T10">navigated</text:span><text:span text:style-name="T11"> </text:span><text:span text:style-name="T10">to</text:span><text:span text:style-name="T11"> </text:span><text:span text:style-name="T10">the</text:span><text:span text:style-name="T11"> “</text:span><text:span text:style-name="T10">Dashboard</text:span><text:span text:style-name="T11">”</text:span><text:span text:style-name="T10">.</text:span></text:p>
      <text:p text:style-name="P30">Note:</text:p>
      <text:list xml:id="list593804845" text:continue-list="list1576685634" text:style-name="WW8Num3">
        <text:list-header>
          <text:p text:style-name="P81"><text:s text:c="5"/>1)<text:tab/>As<text:span text:style-name="T18"> </text:span>per<text:span text:style-name="T18"> </text:span>the<text:span text:style-name="T18"> </text:span>application<text:span text:style-name="T18"> </text:span>it<text:span text:style-name="T18"> </text:span>is<text:span text:style-name="T18"> </text:span>assumed<text:span text:style-name="T18"> </text:span>that<text:span text:style-name="T18"> </text:span>a<text:span text:style-name="T18"> Admin already login in as Admin</text:span>.</text:p>
        </text:list-header>
      </text:list>
      <text:p text:style-name="P19"/>
      <text:p text:style-name="P95"><text:span text:style-name="T31">USE</text:span><text:span text:style-name="T32"> </text:span><text:span text:style-name="T31">CASE</text:span><text:span text:style-name="T32"> 3</text:span><text:span text:style-name="T31">:SS_Creating_Client_003:</text:span></text:p>
      <table:table table:name="Table6" table:style-name="Table6">
        <table:table-column table:style-name="Table6.A"/>
        <table:table-column table:style-name="Table6.B"/>
        <table:table-row>
          <table:table-cell table:style-name="Table6.A1" office:value-type="string">
            <text:p text:style-name="P47">USE<text:span text:style-name="T18"> </text:span>CASE<text:span text:style-name="T18"> : 3</text:span></text:p>
          </table:table-cell>
          <table:table-cell table:style-name="Table6.B1" office:value-type="string">
            <text:p text:style-name="P35">Creating Client</text:p>
          </table:table-cell>
        </table:table-row>
        <table:table-row>
          <table:table-cell table:style-name="Table6.A2" office:value-type="string">
            <text:p text:style-name="P17">Support Stack</text:p>
          </table:table-cell>
          <table:table-cell table:style-name="Table6.B3" office:value-type="string">
            <text:p text:style-name="P44">003</text:p>
          </table:table-cell>
        </table:table-row>
        <table:table-row>
          <table:table-cell table:style-name="Table6.A2" office:value-type="string">
            <text:p text:style-name="P16">Actor : Admin</text:p>
          </table:table-cell>
          <table:table-cell table:style-name="Table6.B3" office:value-type="string">
            <text:p text:style-name="P45"/>
          </table:table-cell>
        </table:table-row>
      </table:table>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create client page </text:span><text:span text:style-name="T10">&amp;</text:span><text:span text:style-name="T11"> </text:span><text:span text:style-name="T10">likes</text:span><text:span text:style-name="T11"> </text:span><text:span text:style-name="T10">to</text:span><text:span text:style-name="T11"> </text:span><text:span text:style-name="T10">create</text:span><text:span text:style-name="T11"> </text:span><text:span text:style-name="T10">a new client.</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text:span>create<text:span text:style-name="T18"> </text:span>an<text:span text:style-name="T18"> new client </text:span>by<text:span text:style-name="T18"> entering </text:span>details<text:span text:style-name="T18"> </text:span>in<text:span text:style-name="T18"> </text:span>the<text:span text:style-name="T18"> </text:span>application.</text:p>
      <text:p text:style-name="P29"><text:span text:style-name="T28">Steps</text:span><text:span text:style-name="T28">:</text:span></text:p>
      <text:p text:style-name="P22">1.<text:span text:style-name="T18"> Admin is in create new client </text:span>pop<text:span text:style-name="T18"> </text:span>up<text:span text:style-name="T18"> </text:span>window.</text:p>
      <text:p text:style-name="P22">2.<text:span text:style-name="T18"> Admin </text:span>enters<text:span text:style-name="T18"> </text:span>all<text:span text:style-name="T18"> </text:span>the<text:span text:style-name="T18"> <text:s/></text:span>parameters<text:span text:style-name="T18"> </text:span>in<text:span text:style-name="T18"> </text:span>the<text:span text:style-name="T18"> create client </text:span>page <text:span text:style-name="T18">if needed.</text:span></text:p>
      <text:list xml:id="list1391582374" text:continue-list="list1344734491" text:style-name="WW8Num6">
        <text:list-item>
          <text:p text:style-name="P117">Enter<text:span text:style-name="T18"> Full </text:span>Name</text:p>
        </text:list-item>
        <text:list-item>
          <text:p text:style-name="P117">Enter<text:span text:style-name="T18"> Company</text:span></text:p>
        </text:list-item>
        <text:list-item>
          <text:p text:style-name="P117">Enter <text:s/>Address 1</text:p>
        </text:list-item>
        <text:list-item>
          <text:p text:style-name="P117">Enter <text:s/>Address 2</text:p>
        </text:list-item>
        <text:list-item>
          <text:p text:style-name="P117">Enter City</text:p>
        </text:list-item>
        <text:list-item>
          <text:p text:style-name="P117">Enter<text:span text:style-name="T18"> State</text:span></text:p>
        </text:list-item>
        <text:list-item>
          <text:p text:style-name="P118">Select the country</text:p>
        </text:list-item>
        <text:list-item>
          <text:p text:style-name="P118">Enter Phone 1</text:p>
        </text:list-item>
        <text:list-item>
          <text:p text:style-name="P118">Enter the Email-Id</text:p>
        </text:list-item>
        <text:list-item>
          <text:p text:style-name="P118">Enter the User-name</text:p>
        </text:list-item>
        <text:list-item>
          <text:p text:style-name="P117"><text:soft-page-break/>Enter the Phone 2</text:p>
        </text:list-item>
        <text:list-item>
          <text:p text:style-name="P118">Enter Fax number</text:p>
        </text:list-item>
      </text:list>
      <text:p text:style-name="P22">3.<text:span text:style-name="T18"> Admin </text:span>submits<text:span text:style-name="T18"> “Create” </text:span>the<text:span text:style-name="T18"> </text:span>information<text:span text:style-name="T18"> </text:span>so<text:span text:style-name="T18"> </text:span>as<text:span text:style-name="T18"> </text:span>to<text:span text:style-name="T18"> create a new client</text:span>.</text:p>
      <text:p text:style-name="P27"><text:span text:style-name="T7">4.</text:span><text:span text:style-name="T9"> </text:span><text:span text:style-name="T7">The</text:span><text:span text:style-name="T9"> Admin </text:span><text:span text:style-name="T7">can</text:span><text:span text:style-name="T9"> submit “cancel” to cancel from creating a new client </text:span><text:span text:style-name="T7">.</text:span></text:p>
      <text:p text:style-name="P30">End<text:span text:style-name="T18"> </text:span>State:</text:p>
      <text:p text:style-name="P27"><text:span text:style-name="T13"><text:tab/></text:span><text:span text:style-name="T14"> </text:span><text:span text:style-name="T7">The</text:span><text:span text:style-name="T9"> Admin </text:span><text:span text:style-name="T7">successfully</text:span><text:span text:style-name="T9"> </text:span><text:span text:style-name="T7">creates</text:span><text:span text:style-name="T9"> </text:span><text:span text:style-name="T7">a</text:span><text:span text:style-name="T9"> new client </text:span><text:span text:style-name="T7">in</text:span><text:span text:style-name="T9"> </text:span><text:span text:style-name="T7">the</text:span><text:span text:style-name="T9"> “Stack Support” </text:span><text:span text:style-name="T7">Application.</text:span><text:span text:style-name="T9"> </text:span><text:span text:style-name="T7">The</text:span><text:span text:style-name="T9"> </text:span><text:span text:style-name="T7">Page</text:span><text:span text:style-name="T9"> </text:span><text:span text:style-name="T7">will</text:span><text:span text:style-name="T9"> </text:span><text:span text:style-name="T7">be</text:span><text:span text:style-name="T9"> </text:span><text:span text:style-name="T7">navigated</text:span><text:span text:style-name="T9"> </text:span><text:span text:style-name="T7">to</text:span><text:span text:style-name="T9"> </text:span><text:span text:style-name="T7">the</text:span><text:span text:style-name="T9"> “</text:span><text:span text:style-name="T7">Dashboard</text:span><text:span text:style-name="T9">”</text:span><text:span text:style-name="T7">.</text:span></text:p>
      <text:p text:style-name="P30">Note:</text:p>
      <text:list xml:id="list513075735" text:style-name="L2">
        <text:list-item>
          <text:p text:style-name="P82">As<text:span text:style-name="T18"> </text:span>per<text:span text:style-name="T18"> </text:span>the<text:span text:style-name="T18"> </text:span>application<text:span text:style-name="T18"> </text:span>it<text:span text:style-name="T18"> </text:span>is<text:span text:style-name="T18"> </text:span>assumed<text:span text:style-name="T18"> </text:span>that<text:span text:style-name="T18"> </text:span>a<text:span text:style-name="T18"> Admin already login in as Admin</text:span>.</text:p>
        </text:list-item>
      </text:list>
      <text:p text:style-name="P18"/>
      <text:p text:style-name="P95">USE<text:span text:style-name="T18"> </text:span>CASE<text:span text:style-name="T18"> 4</text:span>:SS_Login_004:</text:p>
      <table:table table:name="Table7" table:style-name="Table7">
        <table:table-column table:style-name="Table7.A"/>
        <table:table-column table:style-name="Table7.B"/>
        <table:table-row>
          <table:table-cell table:style-name="Table7.A1" office:value-type="string">
            <text:p text:style-name="P47">USE<text:span text:style-name="T18"> </text:span>CASE<text:span text:style-name="T18"> : 4</text:span></text:p>
          </table:table-cell>
          <table:table-cell table:style-name="Table7.B1" office:value-type="string">
            <text:p text:style-name="P36"><text:s/>Login</text:p>
          </table:table-cell>
        </table:table-row>
        <table:table-row>
          <table:table-cell table:style-name="Table7.A2" office:value-type="string">
            <text:p text:style-name="P17">Support Stack</text:p>
          </table:table-cell>
          <table:table-cell table:style-name="Table7.B3" office:value-type="string">
            <text:p text:style-name="P44">004</text:p>
          </table:table-cell>
        </table:table-row>
        <table:table-row>
          <table:table-cell table:style-name="Table7.A2" office:value-type="string">
            <text:p text:style-name="P16">Actor : User</text:p>
          </table:table-cell>
          <table:table-cell table:style-name="Table7.B3" office:value-type="string">
            <text:p text:style-name="P45"/>
          </table:table-cell>
        </table:table-row>
      </table:table>
      <text:p text:style-name="P30"/>
      <text:p text:style-name="P29"><text:span text:style-name="T28">Assumption</text:span><text:span text:style-name="T28">:</text:span></text:p>
      <text:p text:style-name="P26"><text:span text:style-name="T7"><text:tab/></text:span><text:span text:style-name="T10">The</text:span><text:span text:style-name="T11"> user </text:span><text:span text:style-name="T10">is</text:span><text:span text:style-name="T11"> </text:span><text:span text:style-name="T10">in</text:span><text:span text:style-name="T11"> </text:span><text:span text:style-name="T10">a</text:span><text:span text:style-name="T11"> <text:s/>Login page </text:span><text:span text:style-name="T10">&amp;</text:span><text:span text:style-name="T11"> </text:span><text:span text:style-name="T10">likes</text:span><text:span text:style-name="T11"> </text:span><text:span text:style-name="T10">to</text:span><text:span text:style-name="T11"> login as authorizes user</text:span><text:span text:style-name="T10">.</text:span></text:p>
      <text:p text:style-name="P29"><text:span text:style-name="T28">Description</text:span><text:span text:style-name="T28">:</text:span></text:p>
      <text:p text:style-name="P49"><text:tab/> The<text:span text:style-name="T18"> user </text:span>should<text:span text:style-name="T18"> </text:span>be<text:span text:style-name="T18"> </text:span>able<text:span text:style-name="T18"> </text:span>to<text:span text:style-name="T18"> login as authorizes user </text:span>by<text:span text:style-name="T18"> entering correct </text:span>details<text:span text:style-name="T18"> </text:span>in<text:span text:style-name="T18"> </text:span>the<text:span text:style-name="T18"> </text:span>application.</text:p>
      <text:p text:style-name="P29"><text:span text:style-name="T28">Steps</text:span><text:span text:style-name="T28">:</text:span></text:p>
      <text:p text:style-name="P22">1.<text:span text:style-name="T18"> User is in <text:s/>login </text:span>pop<text:span text:style-name="T18"> </text:span>up<text:span text:style-name="T18"> </text:span>window.</text:p>
      <text:p text:style-name="P22">2.<text:span text:style-name="T18"> User </text:span>enters<text:span text:style-name="T18"> </text:span>all<text:span text:style-name="T18"> </text:span>the<text:span text:style-name="T18"> <text:s/></text:span>parameters<text:span text:style-name="T18"> </text:span>in<text:span text:style-name="T18"> </text:span>the<text:span text:style-name="T18"> <text:s/>login </text:span>page <text:span text:style-name="T18">if needed.</text:span></text:p>
      <text:list xml:id="list1497384326" text:continue-list="list1391582374" text:style-name="WW8Num6">
        <text:list-item>
          <text:p text:style-name="P118">Enter the User-name</text:p>
        </text:list-item>
        <text:list-item>
          <text:p text:style-name="P118">Enter the Password</text:p>
        </text:list-item>
      </text:list>
      <text:p text:style-name="P22">3.<text:span text:style-name="T18"> User </text:span>submits<text:span text:style-name="T18"> “Sign-in” </text:span>the<text:span text:style-name="T18"> </text:span>information<text:span text:style-name="T18"> </text:span>so<text:span text:style-name="T18"> </text:span>as<text:span text:style-name="T18"> </text:span>to<text:span text:style-name="T18"> login as authorizes user</text:span>.</text:p>
      <text:p text:style-name="P27"><draw:frame draw:style-name="fr2" draw:name="graphics1" text:anchor-type="paragraph" svg:width="0.041cm" svg:height="0.041cm" draw:z-index="1"><draw:image xlink:href="Pictures/1000020000000001000000013D9CF3F6.gif" xlink:type="simple" xlink:show="embed" xlink:actuate="onLoad"/></draw:frame><text:span text:style-name="T7">4.</text:span><text:span text:style-name="T9"> </text:span><text:span text:style-name="T7">The</text:span><text:span text:style-name="T9"> user </text:span><text:span text:style-name="T7">can</text:span><text:span text:style-name="T9"> also Remember the entered details on the computer</text:span><text:span text:style-name="T7">.</text:span></text:p>
      <text:p text:style-name="P28">End<text:span text:style-name="T18"> </text:span>State:</text:p>
      <text:p text:style-name="P27"><text:span text:style-name="T13"><text:tab/></text:span><text:span text:style-name="T14"> </text:span><text:span text:style-name="T7">The</text:span><text:span text:style-name="T9"> user </text:span><text:span text:style-name="T7">successfully</text:span><text:span text:style-name="T9"> login as authorizes user by entering correct details </text:span><text:span text:style-name="T7">in</text:span><text:span text:style-name="T9"> </text:span><text:span text:style-name="T7">the</text:span><text:span text:style-name="T9"> “Stack Support” </text:span><text:span text:style-name="T7">Application.</text:span><text:span text:style-name="T9"> </text:span><text:span text:style-name="T7">The</text:span><text:span text:style-name="T9"> </text:span><text:span text:style-name="T7">Page</text:span><text:span text:style-name="T9"> </text:span><text:span text:style-name="T7">will</text:span><text:span text:style-name="T9"> </text:span><text:span text:style-name="T7">be</text:span><text:span text:style-name="T9"> </text:span><text:span text:style-name="T7">navigated</text:span><text:span text:style-name="T9"> </text:span><text:span text:style-name="T7">to</text:span><text:span text:style-name="T9"> </text:span><text:span text:style-name="T7">the</text:span><text:span text:style-name="T9"> “</text:span><text:span text:style-name="T7">Dashboard</text:span><text:span text:style-name="T9">”</text:span><text:span text:style-name="T7">.</text:span></text:p>
      <text:list xml:id="list834077249" text:continue-list="list593804845" text:style-name="WW8Num3">
        <text:list-header>
          <text:p text:style-name="P119"><text:soft-page-break/></text:p>
        </text:list-header>
      </text:list>
      <text:p text:style-name="P95">USE<text:span text:style-name="T18"> </text:span>CASE<text:span text:style-name="T18"> 5</text:span>:SS_Detail_View_of_client_005:</text:p>
      <table:table table:name="Table8" table:style-name="Table8">
        <table:table-column table:style-name="Table8.A"/>
        <table:table-column table:style-name="Table8.B"/>
        <table:table-row>
          <table:table-cell table:style-name="Table8.A1" office:value-type="string">
            <text:p text:style-name="P47">USE<text:span text:style-name="T18"> </text:span>CASE<text:span text:style-name="T18"> : 5</text:span></text:p>
          </table:table-cell>
          <table:table-cell table:style-name="Table8.B1" office:value-type="string">
            <text:p text:style-name="P35">Detail View of client</text:p>
          </table:table-cell>
        </table:table-row>
        <table:table-row>
          <table:table-cell table:style-name="Table8.A2" office:value-type="string">
            <text:p text:style-name="P17">Support Stack</text:p>
          </table:table-cell>
          <table:table-cell table:style-name="Table8.B3" office:value-type="string">
            <text:p text:style-name="P44">005</text:p>
          </table:table-cell>
        </table:table-row>
        <table:table-row>
          <table:table-cell table:style-name="Table8.A2" office:value-type="string">
            <text:p text:style-name="P16">Actor : Admin</text:p>
          </table:table-cell>
          <table:table-cell table:style-name="Table8.B3" office:value-type="string">
            <text:p text:style-name="P45"/>
          </table:table-cell>
        </table:table-row>
      </table:table>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Detail View of client page </text:span><text:span text:style-name="T10">&amp;</text:span><text:span text:style-name="T11"> </text:span><text:span text:style-name="T10">likes</text:span><text:span text:style-name="T11"> </text:span><text:span text:style-name="T10">to view all the details of a particular client.</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o view all the details of a particular client in this application.</text:span></text:p>
      <text:p text:style-name="P29"><text:span text:style-name="T28">Steps</text:span><text:span text:style-name="T28">:</text:span></text:p>
      <text:p text:style-name="P22">1.<text:span text:style-name="T18"> Admin is in “Detail view of client” </text:span>pop<text:span text:style-name="T18"> </text:span>up<text:span text:style-name="T18"> </text:span>window.</text:p>
      <text:p text:style-name="P22">2.<text:span text:style-name="T18"> Admin can view </text:span>all<text:span text:style-name="T18"> </text:span>the<text:span text:style-name="T18"> <text:s/>details of client in </text:span>the<text:span text:style-name="T18"> “Detail view of client” page.</text:span></text:p>
      <text:p text:style-name="P27"><text:span text:style-name="T7">3.</text:span><text:span text:style-name="T9"> </text:span><text:span text:style-name="T7">The</text:span><text:span text:style-name="T9"> Admin </text:span><text:span text:style-name="T7">can</text:span><text:span text:style-name="T9"> submit “cancel” to escape from viewing </text:span><text:span text:style-name="T7">.</text:span></text:p>
      <text:p text:style-name="P30">End<text:span text:style-name="T18"> </text:span>State:</text:p>
      <text:p text:style-name="P27"><text:span text:style-name="T13"><text:tab/></text:span><text:span text:style-name="T14"> </text:span><text:span text:style-name="T7">The</text:span><text:span text:style-name="T9"> Admin </text:span><text:span text:style-name="T7">successfully</text:span><text:span text:style-name="T9"> views all the details of a particular client in </text:span><text:span text:style-name="T7">the</text:span><text:span text:style-name="T9"> “Stack Support” Application. The </text:span><text:span text:style-name="T7">Page</text:span><text:span text:style-name="T9"> </text:span><text:span text:style-name="T7">will</text:span><text:span text:style-name="T9"> </text:span><text:span text:style-name="T7">be</text:span><text:span text:style-name="T9"> </text:span><text:span text:style-name="T7">navigated</text:span><text:span text:style-name="T9"> </text:span><text:span text:style-name="T7">to</text:span><text:span text:style-name="T9"> </text:span><text:span text:style-name="T7">the</text:span><text:span text:style-name="T9"> “</text:span><text:span text:style-name="T7">Dashboard</text:span><text:span text:style-name="T9">”</text:span><text:span text:style-name="T7">.</text:span></text:p>
      <text:p text:style-name="P30">Note:</text:p>
      <text:list xml:id="list963259148" text:continue-numbering="true" text:style-name="WW8Num3">
        <text:list-header>
          <text:p text:style-name="P81"><text:s text:c="3"/>1)<text:tab/>As<text:span text:style-name="T18"> </text:span>per<text:span text:style-name="T18"> </text:span>the<text:span text:style-name="T18"> </text:span>application<text:span text:style-name="T18"> </text:span>it<text:span text:style-name="T18"> </text:span>is<text:span text:style-name="T18"> </text:span>assumed<text:span text:style-name="T18"> </text:span>that<text:span text:style-name="T18"> </text:span>a<text:span text:style-name="T18"> Admin already login in as Admin</text:span>.</text:p>
        </text:list-header>
      </text:list>
      <text:p text:style-name="P22"/>
      <text:p text:style-name="P22"/>
      <text:list xml:id="list1415875052" text:continue-numbering="true" text:style-name="WW8Num3">
        <text:list-header>
          <text:p text:style-name="P69">USE<text:span text:style-name="T18"> </text:span>CASE<text:span text:style-name="T18"> 6</text:span>:SS_Edit_Details_of_client_006:</text:p>
        </text:list-header>
      </text:list>
      <table:table table:name="Table9" table:style-name="Table9">
        <table:table-column table:style-name="Table9.A"/>
        <table:table-column table:style-name="Table9.B"/>
        <table:table-row>
          <table:table-cell table:style-name="Table9.A1" office:value-type="string">
            <text:p text:style-name="P47">USE<text:span text:style-name="T18"> </text:span>CASE<text:span text:style-name="T18"> : 6</text:span></text:p>
          </table:table-cell>
          <table:table-cell table:style-name="Table9.B1" office:value-type="string">
            <text:p text:style-name="P35">Edit Details of client</text:p>
          </table:table-cell>
        </table:table-row>
        <table:table-row>
          <table:table-cell table:style-name="Table9.A2" office:value-type="string">
            <text:p text:style-name="P17">Support Stack</text:p>
          </table:table-cell>
          <table:table-cell table:style-name="Table9.B3" office:value-type="string">
            <text:p text:style-name="P44">006</text:p>
          </table:table-cell>
        </table:table-row>
        <table:table-row>
          <table:table-cell table:style-name="Table9.A2" office:value-type="string">
            <text:p text:style-name="P16">Actor : Admin</text:p>
          </table:table-cell>
          <table:table-cell table:style-name="Table9.B3" office:value-type="string">
            <text:p text:style-name="P45"/>
          </table:table-cell>
        </table:table-row>
      </table:table>
      <text:list xml:id="list934551507" text:continue-numbering="true" text:style-name="WW8Num3">
        <text:list-header>
          <text:p text:style-name="P60"/>
          <text:p text:style-name="P72"><text:span text:style-name="T28">Assumption</text:span><text:span text:style-name="T28">:</text:span></text:p>
          <text:p text:style-name="P7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Edit details of client page </text:span><text:span text:style-name="T10">&amp;</text:span><text:span text:style-name="T11"> </text:span><text:span text:style-name="T10">likes</text:span><text:span text:style-name="T11"> </text:span><text:span text:style-name="T10">to edit all the details of a particular client.</text:span></text:p>
          <text:p text:style-name="P72"><text:span text:style-name="T28">Description</text:span><text:span text:style-name="T28">:</text:span></text:p>
          <text:p text:style-name="P63"><text:tab/>The<text:span text:style-name="T18"> Admin </text:span>should<text:span text:style-name="T18"> </text:span>be<text:span text:style-name="T18"> </text:span>able<text:span text:style-name="T18"> to Edit all the details of a particular client in this application.</text:span></text:p>
          <text:p text:style-name="P72"><text:soft-page-break/><text:span text:style-name="T28">Steps</text:span><text:span text:style-name="T28">:</text:span></text:p>
          <text:p text:style-name="P63">1.<text:span text:style-name="T18"> Admin is in “Edit details of client” </text:span>pop<text:span text:style-name="T18"> </text:span>up<text:span text:style-name="T18"> </text:span>window.</text:p>
          <text:p text:style-name="P63">2.<text:span text:style-name="T18"> Admin can edit </text:span>all<text:span text:style-name="T18"> </text:span>the<text:span text:style-name="T18"> <text:s/>details of client in </text:span>the<text:span text:style-name="T18"> “Edit details of client” page.</text:span></text:p>
          <text:p text:style-name="P64">3. The Admin can submit “Modify” to update the edited details.</text:p>
          <text:p text:style-name="P77"><text:span text:style-name="T7">4.</text:span><text:span text:style-name="T9"> </text:span><text:span text:style-name="T7">The</text:span><text:span text:style-name="T9"> Admin </text:span><text:span text:style-name="T7">can</text:span><text:span text:style-name="T9"> submit “cancel” to cancel from editing </text:span><text:span text:style-name="T7">.</text:span></text:p>
          <text:p text:style-name="P73">End<text:span text:style-name="T18"> </text:span>State:</text:p>
          <text:p text:style-name="P77"><text:span text:style-name="T13"><text:tab/></text:span><text:span text:style-name="T14"> </text:span><text:span text:style-name="T7">The</text:span><text:span text:style-name="T9"> Admin </text:span><text:span text:style-name="T7">successfully</text:span><text:span text:style-name="T9"> edit all the details of a particular client in </text:span><text:span text:style-name="T7">the</text:span><text:span text:style-name="T9"> “Stack Support” </text:span><text:span text:style-name="T7">Application. The</text:span><text:span text:style-name="T9"> </text:span><text:span text:style-name="T7">Page</text:span><text:span text:style-name="T9"> </text:span><text:span text:style-name="T7">will</text:span><text:span text:style-name="T9"> </text:span><text:span text:style-name="T7">be</text:span><text:span text:style-name="T9"> </text:span><text:span text:style-name="T7">navigated</text:span><text:span text:style-name="T9"> </text:span><text:span text:style-name="T7">to</text:span><text:span text:style-name="T9"> </text:span><text:span text:style-name="T7">the</text:span><text:span text:style-name="T9"> “</text:span><text:span text:style-name="T7">Dashboard</text:span><text:span text:style-name="T9">”</text:span><text:span text:style-name="T7">.</text:span></text:p>
          <text:p text:style-name="P73">Note:</text:p>
          <text:p text:style-name="P67">1)<text:tab/>As per the application it is assumed that a Admin already login in as Admin.</text:p>
        </text:list-header>
      </text:list>
      <text:p text:style-name="P12"/>
      <text:p text:style-name="P95"><text:span text:style-name="T22">USE</text:span><text:span text:style-name="T23"> </text:span><text:span text:style-name="T22">CASE</text:span><text:span text:style-name="T23"> 7</text:span><text:span text:style-name="T22">:SS_List_View_Of_Client_007:</text:span></text:p>
      <table:table table:name="Table10" table:style-name="Table10">
        <table:table-column table:style-name="Table10.A"/>
        <table:table-column table:style-name="Table10.B"/>
        <table:table-row>
          <table:table-cell table:style-name="Table10.A1" office:value-type="string">
            <text:p text:style-name="P47">USE<text:span text:style-name="T18"> </text:span>CASE<text:span text:style-name="T18"> : 7</text:span></text:p>
          </table:table-cell>
          <table:table-cell table:style-name="Table10.B1" office:value-type="string">
            <text:p text:style-name="P35">List View Of Client</text:p>
          </table:table-cell>
        </table:table-row>
        <table:table-row>
          <table:table-cell table:style-name="Table10.A2" office:value-type="string">
            <text:p text:style-name="P17">Support Stack</text:p>
          </table:table-cell>
          <table:table-cell table:style-name="Table10.B3" office:value-type="string">
            <text:p text:style-name="P44">007</text:p>
          </table:table-cell>
        </table:table-row>
        <table:table-row>
          <table:table-cell table:style-name="Table10.A2" office:value-type="string">
            <text:p text:style-name="P16">Actor : Admin</text:p>
          </table:table-cell>
          <table:table-cell table:style-name="Table10.B3" office:value-type="string">
            <text:p text:style-name="P45"/>
          </table:table-cell>
        </table:table-row>
      </table:table>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List view of client page </text:span><text:span text:style-name="T10">&amp;</text:span><text:span text:style-name="T11"> </text:span><text:span text:style-name="T10">likes</text:span><text:span text:style-name="T11"> </text:span><text:span text:style-name="T10">to</text:span><text:span text:style-name="T11"> list and perform some operation on clients</text:span><text:span text:style-name="T10">.</text:span></text:p>
      <text:p text:style-name="P31"><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list all client and perform some operation on the listed clients </text:span>in<text:span text:style-name="T18"> </text:span>the<text:span text:style-name="T18"> </text:span>application.</text:p>
      <text:p text:style-name="P31"><text:span text:style-name="T28">Steps</text:span><text:span text:style-name="T28">:</text:span></text:p>
      <text:p text:style-name="P22">1.<text:span text:style-name="T18"> Admin is in List view of client </text:span>pop<text:span text:style-name="T18"> </text:span>up<text:span text:style-name="T18"> </text:span>window.</text:p>
      <text:p text:style-name="P22">2.<text:span text:style-name="T18"> Admin views the details of </text:span>all<text:span text:style-name="T18"> </text:span>the<text:span text:style-name="T18"> listed client </text:span>in<text:span text:style-name="T18"> </text:span>the<text:span text:style-name="T18"> List view of client </text:span>page<text:span text:style-name="T18">.</text:span></text:p>
      <text:list xml:id="list1458548119" text:continue-list="list1497384326" text:style-name="WW8Num6">
        <text:list-item>
          <text:p text:style-name="P118">Details of Full Name</text:p>
        </text:list-item>
        <text:list-item>
          <text:p text:style-name="P118">Details of Company Name</text:p>
        </text:list-item>
        <text:list-item>
          <text:p text:style-name="P118">Details of Email</text:p>
        </text:list-item>
      </text:list>
      <text:p text:style-name="P27"><draw:frame draw:style-name="fr2" draw:name="graphics3" text:anchor-type="paragraph" svg:width="0.041cm" svg:height="0.041cm" draw:z-index="2"><draw:image xlink:href="Pictures/1000020000000001000000013D9CF3F6.gif" xlink:type="simple" xlink:show="embed" xlink:actuate="onLoad"/></draw:frame><text:span text:style-name="T7"> 3.</text:span><text:span text:style-name="T9"> </text:span><text:span text:style-name="T7">The</text:span><text:span text:style-name="T9"> Admin </text:span><text:span text:style-name="T7">can</text:span><text:span text:style-name="T9"> also perform some operation on the listed client</text:span><text:span text:style-name="T7">.</text:span></text:p>
      <text:list xml:id="list2062903050" text:continue-numbering="true" text:style-name="WW8Num6">
        <text:list-item>
          <text:p text:style-name="P118">Edit the Client</text:p>
        </text:list-item>
        <text:list-item>
          <text:p text:style-name="P118">Delete the client</text:p>
        </text:list-item>
      </text:list>
      <text:p text:style-name="P30">End<text:span text:style-name="T18"> </text:span>State:</text:p>
      <text:p text:style-name="P23"><text:soft-page-break/><text:span text:style-name="T24"><text:tab/> </text:span><text:span text:style-name="T22">The Admin successfully view details of listed client and perform some operations on them in the “Stack Support” Application. The Page will be navigated to the “Dashboard”.</text:span></text:p>
      <text:list xml:id="list2136327499" text:continue-list="list934551507" text:style-name="WW8Num3">
        <text:list-header>
          <text:p text:style-name="P75">Note:</text:p>
          <text:p text:style-name="P87"><text:s text:c="4"/>1)<text:tab/>As per the application it is assumed that a Admin already login in as Admin.</text:p>
        </text:list-header>
      </text:list>
      <text:p text:style-name="P46"/>
      <text:p text:style-name="P95">USE<text:span text:style-name="T18"> </text:span>CASE<text:span text:style-name="T18"> 8</text:span>:SS_List_of_Completed_Tickets_008:</text:p>
      <table:table table:name="Table11" table:style-name="Table11">
        <table:table-column table:style-name="Table11.A"/>
        <table:table-column table:style-name="Table11.B"/>
        <table:table-row>
          <table:table-cell table:style-name="Table11.A1" office:value-type="string">
            <text:p text:style-name="P47">USE<text:span text:style-name="T18"> </text:span>CASE<text:span text:style-name="T18"> : 8</text:span></text:p>
          </table:table-cell>
          <table:table-cell table:style-name="Table11.B1" office:value-type="string">
            <text:p text:style-name="P35">List of Completed Tickets</text:p>
          </table:table-cell>
        </table:table-row>
        <table:table-row>
          <table:table-cell table:style-name="Table11.A2" office:value-type="string">
            <text:p text:style-name="P17">Support Stack</text:p>
          </table:table-cell>
          <table:table-cell table:style-name="Table11.B3" office:value-type="string">
            <text:p text:style-name="P44">008</text:p>
          </table:table-cell>
        </table:table-row>
        <table:table-row>
          <table:table-cell table:style-name="Table11.A2" office:value-type="string">
            <text:p text:style-name="P16">Actor : Admin</text:p>
          </table:table-cell>
          <table:table-cell table:style-name="Table11.B3" office:value-type="string">
            <text:p text:style-name="P45"/>
          </table:table-cell>
        </table:table-row>
      </table:table>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List of Completed tickets page </text:span><text:span text:style-name="T10">&amp;</text:span><text:span text:style-name="T11"> </text:span><text:span text:style-name="T10">likes</text:span><text:span text:style-name="T11"> </text:span><text:span text:style-name="T10">to</text:span><text:span text:style-name="T11"> view the details of completed tickets</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view all the Completed tickets and perform delete operations on them </text:span>in<text:span text:style-name="T18"> </text:span>this<text:span text:style-name="T18"> </text:span>application.</text:p>
      <text:p text:style-name="P29"><text:span text:style-name="T28">Steps</text:span><text:span text:style-name="T28">:</text:span></text:p>
      <text:p text:style-name="P22">1.<text:span text:style-name="T18"> Admin is in List of Completed tickets </text:span>pop<text:span text:style-name="T18"> </text:span>up<text:span text:style-name="T18"> </text:span>window.</text:p>
      <text:p text:style-name="P22">2.<text:span text:style-name="T18"> Admin views all the details of Completed tickets in List of Completed tickets </text:span>page<text:span text:style-name="T18">.</text:span></text:p>
      <text:p text:style-name="P27"><draw:frame draw:style-name="fr2" draw:name="graphics4" text:anchor-type="paragraph" svg:width="0.041cm" svg:height="0.041cm" draw:z-index="3"><draw:image xlink:href="Pictures/1000020000000001000000013D9CF3F6.gif" xlink:type="simple" xlink:show="embed" xlink:actuate="onLoad"/></draw:frame><text:span text:style-name="T7"> 3.</text:span><text:span text:style-name="T9"> </text:span><text:span text:style-name="T7">The</text:span><text:span text:style-name="T9"> Admin </text:span><text:span text:style-name="T7">can</text:span><text:span text:style-name="T9"> also perform delete operation on the listed completed tickets</text:span><text:span text:style-name="T7">.</text:span></text:p>
      <text:p text:style-name="P30">End<text:span text:style-name="T18"> </text:span>State:</text:p>
      <text:p text:style-name="P23"><text:span text:style-name="T24"><text:tab/> </text:span><text:span text:style-name="T22">The Admin successfully view List of Completed tickets and perform delete operations on them in the “Stack Support” Application. The Page will be navigated to the “List Ticket Page”.</text:span></text:p>
      <text:list xml:id="list1811833552" text:continue-numbering="true" text:style-name="WW8Num3">
        <text:list-header>
          <text:p text:style-name="P73">Note:</text:p>
          <text:p text:style-name="P87"><text:s text:c="4"/>1)<text:tab/>As per the application it is assumed that a Admin already login in as Admin.</text:p>
        </text:list-header>
      </text:list>
      <text:p text:style-name="P24"/>
      <text:p text:style-name="P95">USE<text:span text:style-name="T18"> </text:span>CASE<text:span text:style-name="T18"> 9</text:span>:SS_Edit_News_Information_009:</text:p>
      <table:table table:name="Table12" table:style-name="Table12">
        <table:table-column table:style-name="Table12.A"/>
        <table:table-column table:style-name="Table12.B"/>
        <table:table-row>
          <table:table-cell table:style-name="Table12.A1" office:value-type="string">
            <text:p text:style-name="P47">USE<text:span text:style-name="T18"> </text:span>CASE<text:span text:style-name="T18"> : 9</text:span></text:p>
          </table:table-cell>
          <table:table-cell table:style-name="Table12.B1" office:value-type="string">
            <text:p text:style-name="P35">Edit News Information</text:p>
          </table:table-cell>
        </table:table-row>
        <table:table-row>
          <table:table-cell table:style-name="Table12.A2" office:value-type="string">
            <text:p text:style-name="P17">Support Stack</text:p>
          </table:table-cell>
          <table:table-cell table:style-name="Table12.B3" office:value-type="string">
            <text:p text:style-name="P44">009</text:p>
          </table:table-cell>
        </table:table-row>
        <table:table-row>
          <table:table-cell table:style-name="Table12.A2" office:value-type="string">
            <text:p text:style-name="P16">Actor : Admin</text:p>
          </table:table-cell>
          <table:table-cell table:style-name="Table12.B3" office:value-type="string">
            <text:p text:style-name="P45"/>
          </table:table-cell>
        </table:table-row>
      </table:table>
      <text:p text:style-name="P18"/>
      <text:p text:style-name="P29"><text:span text:style-name="T28">Assumption</text:span><text:span text:style-name="T28">:</text:span></text:p>
      <text:p text:style-name="P18"><text:soft-page-break/><text:tab/><text:span text:style-name="T26">The</text:span><text:span text:style-name="T27"> Admin </text:span><text:span text:style-name="T26">is</text:span><text:span text:style-name="T27"> </text:span><text:span text:style-name="T26">in</text:span><text:span text:style-name="T27"> Edit News information page </text:span><text:span text:style-name="T26">&amp;</text:span><text:span text:style-name="T27"> </text:span><text:span text:style-name="T26">likes</text:span><text:span text:style-name="T27"> </text:span><text:span text:style-name="T26">to</text:span><text:span text:style-name="T27"> edit news details</text:span><text:span text:style-name="T26">.</text:span></text:p>
      <text:p text:style-name="P27"/>
      <text:p text:style-name="P31"><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edit news details </text:span>in<text:span text:style-name="T18"> </text:span>the<text:span text:style-name="T18"> </text:span>application.</text:p>
      <text:p text:style-name="P29"><text:span text:style-name="T28">Steps</text:span><text:span text:style-name="T28">:</text:span></text:p>
      <text:p text:style-name="P22">1.<text:span text:style-name="T18"> Admin is in edit news Information </text:span>pop<text:span text:style-name="T18"> </text:span>up<text:span text:style-name="T18"> </text:span>window.</text:p>
      <text:p text:style-name="P22">2.<text:span text:style-name="T18"> Admin Edit the details of </text:span>all<text:span text:style-name="T18"> news <text:s/>information </text:span>in<text:span text:style-name="T18"> </text:span>the<text:span text:style-name="T18"> Edit news Information </text:span>page<text:span text:style-name="T18">.</text:span></text:p>
      <text:list xml:id="list185403930" text:continue-list="list2062903050" text:style-name="WW8Num6">
        <text:list-item>
          <text:p text:style-name="P118">Details of subject</text:p>
        </text:list-item>
        <text:list-item>
          <text:p text:style-name="P118">Details of Description</text:p>
        </text:list-item>
        <text:list-item>
          <text:p text:style-name="P118">Details of place</text:p>
        </text:list-item>
        <text:list-item>
          <text:p text:style-name="P118">Details of date</text:p>
        </text:list-item>
      </text:list>
      <text:list xml:id="list627377251" text:style-name="L3">
        <text:list-header>
          <text:p text:style-name="P89"><draw:frame draw:style-name="fr2" draw:name="graphics5" text:anchor-type="paragraph" svg:width="0.041cm" svg:height="0.041cm" draw:z-index="4"><draw:image xlink:href="Pictures/1000020000000001000000013D9CF3F6.gif" xlink:type="simple" xlink:show="embed" xlink:actuate="onLoad"/></draw:frame>3. The Admin can submit “Save changes” to update the edited news.</text:p>
        </text:list-header>
      </text:list>
      <text:p text:style-name="P30">End<text:span text:style-name="T18"> </text:span>State:</text:p>
      <text:p text:style-name="P23"><text:span text:style-name="T24"><text:tab/> </text:span><text:span text:style-name="T22">The Admin successfully edit details of news information in the “Stack Support” Application. The Page will be navigated to the “list news Information”.</text:span></text:p>
      <text:list xml:id="list1178724995" text:continue-list="list1811833552" text:style-name="WW8Num3">
        <text:list-header>
          <text:p text:style-name="P73">Note:</text:p>
          <text:p text:style-name="P87"><text:s text:c="4"/>1)<text:tab/>As per the application it is assumed that a Admin already login in as Admin.</text:p>
        </text:list-header>
      </text:list>
      <text:p text:style-name="P46"/>
      <text:p text:style-name="P95">USE<text:span text:style-name="T18"> </text:span>CASE<text:span text:style-name="T18"> 10</text:span>:SS_List_of_Pending_Tickets_010:</text:p>
      <table:table table:name="Table13" table:style-name="Table13">
        <table:table-column table:style-name="Table13.A"/>
        <table:table-column table:style-name="Table13.B"/>
        <table:table-row>
          <table:table-cell table:style-name="Table13.A1" office:value-type="string">
            <text:p text:style-name="P47">USE<text:span text:style-name="T18"> </text:span>CASE<text:span text:style-name="T18"> : 10</text:span></text:p>
          </table:table-cell>
          <table:table-cell table:style-name="Table13.B1" office:value-type="string">
            <text:p text:style-name="P35">List of Pending Tickets</text:p>
          </table:table-cell>
        </table:table-row>
        <table:table-row>
          <table:table-cell table:style-name="Table13.A2" office:value-type="string">
            <text:p text:style-name="P17">Support Stack</text:p>
          </table:table-cell>
          <table:table-cell table:style-name="Table13.B3" office:value-type="string">
            <text:p text:style-name="P44">010</text:p>
          </table:table-cell>
        </table:table-row>
        <table:table-row>
          <table:table-cell table:style-name="Table13.A2" office:value-type="string">
            <text:p text:style-name="P16">Actor : Admin</text:p>
          </table:table-cell>
          <table:table-cell table:style-name="Table13.B3" office:value-type="string">
            <text:p text:style-name="P45"/>
          </table:table-cell>
        </table:table-row>
      </table:table>
      <text:p text:style-name="P18"/>
      <text:p text:style-name="P32"><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List of Pending tickets page </text:span><text:span text:style-name="T10">&amp;</text:span><text:span text:style-name="T11"> </text:span><text:span text:style-name="T10">likes</text:span><text:span text:style-name="T11"> </text:span><text:span text:style-name="T10">to</text:span><text:span text:style-name="T11"> view the details of Pending tickets</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view all the Pending tickets and perform delete operations on them </text:span>in<text:span text:style-name="T18"> </text:span>this<text:span text:style-name="T18"> </text:span>application.</text:p>
      <text:p text:style-name="P29"><text:span text:style-name="T28">Steps</text:span><text:span text:style-name="T28">:</text:span></text:p>
      <text:p text:style-name="P22">1.<text:span text:style-name="T18"> Admin is in List of pending tickets </text:span>pop<text:span text:style-name="T18"> </text:span>up<text:span text:style-name="T18"> </text:span>window.</text:p>
      <text:p text:style-name="P22"><text:soft-page-break/>2.<text:span text:style-name="T18"> Admin views all the details of pending tickets in List of pending tickets </text:span>page<text:span text:style-name="T18">.</text:span></text:p>
      <text:p text:style-name="P27"><draw:frame draw:style-name="fr2" draw:name="graphics6" text:anchor-type="paragraph" svg:width="0.041cm" svg:height="0.041cm" draw:z-index="5"><draw:image xlink:href="Pictures/1000020000000001000000013D9CF3F6.gif" xlink:type="simple" xlink:show="embed" xlink:actuate="onLoad"/></draw:frame><text:span text:style-name="T7"> 3.</text:span><text:span text:style-name="T9"> </text:span><text:span text:style-name="T7">The</text:span><text:span text:style-name="T9"> Admin </text:span><text:span text:style-name="T7">can</text:span><text:span text:style-name="T9"> also perform delete operation on the listed pending tickets</text:span><text:span text:style-name="T7">.</text:span></text:p>
      <text:p text:style-name="P30">End<text:span text:style-name="T18"> </text:span>State:</text:p>
      <text:p text:style-name="P23"><text:span text:style-name="T24"><text:tab/> </text:span><text:span text:style-name="T22">The Admin successfully view List of pending tickets and perform delete operations on them in the “Stack Support” Application. The Page will be navigated to the “List pending Tickets”.</text:span></text:p>
      <text:list xml:id="list2113580962" text:continue-numbering="true" text:style-name="WW8Num3">
        <text:list-header>
          <text:p text:style-name="P73">Note:</text:p>
          <text:p text:style-name="P87"><text:s text:c="4"/>1)<text:tab/>As per the application it is assumed that a Admin already login in as Admin.</text:p>
        </text:list-header>
      </text:list>
      <text:p text:style-name="P50"/>
      <text:p text:style-name="P95">USE<text:span text:style-name="T18"> </text:span>CASE<text:span text:style-name="T18"> 11</text:span>:SS_Modify_Admin_Details_011:</text:p>
      <table:table table:name="Table14" table:style-name="Table14">
        <table:table-column table:style-name="Table14.A"/>
        <table:table-column table:style-name="Table14.B"/>
        <table:table-row>
          <table:table-cell table:style-name="Table14.A1" office:value-type="string">
            <text:p text:style-name="P47">USE<text:span text:style-name="T18"> </text:span>CASE<text:span text:style-name="T18"> : 11</text:span></text:p>
          </table:table-cell>
          <table:table-cell table:style-name="Table14.B1" office:value-type="string">
            <text:p text:style-name="P35">Modify Admin Details</text:p>
          </table:table-cell>
        </table:table-row>
        <table:table-row>
          <table:table-cell table:style-name="Table14.A2" office:value-type="string">
            <text:p text:style-name="P17">Support Stack</text:p>
          </table:table-cell>
          <table:table-cell table:style-name="Table14.B3" office:value-type="string">
            <text:p text:style-name="P44">011</text:p>
          </table:table-cell>
        </table:table-row>
        <table:table-row>
          <table:table-cell table:style-name="Table14.A2" office:value-type="string">
            <text:p text:style-name="P16">Actor : Admin</text:p>
          </table:table-cell>
          <table:table-cell table:style-name="Table14.B3" office:value-type="string">
            <text:p text:style-name="P45"/>
          </table:table-cell>
        </table:table-row>
      </table:table>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Modify Admin Details page </text:span><text:span text:style-name="T10">&amp;</text:span><text:span text:style-name="T11"> </text:span><text:span text:style-name="T10">likes</text:span><text:span text:style-name="T11"> </text:span><text:span text:style-name="T10">to</text:span><text:span text:style-name="T11"> view the Modify Admin Details</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modify Admin Details </text:span>in<text:span text:style-name="T18"> </text:span>this<text:span text:style-name="T18"> </text:span>application.</text:p>
      <text:p text:style-name="P22"/>
      <text:p text:style-name="P29"><text:span text:style-name="T28">Steps</text:span><text:span text:style-name="T28">:</text:span></text:p>
      <text:p text:style-name="P22">1.<text:span text:style-name="T18"> Admin is in Modify Admin Details </text:span>pop<text:span text:style-name="T18"> </text:span>up<text:span text:style-name="T18"> </text:span>window.</text:p>
      <text:p text:style-name="P22">2.<text:span text:style-name="T18"> Admin can Edit and delete their own information.</text:span></text:p>
      <text:p text:style-name="P27"><draw:frame draw:style-name="fr2" draw:name="graphics7" text:anchor-type="paragraph" svg:width="0.041cm" svg:height="0.041cm" draw:z-index="6"><draw:image xlink:href="Pictures/1000020000000001000000013D9CF3F6.gif" xlink:type="simple" xlink:show="embed" xlink:actuate="onLoad"/></draw:frame><text:span text:style-name="T7"> 3.</text:span><text:span text:style-name="T9"> </text:span><text:span text:style-name="T7">The</text:span><text:span text:style-name="T9"> Admin </text:span><text:span text:style-name="T7">can</text:span><text:span text:style-name="T9"> also update the changes</text:span><text:span text:style-name="T7">.</text:span></text:p>
      <text:p text:style-name="P30">End<text:span text:style-name="T18"> </text:span>State:</text:p>
      <text:p text:style-name="P23"><text:span text:style-name="T24"><text:tab/> </text:span><text:span text:style-name="T22">The Admin successfully Modify their Admin Details in the “Stack Support” Application. The Page will be navigated to the “Dashboard”.</text:span></text:p>
      <text:list xml:id="list1823995152" text:continue-numbering="true" text:style-name="WW8Num3">
        <text:list-header>
          <text:p text:style-name="P73">Note:</text:p>
          <text:p text:style-name="P87"><text:s text:c="4"/>1)<text:tab/>As per the application it is assumed that a Admin already login in as Admin.</text:p>
        </text:list-header>
      </text:list>
      <text:p text:style-name="P50"/>
      <text:p text:style-name="P95">USE<text:span text:style-name="T18"> </text:span>CASE<text:span text:style-name="T18"> 12</text:span>:SS_Detail_View_of_Staff_012:</text:p>
      <text:p text:style-name="P18"><text:soft-page-break/></text:p>
      <table:table table:name="Table15" table:style-name="Table15">
        <table:table-column table:style-name="Table15.A"/>
        <table:table-column table:style-name="Table15.B"/>
        <table:table-row>
          <table:table-cell table:style-name="Table15.A1" office:value-type="string">
            <text:p text:style-name="P47">USE<text:span text:style-name="T18"> </text:span>CASE<text:span text:style-name="T18"> : 12</text:span></text:p>
          </table:table-cell>
          <table:table-cell table:style-name="Table15.B1" office:value-type="string">
            <text:p text:style-name="P35">Detail View of Staff</text:p>
          </table:table-cell>
        </table:table-row>
        <table:table-row>
          <table:table-cell table:style-name="Table15.A2" office:value-type="string">
            <text:p text:style-name="P17">Support Stack</text:p>
          </table:table-cell>
          <table:table-cell table:style-name="Table15.B3" office:value-type="string">
            <text:p text:style-name="P44">012</text:p>
          </table:table-cell>
        </table:table-row>
        <table:table-row>
          <table:table-cell table:style-name="Table15.A2" office:value-type="string">
            <text:p text:style-name="P16">Actor : Admin</text:p>
          </table:table-cell>
          <table:table-cell table:style-name="Table15.B3" office:value-type="string">
            <text:p text:style-name="P45"/>
          </table:table-cell>
        </table:table-row>
      </table:table>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Detail View of Staff page </text:span><text:span text:style-name="T10">&amp;</text:span><text:span text:style-name="T11"> </text:span><text:span text:style-name="T10">likes</text:span><text:span text:style-name="T11"> </text:span><text:span text:style-name="T10">to view all the details of a particular staff.</text:span></text:p>
      <text:p text:style-name="P29"><text:span text:style-name="T28">Description</text:span><text:span text:style-name="T28">:</text:span></text:p>
      <text:p text:style-name="P18"><text:tab/><text:span text:style-name="T26">The</text:span><text:span text:style-name="T27"> Admin </text:span><text:span text:style-name="T26">should</text:span><text:span text:style-name="T27"> </text:span><text:span text:style-name="T26">be</text:span><text:span text:style-name="T27"> </text:span><text:span text:style-name="T26">able</text:span><text:span text:style-name="T27"> to view all the details of a particular staff in this application.</text:span></text:p>
      <text:p text:style-name="P29"><text:span text:style-name="T28">Steps</text:span><text:span text:style-name="T28">:</text:span></text:p>
      <text:p text:style-name="P22">1.<text:span text:style-name="T18"> Admin is in “Detail view of staff” </text:span>pop<text:span text:style-name="T18"> </text:span>up<text:span text:style-name="T18"> </text:span>window.</text:p>
      <text:p text:style-name="P22">2.<text:span text:style-name="T18"> Admin can view </text:span>all<text:span text:style-name="T18"> </text:span>the<text:span text:style-name="T18"> <text:s/>details of staff in </text:span>the<text:span text:style-name="T18"> “Detail view of staff” page.</text:span></text:p>
      <text:p text:style-name="P27"><text:span text:style-name="T7">3.</text:span><text:span text:style-name="T9"> </text:span><text:span text:style-name="T7">The</text:span><text:span text:style-name="T9"> Admin </text:span><text:span text:style-name="T7">can</text:span><text:span text:style-name="T9"> submit “cancel” to escape from viewing </text:span><text:span text:style-name="T7">.</text:span></text:p>
      <text:p text:style-name="P30">End<text:span text:style-name="T18"> </text:span>State:</text:p>
      <text:p text:style-name="P25"><text:span text:style-name="T5"><text:tab/></text:span><text:span text:style-name="T12"> </text:span><text:span text:style-name="T10">The</text:span><text:span text:style-name="T11"> Admin </text:span><text:span text:style-name="T10">successfully</text:span><text:span text:style-name="T11"> views all the details of a particular staff in </text:span><text:span text:style-name="T10">the</text:span><text:span text:style-name="T11"> “Stack Support” </text:span><text:span text:style-name="T10">Application.</text:span></text:p>
      <text:p text:style-name="P24">The Page will be navigated to the “Dashboard”.</text:p>
      <text:p text:style-name="P30">Note:</text:p>
      <text:list xml:id="list1250225252" text:continue-numbering="true" text:style-name="WW8Num3">
        <text:list-header>
          <text:p text:style-name="P87"><text:s text:c="3"/>1)<text:tab/>As per the application it is assumed that a Admin already login in as Admin.</text:p>
        </text:list-header>
      </text:list>
      <text:p text:style-name="P20"/>
      <text:list xml:id="list1005078964" text:continue-numbering="true" text:style-name="WW8Num3">
        <text:list-header>
          <text:p text:style-name="P69"><text:span text:style-name="T22">USE</text:span><text:span text:style-name="T23"> </text:span><text:span text:style-name="T22">CASE</text:span><text:span text:style-name="T23"> 13</text:span><text:span text:style-name="T22">:SS_Edit_Staff_Details_013:</text:span></text:p>
        </text:list-header>
      </text:list>
      <table:table table:name="Table16" table:style-name="Table16">
        <table:table-column table:style-name="Table16.A"/>
        <table:table-column table:style-name="Table16.B"/>
        <table:table-row>
          <table:table-cell table:style-name="Table16.A1" office:value-type="string">
            <text:p text:style-name="P47">USE<text:span text:style-name="T18"> </text:span>CASE<text:span text:style-name="T18"> : 13</text:span></text:p>
          </table:table-cell>
          <table:table-cell table:style-name="Table16.B1" office:value-type="string">
            <text:p text:style-name="P35">Edit Staff Details</text:p>
          </table:table-cell>
        </table:table-row>
        <table:table-row>
          <table:table-cell table:style-name="Table16.A2" office:value-type="string">
            <text:p text:style-name="P17">Support Stack</text:p>
          </table:table-cell>
          <table:table-cell table:style-name="Table16.B2" office:value-type="string">
            <text:p text:style-name="P44">013</text:p>
          </table:table-cell>
        </table:table-row>
        <table:table-row>
          <table:table-cell table:style-name="Table16.A2" office:value-type="string">
            <text:p text:style-name="P16">Actor : Admin</text:p>
          </table:table-cell>
          <table:table-cell table:style-name="Table16.B3" office:value-type="string">
            <text:p text:style-name="P45"/>
          </table:table-cell>
        </table:table-row>
      </table:table>
      <text:list xml:id="list2151020812" text:continue-numbering="true" text:style-name="WW8Num3">
        <text:list-header>
          <text:p text:style-name="P61"/>
          <text:p text:style-name="P72"><text:span text:style-name="T28">Assumption</text:span><text:span text:style-name="T28">:</text:span></text:p>
          <text:p text:style-name="P7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Edit details of Staff page </text:span><text:span text:style-name="T10">&amp;</text:span><text:span text:style-name="T11"> </text:span><text:span text:style-name="T10">likes</text:span><text:span text:style-name="T11"> </text:span><text:span text:style-name="T10">to edit all the details of a particular Staff.</text:span></text:p>
          <text:p text:style-name="P72"><text:span text:style-name="T28">Description</text:span><text:span text:style-name="T28">:</text:span></text:p>
          <text:p text:style-name="P60"><text:tab/><text:span text:style-name="T26">The</text:span><text:span text:style-name="T27"> Admin </text:span><text:span text:style-name="T26">should</text:span><text:span text:style-name="T27"> </text:span><text:span text:style-name="T26">be</text:span><text:span text:style-name="T27"> </text:span><text:span text:style-name="T26">able</text:span><text:span text:style-name="T27"> to Edit all the details of a particular Staff in this application.</text:span></text:p>
          <text:p text:style-name="P72"><text:span text:style-name="T28">Steps</text:span><text:span text:style-name="T28">:</text:span></text:p>
          <text:p text:style-name="P63"><text:soft-page-break/>1.<text:span text:style-name="T18"> Admin is in “Edit details of Staff” </text:span>pop<text:span text:style-name="T18"> </text:span>up<text:span text:style-name="T18"> </text:span>window.</text:p>
          <text:p text:style-name="P63">2.<text:span text:style-name="T18"> Admin can edit </text:span>all<text:span text:style-name="T18"> </text:span>the<text:span text:style-name="T18"> <text:s/>details of Staff in </text:span>the<text:span text:style-name="T18"> “Edit details of Staff” page.</text:span></text:p>
          <text:p text:style-name="P64">3. The Admin can submit “Modify” to update the edited details.</text:p>
          <text:p text:style-name="P77"><text:span text:style-name="T7">4.</text:span><text:span text:style-name="T9"> </text:span><text:span text:style-name="T7">The</text:span><text:span text:style-name="T9"> Admin </text:span><text:span text:style-name="T7">can</text:span><text:span text:style-name="T9"> submit “cancel” to cancel from editing </text:span><text:span text:style-name="T7">.</text:span></text:p>
          <text:p text:style-name="P73">End<text:span text:style-name="T18"> </text:span>State:</text:p>
          <text:p text:style-name="P78"><text:span text:style-name="T5"><text:tab/></text:span><text:span text:style-name="T6"> </text:span><text:span text:style-name="T10">The</text:span><text:span text:style-name="T11"> Admin </text:span><text:span text:style-name="T10">successfully</text:span><text:span text:style-name="T11"> edit all the details of a particular Staff in </text:span><text:span text:style-name="T10">the</text:span><text:span text:style-name="T11"> “Stack Support” </text:span><text:span text:style-name="T10">Application.</text:span></text:p>
        </text:list-header>
      </text:list>
      <text:p text:style-name="P24">The Page will be navigated to the “List staff view page”.</text:p>
      <text:list xml:id="list1624289951" text:continue-numbering="true" text:style-name="WW8Num3">
        <text:list-header>
          <text:p text:style-name="P73">Note:</text:p>
          <text:p text:style-name="P67"><text:s text:c="3"/>1)<text:tab/>As per the application it is assumed that a Admin already login in as Admin.</text:p>
        </text:list-header>
      </text:list>
      <text:p text:style-name="P46"/>
      <text:list xml:id="list724507808" text:continue-numbering="true" text:style-name="WW8Num3">
        <text:list-header>
          <text:p text:style-name="P69">USE<text:span text:style-name="T18"> </text:span>CASE<text:span text:style-name="T18"> 14</text:span>:SS_Edit_Department_Details_014:</text:p>
        </text:list-header>
      </text:list>
      <table:table table:name="Table17" table:style-name="Table17">
        <table:table-column table:style-name="Table17.A"/>
        <table:table-column table:style-name="Table17.B"/>
        <table:table-row>
          <table:table-cell table:style-name="Table17.A1" office:value-type="string">
            <text:p text:style-name="P47">USE<text:span text:style-name="T18"> </text:span>CASE<text:span text:style-name="T18"> : 14</text:span></text:p>
          </table:table-cell>
          <table:table-cell table:style-name="Table17.B1" office:value-type="string">
            <text:p text:style-name="P35">Edit Department Details</text:p>
          </table:table-cell>
        </table:table-row>
        <table:table-row>
          <table:table-cell table:style-name="Table17.A2" office:value-type="string">
            <text:p text:style-name="P17">Support Stack</text:p>
          </table:table-cell>
          <table:table-cell table:style-name="Table17.B2" office:value-type="string">
            <text:p text:style-name="P44">014</text:p>
          </table:table-cell>
        </table:table-row>
        <table:table-row>
          <table:table-cell table:style-name="Table17.A2" office:value-type="string">
            <text:p text:style-name="P16">Actor : Admin</text:p>
          </table:table-cell>
          <table:table-cell table:style-name="Table17.B3" office:value-type="string">
            <text:p text:style-name="P45"/>
          </table:table-cell>
        </table:table-row>
      </table:table>
      <text:list xml:id="list811029624" text:continue-numbering="true" text:style-name="WW8Num3">
        <text:list-header>
          <text:p text:style-name="P61"/>
          <text:p text:style-name="P72"><text:span text:style-name="T28">Assumption</text:span><text:span text:style-name="T28">:</text:span></text:p>
          <text:p text:style-name="P77"><text:span text:style-name="T7"><text:tab/>The</text:span><text:span text:style-name="T9"> Admin </text:span><text:span text:style-name="T7">is</text:span><text:span text:style-name="T9"> </text:span><text:span text:style-name="T7">in</text:span><text:span text:style-name="T9"> </text:span><text:span text:style-name="T7">a</text:span><text:span text:style-name="T9"> Edit Department details page </text:span><text:span text:style-name="T7">&amp;</text:span><text:span text:style-name="T9"> </text:span><text:span text:style-name="T7">likes</text:span><text:span text:style-name="T9"> </text:span><text:span text:style-name="T7">to edit all the details of a particular </text:span><text:span text:style-name="T9">Department</text:span><text:span text:style-name="T7">.</text:span></text:p>
          <text:p text:style-name="P63"/>
          <text:p text:style-name="P72"><text:span text:style-name="T28">Description</text:span><text:span text:style-name="T28">:</text:span></text:p>
          <text:p text:style-name="P63"><text:tab/>The<text:span text:style-name="T18"> Admin </text:span>should<text:span text:style-name="T18"> </text:span>be<text:span text:style-name="T18"> </text:span>able<text:span text:style-name="T18"> to Edit all the details of a particular Department in this application.</text:span></text:p>
          <text:p text:style-name="P72"><text:span text:style-name="T28">Steps</text:span><text:span text:style-name="T28">:</text:span></text:p>
          <text:p text:style-name="P63">1.<text:span text:style-name="T18"> Admin is in “Edit Department details” </text:span>pop<text:span text:style-name="T18"> </text:span>up<text:span text:style-name="T18"> </text:span>window.</text:p>
          <text:p text:style-name="P63">2.<text:span text:style-name="T18"> Admin can edit </text:span>all<text:span text:style-name="T18"> </text:span>the<text:span text:style-name="T18"> <text:s/>details of Department in </text:span>the<text:span text:style-name="T18"> “Edit Department details” page.</text:span></text:p>
        </text:list-header>
      </text:list>
      <text:list xml:id="list804398308" text:style-name="L4">
        <text:list-item>
          <text:p text:style-name="P129">Department Name</text:p>
        </text:list-item>
        <text:list-item>
          <text:p text:style-name="P129">Details of Description</text:p>
        </text:list-item>
        <text:list-item>
          <text:p text:style-name="P129">Details of Email</text:p>
        </text:list-item>
        <text:list-item>
          <text:p text:style-name="P129">Details of Phone </text:p>
        </text:list-item>
        <text:list-item>
          <text:p text:style-name="P129">Details of Fax</text:p>
        </text:list-item>
      </text:list>
      <text:list xml:id="list962443463" text:continue-list="list811029624" text:style-name="WW8Num3">
        <text:list-header>
          <text:p text:style-name="P64">3. The Admin can submit “Modify” to update the edited details.</text:p>
          <text:p text:style-name="P77"><text:span text:style-name="T7">4.</text:span><text:span text:style-name="T9"> </text:span><text:span text:style-name="T7">The</text:span><text:span text:style-name="T9"> Admin </text:span><text:span text:style-name="T7">can</text:span><text:span text:style-name="T9"> submit “cancel” to cancel from editing </text:span><text:span text:style-name="T7">.</text:span></text:p>
          <text:p text:style-name="P73"><text:soft-page-break/>End<text:span text:style-name="T18"> </text:span>State:</text:p>
          <text:p text:style-name="P77"><text:span text:style-name="T13"><text:tab/></text:span><text:span text:style-name="T14"> </text:span><text:span text:style-name="T7">The</text:span><text:span text:style-name="T9"> Admin </text:span><text:span text:style-name="T7">successfully</text:span><text:span text:style-name="T9"> edit all the Department details in </text:span><text:span text:style-name="T7">the</text:span><text:span text:style-name="T9"> “Stack Support” </text:span><text:span text:style-name="T7">Application. </text:span><text:span text:style-name="T15">The Page will be navigated to the “List Department view page”.</text:span></text:p>
          <text:p text:style-name="P73">Note:</text:p>
          <text:p text:style-name="P67"><text:s text:c="3"/>1)<text:tab/>As per the application it is assumed that a Admin already login in as Admin.</text:p>
          <text:p text:style-name="P67"/>
        </text:list-header>
      </text:list>
      <text:p text:style-name="P95">USE<text:span text:style-name="T18"> </text:span>CASE<text:span text:style-name="T18"> 15</text:span>:Create_News_015:</text:p>
      <table:table table:name="Table18" table:style-name="Table18">
        <table:table-column table:style-name="Table18.A"/>
        <table:table-column table:style-name="Table18.B"/>
        <table:table-row>
          <table:table-cell table:style-name="Table18.A1" office:value-type="string">
            <text:p text:style-name="P47">USE<text:span text:style-name="T18"> </text:span>CASE<text:span text:style-name="T18"> : 15</text:span></text:p>
          </table:table-cell>
          <table:table-cell table:style-name="Table18.B1" office:value-type="string">
            <text:p text:style-name="P35">Edit FAQ</text:p>
          </table:table-cell>
        </table:table-row>
        <table:table-row>
          <table:table-cell table:style-name="Table18.A2" office:value-type="string">
            <text:p text:style-name="P17">Support Stack</text:p>
          </table:table-cell>
          <table:table-cell table:style-name="Table18.B2" office:value-type="string">
            <text:p text:style-name="P44">015</text:p>
          </table:table-cell>
        </table:table-row>
        <table:table-row>
          <table:table-cell table:style-name="Table18.A2" office:value-type="string">
            <text:p text:style-name="P16">Actor : Admin</text:p>
          </table:table-cell>
          <table:table-cell table:style-name="Table18.B3" office:value-type="string">
            <text:p text:style-name="P45"/>
          </table:table-cell>
        </table:table-row>
      </table:table>
      <text:p text:style-name="P18"/>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Create News page </text:span><text:span text:style-name="T10">&amp;</text:span><text:span text:style-name="T11"> </text:span><text:span text:style-name="T10">likes</text:span><text:span text:style-name="T11"> </text:span><text:span text:style-name="T10">to</text:span><text:span text:style-name="T11"> Create News</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Create News and likes to display News </text:span>in<text:span text:style-name="T18"> </text:span>this<text:span text:style-name="T18"> </text:span>application.</text:p>
      <text:p text:style-name="P29"><text:span text:style-name="T28">Steps:</text:span></text:p>
      <text:p text:style-name="P22">1.<text:span text:style-name="T18"> Admin is in create news Information </text:span>pop<text:span text:style-name="T18"> </text:span>up<text:span text:style-name="T18"> </text:span>window.</text:p>
      <text:p text:style-name="P22">2.<text:span text:style-name="T18"> Admin create the details of </text:span>all<text:span text:style-name="T18"> news <text:s/>information </text:span>in<text:span text:style-name="T18"> </text:span>the<text:span text:style-name="T18"> create news Information </text:span>page<text:span text:style-name="T18">.</text:span></text:p>
      <text:list xml:id="list1598055121" text:continue-list="list185403930" text:style-name="WW8Num6">
        <text:list-item>
          <text:p text:style-name="P118">Details of subject</text:p>
        </text:list-item>
        <text:list-item>
          <text:p text:style-name="P118">Details of Description</text:p>
        </text:list-item>
        <text:list-item>
          <text:p text:style-name="P118">Details of place</text:p>
        </text:list-item>
        <text:list-item>
          <text:p text:style-name="P118">Details of date</text:p>
        </text:list-item>
      </text:list>
      <text:list xml:id="list1607633462" text:continue-list="list627377251" text:style-name="L3">
        <text:list-header>
          <text:p text:style-name="P65"><draw:frame draw:style-name="fr2" draw:name="graphics8" text:anchor-type="paragraph" svg:width="0.041cm" svg:height="0.041cm" draw:z-index="13"><draw:image xlink:href="Pictures/1000020000000001000000013D9CF3F6.gif" xlink:type="simple" xlink:show="embed" xlink:actuate="onLoad"/></draw:frame>3. The Admin can submit “Save changes” to create the edited news.</text:p>
        </text:list-header>
      </text:list>
      <text:p text:style-name="P30">End<text:span text:style-name="T18"> </text:span>State:</text:p>
      <text:p text:style-name="P23"><text:span text:style-name="T24"><text:tab/> </text:span><text:span text:style-name="T22">The Admin successfully create details of news information in the “Stack Support” Application. The Page will be navigated to the “list news Information”.</text:span></text:p>
      <text:list xml:id="list1447323294" text:continue-list="list962443463" text:style-name="WW8Num3">
        <text:list-header>
          <text:p text:style-name="P73">Note:</text:p>
          <text:p text:style-name="P87"><text:s text:c="4"/>1)<text:tab/>As per the application it is assumed that a Admin already login in as Admin.</text:p>
        </text:list-header>
      </text:list>
      <text:p text:style-name="P50"/>
      <text:p text:style-name="P95"><text:soft-page-break/>USE<text:span text:style-name="T18"> </text:span>CASE<text:span text:style-name="T18"> 16</text:span>:SS_ADD_FAQ_016:</text:p>
      <table:table table:name="Table19" table:style-name="Table19">
        <table:table-column table:style-name="Table19.A"/>
        <table:table-column table:style-name="Table19.B"/>
        <table:table-row>
          <table:table-cell table:style-name="Table19.A1" office:value-type="string">
            <text:p text:style-name="P47">USE<text:span text:style-name="T18"> </text:span>CASE<text:span text:style-name="T18"> : 16</text:span></text:p>
          </table:table-cell>
          <table:table-cell table:style-name="Table19.B1" office:value-type="string">
            <text:p text:style-name="P35">ADD FAQ</text:p>
          </table:table-cell>
        </table:table-row>
        <table:table-row>
          <table:table-cell table:style-name="Table19.A2" office:value-type="string">
            <text:p text:style-name="P17">Support Stack</text:p>
          </table:table-cell>
          <table:table-cell table:style-name="Table19.B2" office:value-type="string">
            <text:p text:style-name="P44">016</text:p>
          </table:table-cell>
        </table:table-row>
        <table:table-row>
          <table:table-cell table:style-name="Table19.A2" office:value-type="string">
            <text:p text:style-name="P16">Actor : Admin</text:p>
          </table:table-cell>
          <table:table-cell table:style-name="Table19.B3" office:value-type="string">
            <text:p text:style-name="P45"/>
          </table:table-cell>
        </table:table-row>
      </table:table>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add FAQ page </text:span><text:span text:style-name="T10">&amp;</text:span><text:span text:style-name="T11"> </text:span><text:span text:style-name="T10">likes</text:span><text:span text:style-name="T11"> </text:span><text:span text:style-name="T10">to</text:span><text:span text:style-name="T11"> add FAQ</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add FAQ and for particular category </text:span>in<text:span text:style-name="T18"> </text:span>this<text:span text:style-name="T18"> </text:span>application.</text:p>
      <text:p text:style-name="P29"><text:span text:style-name="T28">Steps</text:span><text:span text:style-name="T28">:</text:span></text:p>
      <text:list xml:id="list1462612461" text:style-name="L5">
        <text:list-header>
          <text:p text:style-name="P99"><draw:frame draw:style-name="fr2" draw:name="graphics9" text:anchor-type="paragraph" svg:width="0.041cm" svg:height="0.041cm" draw:z-index="7"><draw:image xlink:href="Pictures/1000020000000001000000013D9CF3F6.gif" xlink:type="simple" xlink:show="embed" xlink:actuate="onLoad"/></draw:frame><text:span text:style-name="T9">1. Admin is in Add FAQ </text:span><text:span text:style-name="T7">pop</text:span><text:span text:style-name="T9"> </text:span><text:span text:style-name="T7">up</text:span><text:span text:style-name="T9"> </text:span><text:span text:style-name="T7">window.</text:span></text:p>
          <text:p text:style-name="P90">2. Admin can Add FAQ of Knowledge Base.</text:p>
        </text:list-header>
        <text:list-item>
          <text:p text:style-name="P130">Subject of FAQ</text:p>
        </text:list-item>
      </text:list>
      <text:list xml:id="list696309146" text:style-name="L7">
        <text:list-header>
          <text:p text:style-name="P100"><text:span text:style-name="T7">3.</text:span><text:span text:style-name="T9"> </text:span><text:span text:style-name="T7">The</text:span><text:span text:style-name="T9"> Admin </text:span><text:span text:style-name="T7">can</text:span><text:span text:style-name="T9"> submit “Submit” to Add FAQ </text:span><text:span text:style-name="T7">.</text:span></text:p>
          <text:p text:style-name="P83">4. The Admin can submit “cancel” to cancel from adding the FAQ.</text:p>
        </text:list-header>
      </text:list>
      <text:p text:style-name="P30">End<text:span text:style-name="T18"> </text:span>State:</text:p>
      <text:p text:style-name="P23"><text:span text:style-name="T24"><text:tab/> </text:span><text:span text:style-name="T22">The Admin successfully Add FAQ of knowledge-Base in the “Stack Support” Application. The Page will be navigated to </text:span><text:span text:style-name="T22">the “Dashboard”.</text:span></text:p>
      <text:list xml:id="list620698237" text:continue-list="list1447323294" text:style-name="WW8Num3">
        <text:list-header>
          <text:p text:style-name="P73">Note:</text:p>
          <text:p text:style-name="P87"><text:s text:c="4"/>1)<text:tab/>As per the application it is assumed that a Admin already login in as Admin.</text:p>
        </text:list-header>
      </text:list>
      <text:p text:style-name="P50"/>
      <text:p text:style-name="P95">USE<text:span text:style-name="T18"> </text:span>CASE<text:span text:style-name="T18"> 17</text:span>:SS_Submit_Ticket_017:</text:p>
      <table:table table:name="Table20" table:style-name="Table20">
        <table:table-column table:style-name="Table20.A"/>
        <table:table-column table:style-name="Table20.B"/>
        <table:table-row>
          <table:table-cell table:style-name="Table20.A1" office:value-type="string">
            <text:p text:style-name="P47">USE<text:span text:style-name="T18"> </text:span>CASE<text:span text:style-name="T18"> : 17</text:span></text:p>
          </table:table-cell>
          <table:table-cell table:style-name="Table20.B1" office:value-type="string">
            <text:p text:style-name="P35">Submit Ticket</text:p>
          </table:table-cell>
        </table:table-row>
        <table:table-row>
          <table:table-cell table:style-name="Table20.A2" office:value-type="string">
            <text:p text:style-name="P17">Support Stack</text:p>
          </table:table-cell>
          <table:table-cell table:style-name="Table20.B2" office:value-type="string">
            <text:p text:style-name="P44">017</text:p>
          </table:table-cell>
        </table:table-row>
        <table:table-row>
          <table:table-cell table:style-name="Table20.A2" office:value-type="string">
            <text:p text:style-name="P16">Actor : Admin</text:p>
          </table:table-cell>
          <table:table-cell table:style-name="Table20.B3" office:value-type="string">
            <text:p text:style-name="P45"/>
          </table:table-cell>
        </table:table-row>
      </table:table>
      <text:p text:style-name="P21"/>
      <text:p text:style-name="P29"><text:span text:style-name="T28">Assumption</text:span><text:span text:style-name="T28">:</text:span></text:p>
      <text:p text:style-name="P18"><text:tab/><text:span text:style-name="T26">The</text:span><text:span text:style-name="T27"> Admin </text:span><text:span text:style-name="T26">is</text:span><text:span text:style-name="T27"> </text:span><text:span text:style-name="T26">in</text:span><text:span text:style-name="T27"> </text:span><text:span text:style-name="T26">a</text:span><text:span text:style-name="T27"> Submit Ticket page </text:span><text:span text:style-name="T26">&amp;</text:span><text:span text:style-name="T27"> </text:span><text:span text:style-name="T26">likes</text:span><text:span text:style-name="T27"> </text:span><text:span text:style-name="T26">to</text:span><text:span text:style-name="T27"> Submit a Ticket</text:span><text:span text:style-name="T26">.</text:span></text:p>
      <text:p text:style-name="P27"/>
      <text:p text:style-name="P29"><text:soft-page-break/><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Submit a Ticket for particular Department and category </text:span>in<text:span text:style-name="T18"> </text:span>this<text:span text:style-name="T18"> </text:span>application.</text:p>
      <text:p text:style-name="P29"><draw:frame draw:style-name="fr2" draw:name="graphics10" text:anchor-type="paragraph" svg:width="0.041cm" svg:height="0.041cm" draw:z-index="8"><draw:image xlink:href="Pictures/1000020000000001000000013D9CF3F6.gif" xlink:type="simple" xlink:show="embed" xlink:actuate="onLoad"/></draw:frame><text:span text:style-name="T28">Steps</text:span><text:span text:style-name="T28">:</text:span></text:p>
      <text:list xml:id="list412676975" text:style-name="L8">
        <text:list-header>
          <text:p text:style-name="P101"><text:span text:style-name="T9">1. Admin is in Submit Ticket </text:span><text:span text:style-name="T7">pop</text:span><text:span text:style-name="T9"> </text:span><text:span text:style-name="T7">up</text:span><text:span text:style-name="T9"> </text:span><text:span text:style-name="T7">window.</text:span></text:p>
          <text:p text:style-name="P91">2. Admin can Submit Ticket for a Problem.</text:p>
        </text:list-header>
      </text:list>
      <text:list xml:id="list1136244299" text:continue-list="list1462612461" text:style-name="L5">
        <text:list-item>
          <text:p text:style-name="P130">Select Department</text:p>
        </text:list-item>
        <text:list-item>
          <text:p text:style-name="P130">Select Category</text:p>
        </text:list-item>
        <text:list-item>
          <text:p text:style-name="P130">Select Priority</text:p>
        </text:list-item>
        <text:list-item>
          <text:p text:style-name="P130">Details of Subject</text:p>
        </text:list-item>
        <text:list-item>
          <text:p text:style-name="P130">Details of Message</text:p>
        </text:list-item>
      </text:list>
      <text:list xml:id="list1874889011" text:style-name="L9">
        <text:list-header>
          <text:p text:style-name="P102"><text:span text:style-name="T7">3.</text:span><text:span text:style-name="T9"> </text:span><text:span text:style-name="T7">The</text:span><text:span text:style-name="T9"> Admin </text:span><text:span text:style-name="T7">can</text:span><text:span text:style-name="T9"> submit “Submit” to submit a Ticket </text:span><text:span text:style-name="T7">.</text:span></text:p>
          <text:p text:style-name="P84">4. The Admin can submit “cancel” to cancel from Submitting a Ticket.</text:p>
        </text:list-header>
      </text:list>
      <text:p text:style-name="P30">End<text:span text:style-name="T18"> </text:span>State:</text:p>
      <text:p text:style-name="P23"><text:span text:style-name="T24"><text:tab/> </text:span><text:span text:style-name="T22">The Admin successfully Submit a Ticket for a problem in the “Stack Support” Application. The Page will be navigated to the “Dashboard”.</text:span></text:p>
      <text:list xml:id="list1735662873" text:continue-list="list620698237" text:style-name="WW8Num3">
        <text:list-header>
          <text:p text:style-name="P73">Note:</text:p>
          <text:p text:style-name="P87"><text:s text:c="4"/>1)<text:tab/>As per the application it is assumed that a Admin already login in as Admin.</text:p>
        </text:list-header>
      </text:list>
      <text:p text:style-name="P46"/>
      <text:p text:style-name="P95">USE<text:span text:style-name="T18"> </text:span>CASE<text:span text:style-name="T18"> 18</text:span>:SS_Create_Department_018:</text:p>
      <table:table table:name="Table21" table:style-name="Table21">
        <table:table-column table:style-name="Table21.A"/>
        <table:table-column table:style-name="Table21.B"/>
        <table:table-row>
          <table:table-cell table:style-name="Table21.A1" office:value-type="string">
            <text:p text:style-name="P47">USE<text:span text:style-name="T18"> </text:span>CASE<text:span text:style-name="T18"> : 18</text:span></text:p>
          </table:table-cell>
          <table:table-cell table:style-name="Table21.B1" office:value-type="string">
            <text:p text:style-name="P35">Create Department</text:p>
          </table:table-cell>
        </table:table-row>
        <table:table-row>
          <table:table-cell table:style-name="Table21.A2" office:value-type="string">
            <text:p text:style-name="P17">Support Stack</text:p>
          </table:table-cell>
          <table:table-cell table:style-name="Table21.B2" office:value-type="string">
            <text:p text:style-name="P44">018</text:p>
          </table:table-cell>
        </table:table-row>
        <table:table-row>
          <table:table-cell table:style-name="Table21.A2" office:value-type="string">
            <text:p text:style-name="P16">Actor : Admin</text:p>
          </table:table-cell>
          <table:table-cell table:style-name="Table21.B3" office:value-type="string">
            <text:p text:style-name="P45"/>
          </table:table-cell>
        </table:table-row>
      </table:table>
      <text:p text:style-name="P18"/>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Create Department page </text:span><text:span text:style-name="T10">&amp;</text:span><text:span text:style-name="T11"> </text:span><text:span text:style-name="T10">likes</text:span><text:span text:style-name="T11"> </text:span><text:span text:style-name="T10">to</text:span><text:span text:style-name="T11"> Create a Department</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Create Department </text:span>in<text:span text:style-name="T18"> </text:span>this<text:span text:style-name="T18"> </text:span>application.</text:p>
      <text:p text:style-name="P29"><draw:frame draw:style-name="fr2" draw:name="graphics11" text:anchor-type="paragraph" svg:width="0.041cm" svg:height="0.041cm" draw:z-index="9"><draw:image xlink:href="Pictures/1000020000000001000000013D9CF3F6.gif" xlink:type="simple" xlink:show="embed" xlink:actuate="onLoad"/></draw:frame><text:span text:style-name="T28">Steps</text:span><text:span text:style-name="T28">:</text:span></text:p>
      <text:list xml:id="list1964215267" text:style-name="L10">
        <text:list-header>
          <text:p text:style-name="P103"><text:span text:style-name="T9"><text:s/>1. Admin is in Create Department </text:span><text:span text:style-name="T7">pop</text:span><text:span text:style-name="T9"> </text:span><text:span text:style-name="T7">up</text:span><text:span text:style-name="T9"> </text:span><text:span text:style-name="T7">window.</text:span></text:p>
          <text:p text:style-name="P92"><text:soft-page-break/>2. Admin can Create Department of Knowledge Base.</text:p>
        </text:list-header>
      </text:list>
      <text:list xml:id="list873690772" text:continue-list="list1136244299" text:style-name="L5">
        <text:list-item>
          <text:p text:style-name="P130">Details of Department Name</text:p>
        </text:list-item>
        <text:list-item>
          <text:p text:style-name="P130">Description of Department</text:p>
        </text:list-item>
        <text:list-item>
          <text:p text:style-name="P130">Details of Email-Id</text:p>
        </text:list-item>
        <text:list-item>
          <text:p text:style-name="P130">Details of Phone</text:p>
        </text:list-item>
        <text:list-item>
          <text:p text:style-name="P130">Details of Fax</text:p>
        </text:list-item>
      </text:list>
      <text:list xml:id="list1198305749" text:style-name="L11">
        <text:list-header>
          <text:p text:style-name="P104"><text:span text:style-name="T7">3.</text:span><text:span text:style-name="T9"> </text:span><text:span text:style-name="T7">The</text:span><text:span text:style-name="T9"> Admin </text:span><text:span text:style-name="T7">can</text:span><text:span text:style-name="T9"> submit “Create” to Create a Department</text:span><text:span text:style-name="T7">.</text:span></text:p>
          <text:p text:style-name="P85">4. The Admin can submit “cancel” to cancel from Creating a department.</text:p>
        </text:list-header>
      </text:list>
      <text:p text:style-name="P30">End<text:span text:style-name="T18"> </text:span>State:</text:p>
      <text:p text:style-name="P23"><text:span text:style-name="T24"><text:tab/> </text:span><text:span text:style-name="T22">The Admin successfully Create a Department of knowledge-Base in the “Stack Support” Application. The Page will be navigated to the “Dashboard”.</text:span></text:p>
      <text:list xml:id="list1111525689" text:continue-list="list1735662873" text:style-name="WW8Num3">
        <text:list-header>
          <text:p text:style-name="P73">Note:</text:p>
          <text:p text:style-name="P87"><text:s text:c="4"/>1)<text:tab/>As per the application it is assumed that a Admin already login in as Admin.</text:p>
        </text:list-header>
      </text:list>
      <text:p text:style-name="P50"/>
      <text:p text:style-name="P95">USE<text:span text:style-name="T18"> </text:span>CASE<text:span text:style-name="T18"> 19</text:span>:SS_List_View_Of_Staffs_019:</text:p>
      <table:table table:name="Table22" table:style-name="Table22">
        <table:table-column table:style-name="Table22.A"/>
        <table:table-column table:style-name="Table22.B"/>
        <table:table-row>
          <table:table-cell table:style-name="Table22.A1" office:value-type="string">
            <text:p text:style-name="P47">USE<text:span text:style-name="T18"> </text:span>CASE<text:span text:style-name="T18"> : 19</text:span></text:p>
          </table:table-cell>
          <table:table-cell table:style-name="Table22.B1" office:value-type="string">
            <text:p text:style-name="P35">List View Of Staffs</text:p>
          </table:table-cell>
        </table:table-row>
        <table:table-row>
          <table:table-cell table:style-name="Table22.A2" office:value-type="string">
            <text:p text:style-name="P17">Support Stack</text:p>
          </table:table-cell>
          <table:table-cell table:style-name="Table22.B2" office:value-type="string">
            <text:p text:style-name="P44">019</text:p>
          </table:table-cell>
        </table:table-row>
        <table:table-row>
          <table:table-cell table:style-name="Table22.A2" office:value-type="string">
            <text:p text:style-name="P16">Actor : Admin</text:p>
          </table:table-cell>
          <table:table-cell table:style-name="Table22.B3" office:value-type="string">
            <text:p text:style-name="P45"/>
          </table:table-cell>
        </table:table-row>
      </table:table>
      <text:p text:style-name="P18"/>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List view of Staff page </text:span><text:span text:style-name="T10">&amp;</text:span><text:span text:style-name="T11"> </text:span><text:span text:style-name="T10">likes</text:span><text:span text:style-name="T11"> </text:span><text:span text:style-name="T10">to</text:span><text:span text:style-name="T11"> list and perform some operation on Staffs</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list all Staffs and perform some operation on the listed Staffs </text:span>in<text:span text:style-name="T18"> </text:span>the<text:span text:style-name="T18"> </text:span>application.</text:p>
      <text:p text:style-name="P29"><text:span text:style-name="T28">Steps</text:span><text:span text:style-name="T28">:</text:span></text:p>
      <text:p text:style-name="P22">1.<text:span text:style-name="T18"> Admin is in List view of Staffs </text:span>pop<text:span text:style-name="T18"> </text:span>up<text:span text:style-name="T18"> </text:span>window.</text:p>
      <text:p text:style-name="P22">2.<text:span text:style-name="T18"> Admin views the details of </text:span>all<text:span text:style-name="T18"> </text:span>the<text:span text:style-name="T18"> listed Staff </text:span>in<text:span text:style-name="T18"> </text:span>the<text:span text:style-name="T18"> List view of Staff </text:span>page<text:span text:style-name="T18">.</text:span></text:p>
      <text:list xml:id="list897371607" text:continue-list="list1598055121" text:style-name="WW8Num6">
        <text:list-item>
          <text:p text:style-name="P118">Details of Name</text:p>
        </text:list-item>
        <text:list-item>
          <text:p text:style-name="P118">Details of Department</text:p>
        </text:list-item>
        <text:list-item>
          <text:p text:style-name="P118"><draw:frame draw:style-name="fr2" draw:name="graphics12" text:anchor-type="paragraph" svg:width="0.041cm" svg:height="0.041cm" draw:z-index="10"><draw:image xlink:href="Pictures/1000020000000001000000013D9CF3F6.gif" xlink:type="simple" xlink:show="embed" xlink:actuate="onLoad"/></draw:frame>Details of Email</text:p>
          <text:p text:style-name="P127"><text:soft-page-break/><text:span text:style-name="T9"><text:s/>3. </text:span><text:span text:style-name="T7">The</text:span><text:span text:style-name="T9"> Admin </text:span><text:span text:style-name="T7">can</text:span><text:span text:style-name="T9"> also perform some operation on the listed Staffs</text:span><text:span text:style-name="T7">.</text:span></text:p>
        </text:list-item>
        <text:list-item>
          <text:p text:style-name="P118">Edit the Staffs</text:p>
        </text:list-item>
        <text:list-item>
          <text:p text:style-name="P118">Delete the Staffs</text:p>
        </text:list-item>
      </text:list>
      <text:p text:style-name="P30">End<text:span text:style-name="T18"> </text:span>State:</text:p>
      <text:p text:style-name="P23"><text:span text:style-name="T24"><text:tab/> </text:span><text:span text:style-name="T22">The Admin successfully view details of listed Staffs and perform some operations on them in the “Stack Support” Application. The Page will be navigated to the “Dashboard”.</text:span></text:p>
      <text:list xml:id="list1431953508" text:continue-list="list1111525689" text:style-name="WW8Num3">
        <text:list-header>
          <text:p text:style-name="P73">Note:</text:p>
          <text:p text:style-name="P87"><text:s text:c="4"/>1)<text:tab/>As per the application it is assumed that a Admin already login in as Admin.</text:p>
        </text:list-header>
      </text:list>
      <text:p text:style-name="P24"/>
      <text:p text:style-name="P24"/>
      <text:p text:style-name="P95">USE<text:span text:style-name="T18"> </text:span>CASE<text:span text:style-name="T18"> 20</text:span>:SS_List_View_Of_News_020:</text:p>
      <table:table table:name="Table23" table:style-name="Table23">
        <table:table-column table:style-name="Table23.A"/>
        <table:table-column table:style-name="Table23.B"/>
        <table:table-row>
          <table:table-cell table:style-name="Table23.A1" office:value-type="string">
            <text:p text:style-name="P47">USE<text:span text:style-name="T18"> </text:span>CASE<text:span text:style-name="T18"> : 20</text:span></text:p>
          </table:table-cell>
          <table:table-cell table:style-name="Table23.B1" office:value-type="string">
            <text:p text:style-name="P35">List View Of News</text:p>
          </table:table-cell>
        </table:table-row>
        <table:table-row>
          <table:table-cell table:style-name="Table23.A2" office:value-type="string">
            <text:p text:style-name="P17">Support Stack</text:p>
          </table:table-cell>
          <table:table-cell table:style-name="Table23.B2" office:value-type="string">
            <text:p text:style-name="P44">020</text:p>
          </table:table-cell>
        </table:table-row>
        <table:table-row>
          <table:table-cell table:style-name="Table23.A2" office:value-type="string">
            <text:p text:style-name="P16">Actor : Admin</text:p>
          </table:table-cell>
          <table:table-cell table:style-name="Table23.B3" office:value-type="string">
            <text:p text:style-name="P45"/>
          </table:table-cell>
        </table:table-row>
      </table:table>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List view of News page </text:span><text:span text:style-name="T10">&amp;</text:span><text:span text:style-name="T11"> </text:span><text:span text:style-name="T10">likes</text:span><text:span text:style-name="T11"> </text:span><text:span text:style-name="T10">to</text:span><text:span text:style-name="T11"> list and perform some operation on News</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list all News and perform some operation on the listed News </text:span>in<text:span text:style-name="T18"> </text:span>the<text:span text:style-name="T18"> </text:span>application.</text:p>
      <text:p text:style-name="P29"><text:span text:style-name="T28">Steps</text:span><text:span text:style-name="T28">:</text:span></text:p>
      <text:p text:style-name="P22">1.<text:span text:style-name="T18"> Admin is in List view of News </text:span>pop<text:span text:style-name="T18"> </text:span>up<text:span text:style-name="T18"> </text:span>window.</text:p>
      <text:p text:style-name="P22">2.<text:span text:style-name="T18"> Admin views the details of </text:span>all<text:span text:style-name="T18"> </text:span>the<text:span text:style-name="T18"> listed Users </text:span>in<text:span text:style-name="T18"> </text:span>the<text:span text:style-name="T18"> List view of Users </text:span>page<text:span text:style-name="T18">.</text:span></text:p>
      <text:list xml:id="list320082306" text:continue-list="list897371607" text:style-name="WW8Num6">
        <text:list-item>
          <text:p text:style-name="P118">Details of Subject</text:p>
        </text:list-item>
        <text:list-item>
          <text:p text:style-name="P118">Details of Place</text:p>
        </text:list-item>
        <text:list-item>
          <text:p text:style-name="P118"><draw:frame draw:style-name="fr2" draw:name="graphics13" text:anchor-type="paragraph" svg:width="0.041cm" svg:height="0.041cm" draw:z-index="11"><draw:image xlink:href="Pictures/1000020000000001000000013D9CF3F6.gif" xlink:type="simple" xlink:show="embed" xlink:actuate="onLoad"/></draw:frame>Details of DAte</text:p>
          <text:p text:style-name="P127"><text:span text:style-name="T9"><text:s/>3. </text:span><text:span text:style-name="T7">The</text:span><text:span text:style-name="T9"> Admin </text:span><text:span text:style-name="T7">can</text:span><text:span text:style-name="T9"> also perform some operation on the listed Users</text:span><text:span text:style-name="T7">.</text:span></text:p>
        </text:list-item>
        <text:list-item>
          <text:p text:style-name="P118">Delete the News</text:p>
        </text:list-item>
      </text:list>
      <text:p text:style-name="P30">End<text:span text:style-name="T18"> </text:span>State:</text:p>
      <text:p text:style-name="P23"><text:span text:style-name="T24"><text:tab/> </text:span><text:span text:style-name="T22">The Admin successfully view details of listed News and perform some operations on them in the “Stack Support” </text:span><text:soft-page-break/><text:span text:style-name="T22">Application. The Page will be navigated to the “Dashboard”.</text:span></text:p>
      <text:list xml:id="list211730177" text:continue-list="list1431953508" text:style-name="WW8Num3">
        <text:list-header>
          <text:p text:style-name="P73">Note:</text:p>
          <text:p text:style-name="P87"><text:s text:c="4"/>1)<text:tab/>As per the application it is assumed that a Admin already login in as Admin.</text:p>
        </text:list-header>
      </text:list>
      <text:p text:style-name="P46"/>
      <text:p text:style-name="P95">USE<text:span text:style-name="T18"> </text:span>CASE<text:span text:style-name="T18"> 21</text:span>:SS_List_View_Of_Departments_021:</text:p>
      <table:table table:name="Table24" table:style-name="Table24">
        <table:table-column table:style-name="Table24.A"/>
        <table:table-column table:style-name="Table24.B"/>
        <table:table-row>
          <table:table-cell table:style-name="Table24.A1" office:value-type="string">
            <text:p text:style-name="P47">USE<text:span text:style-name="T18"> </text:span>CASE<text:span text:style-name="T18"> : 21</text:span></text:p>
          </table:table-cell>
          <table:table-cell table:style-name="Table24.B1" office:value-type="string">
            <text:p text:style-name="P35">List View Of <text:s/>Departments</text:p>
          </table:table-cell>
        </table:table-row>
        <table:table-row>
          <table:table-cell table:style-name="Table24.A2" office:value-type="string">
            <text:p text:style-name="P17">Support Stack</text:p>
          </table:table-cell>
          <table:table-cell table:style-name="Table24.B2" office:value-type="string">
            <text:p text:style-name="P44">021</text:p>
          </table:table-cell>
        </table:table-row>
        <table:table-row>
          <table:table-cell table:style-name="Table24.A2" office:value-type="string">
            <text:p text:style-name="P16">Actor : Admin</text:p>
          </table:table-cell>
          <table:table-cell table:style-name="Table24.B3" office:value-type="string">
            <text:p text:style-name="P45"/>
          </table:table-cell>
        </table:table-row>
      </table:table>
      <text:p text:style-name="P21"/>
      <text:p text:style-name="P21"/>
      <text:p text:style-name="P29"><text:span text:style-name="T28">Assumption</text:span><text:span text:style-name="T28">:</text:span></text:p>
      <text:p text:style-name="P2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List view of Departments page </text:span><text:span text:style-name="T10">&amp;</text:span><text:span text:style-name="T11"> </text:span><text:span text:style-name="T10">likes</text:span><text:span text:style-name="T11"> </text:span><text:span text:style-name="T10">to</text:span><text:span text:style-name="T11"> list and perform some operation on Staffs</text:span><text:span text:style-name="T10">.</text:span></text:p>
      <text:p text:style-name="P29"><text:span text:style-name="T28">Description</text:span><text:span text:style-name="T28">:</text:span></text:p>
      <text:p text:style-name="P22"><text:tab/>The<text:span text:style-name="T18"> Admin </text:span>should<text:span text:style-name="T18"> </text:span>be<text:span text:style-name="T18"> </text:span>able<text:span text:style-name="T18"> </text:span>to<text:span text:style-name="T18"> list all Departments and perform some operation on the listed Departments </text:span>in<text:span text:style-name="T18"> </text:span>the<text:span text:style-name="T18"> </text:span>application.</text:p>
      <text:p text:style-name="P29"><text:span text:style-name="T28">Steps</text:span><text:span text:style-name="T28">:</text:span></text:p>
      <text:p text:style-name="P22">1.<text:span text:style-name="T18"> Admin is in List view of Departments </text:span>pop<text:span text:style-name="T18"> </text:span>up<text:span text:style-name="T18"> </text:span>window.</text:p>
      <text:p text:style-name="P22">2.<text:span text:style-name="T18"> Admin views the details of </text:span>all<text:span text:style-name="T18"> </text:span>the<text:span text:style-name="T18"> listed Departments </text:span>in<text:span text:style-name="T18"> </text:span>the<text:span text:style-name="T18"> List view of Department </text:span>page<text:span text:style-name="T18">.</text:span></text:p>
      <text:list xml:id="list83005000" text:continue-list="list320082306" text:style-name="WW8Num6">
        <text:list-item>
          <text:p text:style-name="P118">Details of Department Name</text:p>
        </text:list-item>
        <text:list-item>
          <text:p text:style-name="P118">Details of Phone Number</text:p>
        </text:list-item>
        <text:list-item>
          <text:p text:style-name="P118"><draw:frame draw:style-name="fr2" draw:name="graphics14" text:anchor-type="paragraph" svg:width="0.041cm" svg:height="0.041cm" draw:z-index="12"><draw:image xlink:href="Pictures/1000020000000001000000013D9CF3F6.gif" xlink:type="simple" xlink:show="embed" xlink:actuate="onLoad"/></draw:frame>Details of Email</text:p>
          <text:p text:style-name="P127"><text:span text:style-name="T9"><text:s text:c="2"/>3. </text:span><text:span text:style-name="T7">The</text:span><text:span text:style-name="T9"> Admin </text:span><text:span text:style-name="T7">can</text:span><text:span text:style-name="T9"> also perform some operation on the listed Departments</text:span><text:span text:style-name="T7">.</text:span></text:p>
        </text:list-item>
        <text:list-item>
          <text:p text:style-name="P118">Edit the Departments</text:p>
        </text:list-item>
        <text:list-item>
          <text:p text:style-name="P118">Delete the Departments</text:p>
        </text:list-item>
      </text:list>
      <text:p text:style-name="P30">End<text:span text:style-name="T18"> </text:span>State:</text:p>
      <text:p text:style-name="P23"><text:span text:style-name="T24"><text:tab/> </text:span><text:span text:style-name="T22">The Admin successfully view details of listed Departments and perform some operations on them in the “Stack Support” Application. The Page will be navigated to the “Dashboard”.</text:span></text:p>
      <text:list xml:id="list1247799345" text:continue-list="list211730177" text:style-name="WW8Num3">
        <text:list-header>
          <text:p text:style-name="P73">Note:</text:p>
          <text:p text:style-name="P87"><text:s text:c="4"/>1)<text:tab/>As per the application it is assumed that a Admin already login in as Admin.</text:p>
        </text:list-header>
      </text:list>
      <text:p text:style-name="P50"><text:soft-page-break/></text:p>
      <text:p text:style-name="P46"/>
      <text:list xml:id="list1592063120" text:continue-numbering="true" text:style-name="WW8Num3">
        <text:list-header>
          <text:p text:style-name="P69">USE<text:span text:style-name="T18"> </text:span>CASE<text:span text:style-name="T18"> 22</text:span>:SS_Edit_Department_Details_022:</text:p>
        </text:list-header>
      </text:list>
      <table:table table:name="Table25" table:style-name="Table25">
        <table:table-column table:style-name="Table25.A"/>
        <table:table-column table:style-name="Table25.B"/>
        <table:table-row>
          <table:table-cell table:style-name="Table25.A1" office:value-type="string">
            <text:p text:style-name="P47">USE<text:span text:style-name="T18"> </text:span>CASE<text:span text:style-name="T18"> : 22</text:span></text:p>
          </table:table-cell>
          <table:table-cell table:style-name="Table25.B1" office:value-type="string">
            <text:p text:style-name="P35">Edit <text:s/>Department Details</text:p>
          </table:table-cell>
        </table:table-row>
        <table:table-row>
          <table:table-cell table:style-name="Table25.A2" office:value-type="string">
            <text:p text:style-name="P17">Support Stack</text:p>
          </table:table-cell>
          <table:table-cell table:style-name="Table25.B2" office:value-type="string">
            <text:p text:style-name="P44">022</text:p>
          </table:table-cell>
        </table:table-row>
        <table:table-row>
          <table:table-cell table:style-name="Table25.A2" office:value-type="string">
            <text:p text:style-name="P16">Actor : Admin</text:p>
          </table:table-cell>
          <table:table-cell table:style-name="Table25.B3" office:value-type="string">
            <text:p text:style-name="P45"/>
          </table:table-cell>
        </table:table-row>
      </table:table>
      <text:list xml:id="list982014399" text:continue-numbering="true" text:style-name="WW8Num3">
        <text:list-header>
          <text:p text:style-name="P60"/>
          <text:p text:style-name="P72"><text:span text:style-name="T28">Assumption</text:span><text:span text:style-name="T28">:</text:span></text:p>
          <text:p text:style-name="P7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My account Modify page </text:span><text:span text:style-name="T10">&amp;</text:span><text:span text:style-name="T11"> </text:span><text:span text:style-name="T10">likes</text:span><text:span text:style-name="T11"> </text:span><text:span text:style-name="T10">to edit all the details of a own</text:span><text:span text:style-name="T11"> Account.</text:span></text:p>
          <text:p text:style-name="P73"/>
          <text:p text:style-name="P72"><text:span text:style-name="T28">Description</text:span><text:span text:style-name="T28">:</text:span></text:p>
          <text:p text:style-name="P63"><text:tab/>The<text:span text:style-name="T18"> Admin </text:span>should<text:span text:style-name="T18"> </text:span>be<text:span text:style-name="T18"> </text:span>able<text:span text:style-name="T18"> to Edit all the details of a own Account in this application.</text:span></text:p>
          <text:p text:style-name="P72"><text:span text:style-name="T28">Steps</text:span><text:span text:style-name="T28">:</text:span></text:p>
          <text:p text:style-name="P63">1.<text:span text:style-name="T18"> Admin is in “My account Modify” </text:span>pop<text:span text:style-name="T18"> </text:span>up<text:span text:style-name="T18"> </text:span>window.</text:p>
          <text:p text:style-name="P63">2.<text:span text:style-name="T18"> Admin can edit </text:span>all<text:span text:style-name="T18"> </text:span>the<text:span text:style-name="T18"> <text:s/>details of own account in </text:span>the<text:span text:style-name="T18"> “My account modify” page.</text:span></text:p>
        </text:list-header>
      </text:list>
      <text:list xml:id="list523321707" text:continue-list="list804398308" text:style-name="L4">
        <text:list-item>
          <text:p text:style-name="P129">Details of name</text:p>
        </text:list-item>
        <text:list-item>
          <text:p text:style-name="P129">Details of Email</text:p>
        </text:list-item>
        <text:list-item>
          <text:p text:style-name="P129">Details of user-name</text:p>
        </text:list-item>
        <text:list-item>
          <text:p text:style-name="P129">Details of Phone </text:p>
        </text:list-item>
        <text:list-item>
          <text:p text:style-name="P129">Details of mobile</text:p>
        </text:list-item>
        <text:list-item>
          <text:p text:style-name="P129">Select departments</text:p>
        </text:list-item>
        <text:list-item>
          <text:p text:style-name="P129">Details of password</text:p>
        </text:list-item>
        <text:list-item>
          <text:p text:style-name="P129">Details of attachments</text:p>
        </text:list-item>
      </text:list>
      <text:list xml:id="list1471940414" text:continue-list="list982014399" text:style-name="WW8Num3">
        <text:list-header>
          <text:p text:style-name="P64">3. The Admin can submit “Modify” to update the edited details.</text:p>
          <text:p text:style-name="P77"><text:span text:style-name="T7">4.</text:span><text:span text:style-name="T9"> </text:span><text:span text:style-name="T7">The</text:span><text:span text:style-name="T9"> Admin </text:span><text:span text:style-name="T7">can</text:span><text:span text:style-name="T9"> submit “cancel” to cancel from editing </text:span><text:span text:style-name="T7">.</text:span></text:p>
          <text:p text:style-name="P73">End<text:span text:style-name="T18"> </text:span>State:</text:p>
          <text:p text:style-name="P77"><text:span text:style-name="T13"><text:tab/></text:span><text:span text:style-name="T14"> </text:span><text:span text:style-name="T7">The</text:span><text:span text:style-name="T9"> Admin </text:span><text:span text:style-name="T7">successfully</text:span><text:span text:style-name="T9"> edit all the My account details in </text:span><text:span text:style-name="T7">the</text:span><text:span text:style-name="T9"> “Stack Support” </text:span><text:span text:style-name="T7">Application. </text:span><text:span text:style-name="T15">The Page will be navigated to the “List Departments Detail”.</text:span></text:p>
          <text:p text:style-name="P73">Note:</text:p>
          <text:p text:style-name="P67"><text:soft-page-break/><text:s text:c="2"/>1)<text:tab/>As per the application it is assumed that a Admin already login in as Admin.</text:p>
        </text:list-header>
      </text:list>
      <text:p text:style-name="P46"/>
      <text:list xml:id="list935316141" text:continue-numbering="true" text:style-name="WW8Num3">
        <text:list-header>
          <text:p text:style-name="P69">USE<text:span text:style-name="T18"> </text:span>CASE<text:span text:style-name="T18"> 23</text:span>:Help_Page_023:</text:p>
        </text:list-header>
      </text:list>
      <table:table table:name="Table26" table:style-name="Table26">
        <table:table-column table:style-name="Table26.A"/>
        <table:table-column table:style-name="Table26.B"/>
        <table:table-row>
          <table:table-cell table:style-name="Table26.A1" office:value-type="string">
            <text:p text:style-name="P47">USE<text:span text:style-name="T18"> </text:span>CASE<text:span text:style-name="T18"> : 23</text:span></text:p>
          </table:table-cell>
          <table:table-cell table:style-name="Table26.B1" office:value-type="string">
            <text:p text:style-name="P35">Help Page</text:p>
          </table:table-cell>
        </table:table-row>
        <table:table-row>
          <table:table-cell table:style-name="Table26.A2" office:value-type="string">
            <text:p text:style-name="P17">Support Stack</text:p>
          </table:table-cell>
          <table:table-cell table:style-name="Table26.B2" office:value-type="string">
            <text:p text:style-name="P44">023</text:p>
          </table:table-cell>
        </table:table-row>
        <table:table-row>
          <table:table-cell table:style-name="Table26.A2" office:value-type="string">
            <text:p text:style-name="P16">Actor : Admin</text:p>
          </table:table-cell>
          <table:table-cell table:style-name="Table26.B3" office:value-type="string">
            <text:p text:style-name="P45"/>
          </table:table-cell>
        </table:table-row>
      </table:table>
      <text:list xml:id="list152129503" text:continue-numbering="true" text:style-name="WW8Num3">
        <text:list-header>
          <text:p text:style-name="P61"/>
          <text:p text:style-name="P72"><text:span text:style-name="T28">Assumption</text:span><text:span text:style-name="T28">:</text:span></text:p>
          <text:p text:style-name="P76"><text:span text:style-name="T7"><text:tab/></text:span><text:span text:style-name="T10">The</text:span><text:span text:style-name="T11"> User </text:span><text:span text:style-name="T10">is</text:span><text:span text:style-name="T11"> </text:span><text:span text:style-name="T10">in</text:span><text:span text:style-name="T11"> </text:span><text:span text:style-name="T10">a</text:span><text:span text:style-name="T11"> Help page </text:span><text:span text:style-name="T10">&amp;</text:span><text:span text:style-name="T11"> </text:span><text:span text:style-name="T10">likes</text:span><text:span text:style-name="T11"> </text:span><text:span text:style-name="T10">to View all the details of a Help</text:span><text:span text:style-name="T11">.</text:span></text:p>
          <text:p text:style-name="P72"><text:span text:style-name="T28">Description</text:span><text:span text:style-name="T28">:</text:span></text:p>
          <text:p text:style-name="P63"><text:tab/>The<text:span text:style-name="T18"> User </text:span>should<text:span text:style-name="T18"> </text:span>be<text:span text:style-name="T18"> </text:span>able<text:span text:style-name="T18"> to view all the details of a Help in this application.</text:span></text:p>
          <text:p text:style-name="P72"><text:span text:style-name="T28">Steps</text:span><text:span text:style-name="T28">:</text:span></text:p>
          <text:p text:style-name="P63">1.<text:span text:style-name="T18"> User is in “Help Page” </text:span>pop<text:span text:style-name="T18"> </text:span>up<text:span text:style-name="T18"> </text:span>window.</text:p>
          <text:p text:style-name="P63">2.<text:span text:style-name="T18"> User can Co-figure </text:span>all<text:span text:style-name="T18"> </text:span>the<text:span text:style-name="T18"> <text:s/>details of Help in </text:span>the<text:span text:style-name="T18"> “Help” page.</text:span></text:p>
        </text:list-header>
      </text:list>
      <text:list xml:id="list1621802235" text:continue-list="list523321707" text:style-name="L4">
        <text:list-item>
          <text:p text:style-name="P129">Details of Company name</text:p>
        </text:list-item>
        <text:list-item>
          <text:p text:style-name="P129">Details of Address</text:p>
        </text:list-item>
        <text:list-item>
          <text:p text:style-name="P129">Details of Phone </text:p>
        </text:list-item>
        <text:list-item>
          <text:p text:style-name="P129">Details of Website</text:p>
        </text:list-item>
        <text:list-item>
          <text:p text:style-name="P129">Details of Email</text:p>
        </text:list-item>
      </text:list>
      <text:list xml:id="list2078499028" text:continue-list="list152129503" text:style-name="WW8Num3">
        <text:list-header>
          <text:p text:style-name="P77"><text:span text:style-name="T7">3.</text:span><text:span text:style-name="T9"> </text:span><text:span text:style-name="T7">The</text:span><text:span text:style-name="T9"> Admin </text:span><text:span text:style-name="T7">can</text:span><text:span text:style-name="T9"> submit “cancel” to cancel from Help page </text:span><text:span text:style-name="T7">.</text:span></text:p>
          <text:p text:style-name="P73">End<text:span text:style-name="T18"> </text:span>State:</text:p>
          <text:p text:style-name="P77"><text:span text:style-name="T13"><text:tab/></text:span><text:span text:style-name="T14"> </text:span><text:span text:style-name="T7">The</text:span><text:span text:style-name="T9"> User </text:span><text:span text:style-name="T7">successfully</text:span><text:span text:style-name="T9"> view all the details of help in </text:span><text:span text:style-name="T7">the</text:span><text:span text:style-name="T9"> “Stack Support” </text:span><text:span text:style-name="T7">Application. </text:span><text:span text:style-name="T15">The Page will be navigated to the “dashboard page”.</text:span></text:p>
          <text:p text:style-name="P73">Note:</text:p>
          <text:p text:style-name="P67"><text:s text:c="4"/>1)<text:tab/>As per the application it is assumed that a Admin already login in as Admin.</text:p>
        </text:list-header>
      </text:list>
      <text:p text:style-name="P46"/>
      <text:p text:style-name="P46"/>
      <text:p text:style-name="P46"/>
      <text:p text:style-name="P46"/>
      <text:list xml:id="list82684708" text:continue-numbering="true" text:style-name="WW8Num3">
        <text:list-header>
          <text:p text:style-name="P69"><text:soft-page-break/>USE<text:span text:style-name="T18"> </text:span>CASE<text:span text:style-name="T18"> 24</text:span>:Dashboard_Page_024:</text:p>
        </text:list-header>
      </text:list>
      <table:table table:name="Table27" table:style-name="Table27">
        <table:table-column table:style-name="Table27.A"/>
        <table:table-column table:style-name="Table27.B"/>
        <table:table-row>
          <table:table-cell table:style-name="Table27.A1" office:value-type="string">
            <text:p text:style-name="P47">USE<text:span text:style-name="T18"> </text:span>CASE<text:span text:style-name="T18"> : 24</text:span></text:p>
          </table:table-cell>
          <table:table-cell table:style-name="Table27.B1" office:value-type="string">
            <text:p text:style-name="P35">Dashboard Page</text:p>
          </table:table-cell>
        </table:table-row>
        <table:table-row>
          <table:table-cell table:style-name="Table27.A2" office:value-type="string">
            <text:p text:style-name="P17">Support Stack</text:p>
          </table:table-cell>
          <table:table-cell table:style-name="Table27.B2" office:value-type="string">
            <text:p text:style-name="P44">024</text:p>
          </table:table-cell>
        </table:table-row>
        <table:table-row>
          <table:table-cell table:style-name="Table27.A2" office:value-type="string">
            <text:p text:style-name="P16">Actor : Admin</text:p>
          </table:table-cell>
          <table:table-cell table:style-name="Table27.B3" office:value-type="string">
            <text:p text:style-name="P45"/>
          </table:table-cell>
        </table:table-row>
      </table:table>
      <text:list xml:id="list1262771630" text:continue-numbering="true" text:style-name="WW8Num3">
        <text:list-header>
          <text:p text:style-name="P61"/>
          <text:p text:style-name="P72"><text:span text:style-name="T28">Assumption</text:span><text:span text:style-name="T28">:</text:span></text:p>
          <text:p text:style-name="P76"><text:span text:style-name="T7"><text:tab/></text:span><text:span text:style-name="T10">The</text:span><text:span text:style-name="T11"> Admin </text:span><text:span text:style-name="T10">is</text:span><text:span text:style-name="T11"> </text:span><text:span text:style-name="T10">in</text:span><text:span text:style-name="T11"> </text:span><text:span text:style-name="T10">a</text:span><text:span text:style-name="T11"> Dashboard page </text:span><text:span text:style-name="T10">&amp;</text:span><text:span text:style-name="T11"> </text:span><text:span text:style-name="T10">likes</text:span><text:span text:style-name="T11"> </text:span><text:span text:style-name="T10">to view the </text:span><text:span text:style-name="T11">.</text:span></text:p>
          <text:p text:style-name="P72"><text:span text:style-name="T28">Description</text:span><text:span text:style-name="T28">:</text:span></text:p>
          <text:p text:style-name="P63"><text:tab/>The<text:span text:style-name="T18"> Admin </text:span>should<text:span text:style-name="T18"> </text:span>be<text:span text:style-name="T18"> </text:span>able<text:span text:style-name="T18"> to view all the details the in this application.</text:span></text:p>
          <text:p text:style-name="P72"><text:span text:style-name="T28">Steps</text:span><text:span text:style-name="T28">:</text:span></text:p>
          <text:p text:style-name="P63">1.<text:span text:style-name="T18"> Admin is in “Dashboard” </text:span>pop<text:span text:style-name="T18"> </text:span>up<text:span text:style-name="T18"> </text:span>window.</text:p>
          <text:p text:style-name="P63">2.<text:span text:style-name="T18"> Admin can view </text:span>all<text:span text:style-name="T18"> </text:span>the<text:span text:style-name="T18"> <text:s/>currently processing details of company </text:span>the<text:span text:style-name="T18"> “dashboard” page.</text:span></text:p>
        </text:list-header>
      </text:list>
      <text:list xml:id="list1145698523" text:continue-list="list1621802235" text:style-name="L4">
        <text:list-item>
          <text:p text:style-name="P129">Details of no of clients</text:p>
        </text:list-item>
        <text:list-item>
          <text:p text:style-name="P129">Details of no of staff</text:p>
        </text:list-item>
        <text:list-item>
          <text:p text:style-name="P129">Details of no of open tickets</text:p>
        </text:list-item>
        <text:list-item>
          <text:p text:style-name="P129">Details of no of closed tickets</text:p>
        </text:list-item>
      </text:list>
      <text:list xml:id="list1052221563" text:continue-list="list1262771630" text:style-name="WW8Num3">
        <text:list-header>
          <text:p text:style-name="P77"><text:span text:style-name="T7">3.</text:span><text:span text:style-name="T9"> </text:span><text:span text:style-name="T7">The</text:span><text:span text:style-name="T9"> Admin </text:span><text:span text:style-name="T7">can</text:span><text:span text:style-name="T9"> submit “cancel” to cancel from viewing the details of dashboard </text:span><text:span text:style-name="T7">.</text:span></text:p>
          <text:p text:style-name="P73">End<text:span text:style-name="T18"> </text:span>State:</text:p>
          <text:p text:style-name="P77"><text:span text:style-name="T13"><text:tab/></text:span><text:span text:style-name="T14"> </text:span><text:span text:style-name="T7">The</text:span><text:span text:style-name="T9"> Admin </text:span><text:span text:style-name="T7">successfully</text:span><text:span text:style-name="T9"> view all the details of a dashboard in </text:span><text:span text:style-name="T7">the</text:span><text:span text:style-name="T9"> “Stack Support” </text:span><text:span text:style-name="T7">Application. </text:span><text:span text:style-name="T15">The Page will be navigated to the “Dashboard”.</text:span></text:p>
          <text:p text:style-name="P73">Note:</text:p>
          <text:p text:style-name="P67"><text:s text:c="3"/>1)<text:tab/>As per the application it is assumed that a Admin already login in as Admin.</text:p>
        </text:list-header>
      </text:list>
      <text:p text:style-name="P46"/>
      <text:list xml:id="list1230766686" text:continue-numbering="true" text:style-name="WW8Num3">
        <text:list-header>
          <text:p text:style-name="P69">USE<text:span text:style-name="T18"> </text:span>CASE<text:span text:style-name="T18"> 25</text:span>:Forgot_Password_025:</text:p>
        </text:list-header>
      </text:list>
      <table:table table:name="Table28" table:style-name="Table28">
        <table:table-column table:style-name="Table28.A"/>
        <table:table-column table:style-name="Table28.B"/>
        <table:table-row>
          <table:table-cell table:style-name="Table28.A1" office:value-type="string">
            <text:p text:style-name="P47">USE<text:span text:style-name="T18"> </text:span>CASE<text:span text:style-name="T18"> : 25</text:span></text:p>
          </table:table-cell>
          <table:table-cell table:style-name="Table28.B1" office:value-type="string">
            <text:p text:style-name="P35">Forgot Password</text:p>
          </table:table-cell>
        </table:table-row>
        <table:table-row>
          <table:table-cell table:style-name="Table28.A2" office:value-type="string">
            <text:p text:style-name="P17">Support Stack</text:p>
          </table:table-cell>
          <table:table-cell table:style-name="Table28.B2" office:value-type="string">
            <text:p text:style-name="P44">025</text:p>
          </table:table-cell>
        </table:table-row>
        <table:table-row>
          <table:table-cell table:style-name="Table28.A2" office:value-type="string">
            <text:p text:style-name="P16">Actor : User</text:p>
          </table:table-cell>
          <table:table-cell table:style-name="Table28.B3" office:value-type="string">
            <text:p text:style-name="P45"/>
          </table:table-cell>
        </table:table-row>
      </table:table>
      <text:list xml:id="list586962718" text:continue-numbering="true" text:style-name="WW8Num3">
        <text:list-header>
          <text:p text:style-name="P61"/>
          <text:p text:style-name="P72"><text:span text:style-name="T28"/></text:p>
          <text:p text:style-name="P72"><text:soft-page-break/><text:span text:style-name="T28">Assumption</text:span><text:span text:style-name="T28">:</text:span></text:p>
          <text:p text:style-name="P76"><text:span text:style-name="T7"><text:tab/></text:span><text:span text:style-name="T10">The</text:span><text:span text:style-name="T11"> User </text:span><text:span text:style-name="T10">is</text:span><text:span text:style-name="T11"> </text:span><text:span text:style-name="T10">in Forgot password</text:span><text:span text:style-name="T11"> page </text:span><text:span text:style-name="T10">&amp;</text:span><text:span text:style-name="T11"> </text:span><text:span text:style-name="T10">likes</text:span><text:span text:style-name="T11"> </text:span><text:span text:style-name="T10">to Recover back <text:s/>their Password</text:span><text:span text:style-name="T11">.</text:span></text:p>
          <text:p text:style-name="P72"><text:span text:style-name="T28">Description</text:span><text:span text:style-name="T28">:</text:span></text:p>
          <text:p text:style-name="P63"><text:tab/>The<text:span text:style-name="T18"> User </text:span>should<text:span text:style-name="T18"> </text:span>be<text:span text:style-name="T18"> </text:span>able<text:span text:style-name="T18"> to Recover back their own password by giving their Email_id in this application.</text:span></text:p>
          <text:p text:style-name="P72"><text:span text:style-name="T28">Steps</text:span><text:span text:style-name="T28">:</text:span></text:p>
          <text:p text:style-name="P63">1.<text:span text:style-name="T18"> User is in “Forgot password” </text:span>pop<text:span text:style-name="T18"> </text:span>up<text:span text:style-name="T18"> </text:span>window.</text:p>
          <text:p text:style-name="P63">2.<text:span text:style-name="T18"> User can Recovery back their own password to their Email-Id by entering the correct details in </text:span>the<text:span text:style-name="T18"> “Forgot password” page.</text:span></text:p>
        </text:list-header>
      </text:list>
      <text:list xml:id="list1741187262" text:continue-list="list1145698523" text:style-name="L4">
        <text:list-item>
          <text:p text:style-name="P129">Details of Email Address</text:p>
        </text:list-item>
      </text:list>
      <text:list xml:id="list2006254201" text:continue-list="list586962718" text:style-name="WW8Num3">
        <text:list-header>
          <text:p text:style-name="P64">3. The User can submit “Get My Password” to retrieve back their own password to their email-id .</text:p>
          <text:p text:style-name="P77"><text:span text:style-name="T7">4.</text:span><text:span text:style-name="T9"> </text:span><text:span text:style-name="T7">The</text:span><text:span text:style-name="T9"> User </text:span><text:span text:style-name="T7">can</text:span><text:span text:style-name="T9"> submit “Home” to navigate to home page </text:span><text:span text:style-name="T7">.</text:span></text:p>
          <text:p text:style-name="P73">End<text:span text:style-name="T18"> </text:span>State:</text:p>
          <text:p text:style-name="P77"><text:span text:style-name="T13"><text:tab/></text:span><text:span text:style-name="T14"> </text:span><text:span text:style-name="T7">The</text:span><text:span text:style-name="T9"> User </text:span><text:span text:style-name="T7">successfully</text:span><text:span text:style-name="T9"> retrieve the password to their email-id in </text:span><text:span text:style-name="T7">the</text:span><text:span text:style-name="T9"> “Stack Support” </text:span><text:span text:style-name="T7">Application. T</text:span><text:span text:style-name="T15">he Page will be navigated to the “Dashboard”.</text:span></text:p>
        </text:list-header>
      </text:list>
      <text:p text:style-name="P12"/>
      <text:list xml:id="list1513864072" text:continue-numbering="true" text:style-name="WW8Num3">
        <text:list-header>
          <text:p text:style-name="P69">USE<text:span text:style-name="T18"> </text:span>CASE<text:span text:style-name="T18"> 26</text:span>:List_of_Tickets_026:</text:p>
        </text:list-header>
      </text:list>
      <table:table table:name="Table29" table:style-name="Table29">
        <table:table-column table:style-name="Table29.A"/>
        <table:table-column table:style-name="Table29.B"/>
        <table:table-row>
          <table:table-cell table:style-name="Table29.A1" office:value-type="string">
            <text:p text:style-name="P47">USE<text:span text:style-name="T18"> </text:span>CASE<text:span text:style-name="T18"> : 26</text:span></text:p>
          </table:table-cell>
          <table:table-cell table:style-name="Table29.B1" office:value-type="string">
            <text:p text:style-name="P35">List of Tickets</text:p>
          </table:table-cell>
        </table:table-row>
        <table:table-row>
          <table:table-cell table:style-name="Table29.A2" office:value-type="string">
            <text:p text:style-name="P17">Support Stack</text:p>
          </table:table-cell>
          <table:table-cell table:style-name="Table29.B2" office:value-type="string">
            <text:p text:style-name="P44">026</text:p>
          </table:table-cell>
        </table:table-row>
        <table:table-row>
          <table:table-cell table:style-name="Table29.A2" office:value-type="string">
            <text:p text:style-name="P16">Actor : User</text:p>
          </table:table-cell>
          <table:table-cell table:style-name="Table29.B3" office:value-type="string">
            <text:p text:style-name="P45"/>
          </table:table-cell>
        </table:table-row>
      </table:table>
      <text:list xml:id="list1156216626" text:continue-numbering="true" text:style-name="WW8Num3">
        <text:list-header>
          <text:p text:style-name="P60"/>
          <text:p text:style-name="P72"><text:span text:style-name="T28">Assumption</text:span><text:span text:style-name="T28">:</text:span></text:p>
          <text:p text:style-name="P76"><text:span text:style-name="T7"><text:tab/></text:span><text:span text:style-name="T10">The</text:span><text:span text:style-name="T11"> User </text:span><text:span text:style-name="T10">is</text:span><text:span text:style-name="T11"> </text:span><text:span text:style-name="T10">in List Ticket for User</text:span><text:span text:style-name="T11"> page </text:span><text:span text:style-name="T10">&amp;</text:span><text:span text:style-name="T11"> </text:span><text:span text:style-name="T10">likes</text:span><text:span text:style-name="T11"> </text:span><text:span text:style-name="T10">to view the list of Tickets</text:span><text:span text:style-name="T11">.</text:span></text:p>
          <text:p text:style-name="P72"><text:span text:style-name="T28">Description</text:span><text:span text:style-name="T28">:</text:span></text:p>
          <text:p text:style-name="P63"><text:tab/>The<text:span text:style-name="T18"> User </text:span>should<text:span text:style-name="T18"> </text:span>be<text:span text:style-name="T18"> </text:span>able<text:span text:style-name="T18"> to view the list of Tickets and perform delete operation on them in this </text:span><text:span text:style-name="T18">application.</text:span></text:p>
          <text:p text:style-name="P72"><text:span text:style-name="T28">Steps</text:span><text:span text:style-name="T28">:</text:span></text:p>
          <text:p text:style-name="P63">1.<text:span text:style-name="T18"> User is in “List of Tickets” </text:span>pop<text:span text:style-name="T18"> </text:span>up<text:span text:style-name="T18"> </text:span>window.</text:p>
          <text:p text:style-name="P63">2.<text:span text:style-name="T18"> User can view the details of Tickets and perform delete operation on them in </text:span>the<text:span text:style-name="T18"> “List of Tickets” page.</text:span></text:p>
        </text:list-header>
      </text:list>
      <text:list xml:id="list1430861906" text:continue-list="list1741187262" text:style-name="L4">
        <text:list-item>
          <text:p text:style-name="P129">Details of Ticket-Id</text:p>
        </text:list-item>
        <text:list-item>
          <text:p text:style-name="P129">Details of date</text:p>
        </text:list-item>
        <text:list-item>
          <text:p text:style-name="P129">Details of Ticket Name</text:p>
        </text:list-item>
        <text:list-item>
          <text:p text:style-name="P129"><text:soft-page-break/>Details of priority</text:p>
        </text:list-item>
        <text:list-item>
          <text:p text:style-name="P129">Details of Status</text:p>
        </text:list-item>
        <text:list-item>
          <text:p text:style-name="P129">Details of Departments</text:p>
        </text:list-item>
      </text:list>
      <text:list xml:id="list778161610" text:continue-list="list1156216626" text:style-name="WW8Num3">
        <text:list-header>
          <text:p text:style-name="P64">3. The User can submit “Delete Selected Tickets” to delete the selected tickets .</text:p>
          <text:p text:style-name="P74">End<text:span text:style-name="T18"> </text:span>State:</text:p>
          <text:p text:style-name="P77"><text:span text:style-name="T13"><text:tab/></text:span><text:span text:style-name="T14"> </text:span><text:span text:style-name="T7">The</text:span><text:span text:style-name="T9"> User </text:span><text:span text:style-name="T7">successfully</text:span><text:span text:style-name="T9"> list view the all Ticket details in </text:span><text:span text:style-name="T7">the</text:span><text:span text:style-name="T9"> “Stack Support” </text:span><text:span text:style-name="T7">Application. T</text:span><text:span text:style-name="T15">he Page will be navigated to the “User Ticket list page”.</text:span></text:p>
        </text:list-header>
      </text:list>
      <text:p text:style-name="P15"/>
      <text:list xml:id="list1741372754" text:continue-numbering="true" text:style-name="WW8Num3">
        <text:list-header>
          <text:p text:style-name="P69">USE<text:span text:style-name="T18"> </text:span>CASE<text:span text:style-name="T18"> 27</text:span>:Particular_Ticket_view_027:</text:p>
        </text:list-header>
      </text:list>
      <table:table table:name="Table30" table:style-name="Table30">
        <table:table-column table:style-name="Table30.A"/>
        <table:table-column table:style-name="Table30.B"/>
        <table:table-row>
          <table:table-cell table:style-name="Table30.A1" office:value-type="string">
            <text:p text:style-name="P47">USE<text:span text:style-name="T18"> </text:span>CASE<text:span text:style-name="T18"> : 27</text:span></text:p>
          </table:table-cell>
          <table:table-cell table:style-name="Table30.B1" office:value-type="string">
            <text:p text:style-name="P35">Particular Ticket view</text:p>
          </table:table-cell>
        </table:table-row>
        <table:table-row>
          <table:table-cell table:style-name="Table30.A2" office:value-type="string">
            <text:p text:style-name="P17">Support Stack</text:p>
          </table:table-cell>
          <table:table-cell table:style-name="Table30.B2" office:value-type="string">
            <text:p text:style-name="P44">027</text:p>
          </table:table-cell>
        </table:table-row>
        <table:table-row>
          <table:table-cell table:style-name="Table30.A2" office:value-type="string">
            <text:p text:style-name="P16">Actor : User</text:p>
          </table:table-cell>
          <table:table-cell table:style-name="Table30.B3" office:value-type="string">
            <text:p text:style-name="P45"/>
          </table:table-cell>
        </table:table-row>
      </table:table>
      <text:list xml:id="list384080448" text:continue-numbering="true" text:style-name="WW8Num3">
        <text:list-header>
          <text:p text:style-name="P61"/>
          <text:p text:style-name="P72"><text:span text:style-name="T28">Assumption</text:span><text:span text:style-name="T28">:</text:span></text:p>
          <text:p text:style-name="P76"><text:span text:style-name="T7"><text:tab/></text:span><text:span text:style-name="T10">The</text:span><text:span text:style-name="T11"> User </text:span><text:span text:style-name="T10">is</text:span><text:span text:style-name="T11"> </text:span><text:span text:style-name="T10">in Particular Ticket view</text:span><text:span text:style-name="T11"> page </text:span><text:span text:style-name="T10">&amp;</text:span><text:span text:style-name="T11"> </text:span><text:span text:style-name="T10">likes</text:span><text:span text:style-name="T11"> </text:span><text:span text:style-name="T10">to view the particular details of Ticket</text:span><text:span text:style-name="T11">.</text:span></text:p>
          <text:p text:style-name="P72"><text:span text:style-name="T28">Description</text:span><text:span text:style-name="T28">:</text:span></text:p>
          <text:p text:style-name="P63"><text:tab/>The<text:span text:style-name="T18"> User </text:span>should<text:span text:style-name="T18"> </text:span>be<text:span text:style-name="T18"> </text:span>able<text:span text:style-name="T18"> to view the details of particular Ticket and perform update operation on them in this </text:span><text:span text:style-name="T18">application.</text:span></text:p>
          <text:p text:style-name="P72"><text:span text:style-name="T28">Steps</text:span><text:span text:style-name="T28">:</text:span></text:p>
          <text:p text:style-name="P63">1.<text:span text:style-name="T18"> User is in “Particular Ticket view” </text:span>pop<text:span text:style-name="T18"> </text:span>up<text:span text:style-name="T18"> </text:span>window.</text:p>
          <text:p text:style-name="P63">2.<text:span text:style-name="T18"> User can view the details of Particular Ticket and perform update operation on them in </text:span>the<text:span text:style-name="T18"> “Particular <text:s/>Ticket </text:span><text:span text:style-name="T18">View” page.</text:span></text:p>
        </text:list-header>
        <text:list-item>
          <text:p text:style-name="P131">Ticket Id</text:p>
        </text:list-item>
        <text:list-item>
          <text:p text:style-name="P131">Status</text:p>
        </text:list-item>
        <text:list-item>
          <text:p text:style-name="P131">Priority</text:p>
        </text:list-item>
        <text:list-item>
          <text:p text:style-name="P131">Created Date</text:p>
        </text:list-item>
        <text:list-item>
          <text:p text:style-name="P131">Department</text:p>
        </text:list-item>
        <text:list-item>
          <text:p text:style-name="P131">Last Modified</text:p>
        </text:list-item>
        <text:list-item>
          <text:p text:style-name="P131">Subject</text:p>
        </text:list-item>
        <text:list-item>
          <text:p text:style-name="P131">Status</text:p>
        </text:list-item>
        <text:list-item>
          <text:p text:style-name="P131"><text:soft-page-break/>Priority<text:line-break/></text:p>
          <text:p text:style-name="P64">3. The User can submit “Update” to update the status and priority of the selected tickets .</text:p>
          <text:p text:style-name="P73">End<text:span text:style-name="T18"> </text:span>State:</text:p>
          <text:p text:style-name="P77"><text:span text:style-name="T13"><text:tab/></text:span><text:span text:style-name="T14"> </text:span><text:span text:style-name="T7">The</text:span><text:span text:style-name="T9"> User </text:span><text:span text:style-name="T7">successfully</text:span><text:span text:style-name="T9"> view and update the selected Ticket details in </text:span><text:span text:style-name="T7">the</text:span><text:span text:style-name="T9"> “Stack Support” </text:span><text:span text:style-name="T7">Application. T</text:span><text:span text:style-name="T15">he Page will be navigated to the “Dashboard”.</text:span></text:p>
        </text:list-item>
      </text:list>
      <text:p text:style-name="P46"/>
      <text:list xml:id="list330798726" text:continue-numbering="true" text:style-name="WW8Num3">
        <text:list-header>
          <text:p text:style-name="P69">USE<text:span text:style-name="T18"> </text:span>CASE<text:span text:style-name="T18"> 28</text:span>:Client_Ticket_history _028:</text:p>
        </text:list-header>
      </text:list>
      <table:table table:name="Table31" table:style-name="Table31">
        <table:table-column table:style-name="Table31.A"/>
        <table:table-column table:style-name="Table31.B"/>
        <table:table-row>
          <table:table-cell table:style-name="Table31.A1" office:value-type="string">
            <text:p text:style-name="P47">USE<text:span text:style-name="T18"> </text:span>CASE<text:span text:style-name="T18"> : 28</text:span></text:p>
          </table:table-cell>
          <table:table-cell table:style-name="Table31.B1" office:value-type="string">
            <text:p text:style-name="P128">Client Ticket history </text:p>
          </table:table-cell>
        </table:table-row>
        <table:table-row>
          <table:table-cell table:style-name="Table31.A2" office:value-type="string">
            <text:p text:style-name="P17">Support Stack</text:p>
          </table:table-cell>
          <table:table-cell table:style-name="Table31.B2" office:value-type="string">
            <text:p text:style-name="P44">028</text:p>
          </table:table-cell>
        </table:table-row>
        <table:table-row>
          <table:table-cell table:style-name="Table31.A2" office:value-type="string">
            <text:p text:style-name="P16">Actor : Client</text:p>
          </table:table-cell>
          <table:table-cell table:style-name="Table31.B3" office:value-type="string">
            <text:p text:style-name="P45"/>
          </table:table-cell>
        </table:table-row>
      </table:table>
      <text:list xml:id="list432037770" text:continue-numbering="true" text:style-name="WW8Num3">
        <text:list-header>
          <text:p text:style-name="P61"/>
          <text:p text:style-name="P72"><text:span text:style-name="T28">Assumption</text:span><text:span text:style-name="T28">:</text:span></text:p>
          <text:p text:style-name="P76"><text:span text:style-name="T7"><text:tab/></text:span><text:span text:style-name="T10">The</text:span><text:span text:style-name="T11"> Client </text:span><text:span text:style-name="T10">is</text:span><text:span text:style-name="T11"> </text:span><text:span text:style-name="T10">in Client history</text:span><text:span text:style-name="T11"> page </text:span><text:span text:style-name="T10">&amp;</text:span><text:span text:style-name="T11"> </text:span><text:span text:style-name="T10">likes</text:span><text:span text:style-name="T11"> </text:span><text:span text:style-name="T10">to view all details of Ticket</text:span><text:span text:style-name="T11">.</text:span></text:p>
          <text:p text:style-name="P72"><text:span text:style-name="T28">Description</text:span><text:span text:style-name="T28">:</text:span></text:p>
          <text:p text:style-name="P63"><text:tab/>The<text:span text:style-name="T18"> client </text:span>should<text:span text:style-name="T18"> also </text:span>able<text:span text:style-name="T18"> to view all the details of Ticket they sent in this application.</text:span></text:p>
          <text:p text:style-name="P72"><text:span text:style-name="T28">Steps</text:span><text:span text:style-name="T28">:</text:span></text:p>
          <text:p text:style-name="P63">1.<text:span text:style-name="T18"> Client is in “Client ticket history” </text:span>pop<text:span text:style-name="T18"> </text:span>up<text:span text:style-name="T18"> </text:span>window.</text:p>
          <text:p text:style-name="P63">2.<text:span text:style-name="T18"> Client can view all the details they need about the ticket in “Client Ticket history ” page.</text:span></text:p>
        </text:list-header>
        <text:list-item>
          <text:p text:style-name="P131">Details of <text:s/>subject</text:p>
        </text:list-item>
        <text:list-item>
          <text:p text:style-name="P131">Details of Email</text:p>
        </text:list-item>
        <text:list-item>
          <text:p text:style-name="P131">Details of date</text:p>
        </text:list-item>
        <text:list-item>
          <text:p text:style-name="P131">Details of id<text:line-break/></text:p>
          <text:p text:style-name="P64">3. The Client can submit “delete” to delete the details of particular tickets .</text:p>
          <text:p text:style-name="P64">4.The Client can submit “cancel” to cancel from viewing the <text:s/>client history details .</text:p>
          <text:p text:style-name="P73">End<text:span text:style-name="T18"> </text:span>State:</text:p>
          <text:p text:style-name="P77"><text:span text:style-name="T13"><text:tab/></text:span><text:span text:style-name="T14"> </text:span><text:span text:style-name="T7">The</text:span><text:span text:style-name="T9"> client </text:span><text:span text:style-name="T7">successfully</text:span><text:span text:style-name="T9"> view the ticket details in </text:span><text:span text:style-name="T7">the</text:span><text:span text:style-name="T9"> “Stack Support” </text:span><text:span text:style-name="T7">Application. T</text:span><text:span text:style-name="T15">he Page will be navigated to the “Home page”.</text:span></text:p>
        </text:list-item>
      </text:list>
      <text:p text:style-name="P95"><text:soft-page-break/></text:p>
      <text:p text:style-name="P95"/>
      <text:p text:style-name="P95"/>
      <text:p text:style-name="P95">USE<text:span text:style-name="T18"> </text:span>CASE<text:span text:style-name="T18"> 29</text:span>:SS_Client_My_Details_029:</text:p>
      <table:table table:name="Table35" table:style-name="Table35">
        <table:table-column table:style-name="Table35.A"/>
        <table:table-column table:style-name="Table35.B"/>
        <table:table-row>
          <table:table-cell table:style-name="Table35.A1" office:value-type="string">
            <text:p text:style-name="P47">USE<text:span text:style-name="T18"> </text:span>CASE<text:span text:style-name="T18"> : 29</text:span></text:p>
          </table:table-cell>
          <table:table-cell table:style-name="Table35.B1" office:value-type="string">
            <text:p text:style-name="P35">Client My Details</text:p>
          </table:table-cell>
        </table:table-row>
        <table:table-row>
          <table:table-cell table:style-name="Table35.A2" office:value-type="string">
            <text:p text:style-name="P17">Support Stack</text:p>
          </table:table-cell>
          <table:table-cell table:style-name="Table35.B3" office:value-type="string">
            <text:p text:style-name="P44">029</text:p>
          </table:table-cell>
        </table:table-row>
        <table:table-row>
          <table:table-cell table:style-name="Table35.A2" office:value-type="string">
            <text:p text:style-name="P16">Actor : Client</text:p>
          </table:table-cell>
          <table:table-cell table:style-name="Table35.B3" office:value-type="string">
            <text:p text:style-name="P45"/>
          </table:table-cell>
        </table:table-row>
      </table:table>
      <text:p text:style-name="P21"/>
      <text:p text:style-name="P29"><text:span text:style-name="T28">Assumption:</text:span></text:p>
      <text:p text:style-name="P26"><text:span text:style-name="T7"><text:tab/></text:span><text:span text:style-name="T10">The</text:span><text:span text:style-name="T11"> Client </text:span><text:span text:style-name="T10">is</text:span><text:span text:style-name="T11"> </text:span><text:span text:style-name="T10">in</text:span><text:span text:style-name="T11"> </text:span><text:span text:style-name="T10">a</text:span><text:span text:style-name="T11"> Client My Details page </text:span><text:span text:style-name="T10">&amp;</text:span><text:span text:style-name="T11"> </text:span><text:span text:style-name="T10">likes</text:span><text:span text:style-name="T11"> </text:span><text:span text:style-name="T10">to</text:span><text:span text:style-name="T11"> view the own Details</text:span><text:span text:style-name="T10">.</text:span></text:p>
      <text:p text:style-name="P29"><text:span text:style-name="T28">Description:</text:span></text:p>
      <text:p text:style-name="P22"><text:tab/>The<text:span text:style-name="T18"> Client </text:span>should<text:span text:style-name="T18"> </text:span>be<text:span text:style-name="T18"> </text:span>able<text:span text:style-name="T18"> </text:span>to<text:span text:style-name="T18"> view client Details </text:span>in<text:span text:style-name="T18"> </text:span>this<text:span text:style-name="T18"> </text:span>application.</text:p>
      <text:p text:style-name="P22"/>
      <text:p text:style-name="P29"><text:span text:style-name="T28">Steps:</text:span></text:p>
      <text:p text:style-name="P22">1.<text:span text:style-name="T18"> client is in my details <text:s/></text:span>pop<text:span text:style-name="T18"> </text:span>up<text:span text:style-name="T18"> </text:span>window.</text:p>
      <text:p text:style-name="P27"><draw:frame draw:style-name="fr2" draw:name="graphics15" text:anchor-type="paragraph" svg:width="0.041cm" svg:height="0.041cm" draw:z-index="14"><draw:image xlink:href="Pictures/1000020000000001000000013D9CF3F6.gif" xlink:type="simple" xlink:show="embed" xlink:actuate="onLoad"/></draw:frame><text:span text:style-name="T7">2.</text:span><text:span text:style-name="T9"> client can view <text:s/>their own information.</text:span></text:p>
      <text:p text:style-name="P30">End<text:span text:style-name="T18"> </text:span>State:</text:p>
      <text:p text:style-name="P23"><text:span text:style-name="T24"><text:tab/> </text:span><text:span text:style-name="T22">The client successfully view their <text:s/>Details in the “Stack Support” Application. The Page will be navigated to the “Dashboard”.</text:span></text:p>
      <text:list xml:id="list1460064028" text:continue-numbering="true" text:style-name="WW8Num3">
        <text:list-header>
          <text:p text:style-name="P73">Note:</text:p>
          <text:p text:style-name="P87"><text:s text:c="4"/>1)<text:tab/>As per the application it is assumed that a Admin already login in as client.</text:p>
        </text:list-header>
      </text:list>
      <text:p text:style-name="P50"/>
      <text:p text:style-name="P95">USE<text:span text:style-name="T18"> </text:span>CASE<text:span text:style-name="T18"> 30</text:span>:SS_Staff_My_Details_030:</text:p>
      <table:table table:name="Table36" table:style-name="Table36">
        <table:table-column table:style-name="Table36.A"/>
        <table:table-column table:style-name="Table36.B"/>
        <table:table-row>
          <table:table-cell table:style-name="Table36.A1" office:value-type="string">
            <text:p text:style-name="P47">USE<text:span text:style-name="T18"> </text:span>CASE<text:span text:style-name="T18"> : 30</text:span></text:p>
          </table:table-cell>
          <table:table-cell table:style-name="Table36.B1" office:value-type="string">
            <text:p text:style-name="P35">Staff My Details</text:p>
          </table:table-cell>
        </table:table-row>
        <table:table-row>
          <table:table-cell table:style-name="Table36.A2" office:value-type="string">
            <text:p text:style-name="P17">Support Stack</text:p>
          </table:table-cell>
          <table:table-cell table:style-name="Table36.B3" office:value-type="string">
            <text:p text:style-name="P44">030</text:p>
          </table:table-cell>
        </table:table-row>
        <table:table-row>
          <table:table-cell table:style-name="Table36.A2" office:value-type="string">
            <text:p text:style-name="P16">Actor : Staff</text:p>
          </table:table-cell>
          <table:table-cell table:style-name="Table36.B3" office:value-type="string">
            <text:p text:style-name="P45"/>
          </table:table-cell>
        </table:table-row>
      </table:table>
      <text:p text:style-name="P21"/>
      <text:p text:style-name="P29"><text:span text:style-name="T28">Assumption:</text:span></text:p>
      <text:p text:style-name="P26"><text:span text:style-name="T7"><text:tab/></text:span><text:span text:style-name="T10">The</text:span><text:span text:style-name="T11"> Staff </text:span><text:span text:style-name="T10">is</text:span><text:span text:style-name="T11"> </text:span><text:span text:style-name="T10">in</text:span><text:span text:style-name="T11"> </text:span><text:span text:style-name="T10">a</text:span><text:span text:style-name="T11"> Staff My Details page </text:span><text:span text:style-name="T10">&amp;</text:span><text:span text:style-name="T11"> </text:span><text:span text:style-name="T10">likes</text:span><text:span text:style-name="T11"> </text:span><text:span text:style-name="T10">to</text:span><text:span text:style-name="T11"> view the own Details</text:span><text:span text:style-name="T10">.</text:span></text:p>
      <text:p text:style-name="P29"><text:soft-page-break/><text:span text:style-name="T28">Description:</text:span></text:p>
      <text:p text:style-name="P22"><text:tab/>The<text:span text:style-name="T18"> staff </text:span>should<text:span text:style-name="T18"> </text:span>be<text:span text:style-name="T18"> </text:span>able<text:span text:style-name="T18"> </text:span>to<text:span text:style-name="T18"> view staff Details </text:span>in<text:span text:style-name="T18"> </text:span>this<text:span text:style-name="T18"> </text:span>application.</text:p>
      <text:p text:style-name="P22"/>
      <text:p text:style-name="P29"><text:span text:style-name="T28">Steps:</text:span></text:p>
      <text:p text:style-name="P22">1.<text:span text:style-name="T18"> staff is in my details <text:s/></text:span>pop<text:span text:style-name="T18"> </text:span>up<text:span text:style-name="T18"> </text:span>window.</text:p>
      <text:p text:style-name="P27"><draw:frame draw:style-name="fr2" draw:name="graphics16" text:anchor-type="paragraph" svg:width="0.041cm" svg:height="0.041cm" draw:z-index="15"><draw:image xlink:href="Pictures/1000020000000001000000013D9CF3F6.gif" xlink:type="simple" xlink:show="embed" xlink:actuate="onLoad"/></draw:frame><text:span text:style-name="T7">2.</text:span><text:span text:style-name="T9"> staff can view <text:s/>their own information and edit their details .</text:span></text:p>
      <text:p text:style-name="P27">3. <text:span text:style-name="T9"><text:s/>Staff </text:span><text:span text:style-name="T7">enters</text:span><text:span text:style-name="T9"> </text:span><text:span text:style-name="T7">all</text:span><text:span text:style-name="T9"> </text:span><text:span text:style-name="T7">the</text:span><text:span text:style-name="T9"> <text:s/></text:span><text:span text:style-name="T7">parameters</text:span><text:span text:style-name="T9"> </text:span><text:span text:style-name="T7">in</text:span><text:span text:style-name="T9"> </text:span><text:span text:style-name="T7">the</text:span><text:span text:style-name="T9"> staff </text:span><text:span text:style-name="T7">page </text:span><text:span text:style-name="T9">if needed.</text:span></text:p>
      <text:list xml:id="list1192628224" text:continue-list="list83005000" text:style-name="WW8Num6">
        <text:list-item>
          <text:p text:style-name="P117">Enter<text:span text:style-name="T18"> Full </text:span>Name</text:p>
        </text:list-item>
        <text:list-item>
          <text:p text:style-name="P117">Enter<text:span text:style-name="T18"> Company</text:span></text:p>
        </text:list-item>
        <text:list-item>
          <text:p text:style-name="P117">Enter <text:s/>Address 1</text:p>
        </text:list-item>
        <text:list-item>
          <text:p text:style-name="P117">Enter <text:s/>Address 2</text:p>
        </text:list-item>
        <text:list-item>
          <text:p text:style-name="P117">Enter City</text:p>
        </text:list-item>
        <text:list-item>
          <text:p text:style-name="P117">Enter<text:span text:style-name="T18"> State</text:span></text:p>
        </text:list-item>
        <text:list-item>
          <text:p text:style-name="P118">Select the country</text:p>
        </text:list-item>
        <text:list-item>
          <text:p text:style-name="P118">Enter Phone 1</text:p>
        </text:list-item>
        <text:list-item>
          <text:p text:style-name="P118">Enter the Email-Id</text:p>
        </text:list-item>
        <text:list-item>
          <text:p text:style-name="P118">Enter the User-name</text:p>
        </text:list-item>
        <text:list-item>
          <text:p text:style-name="P117">Enter the Phone 2</text:p>
        </text:list-item>
      </text:list>
      <text:p text:style-name="P88"/>
      <text:p text:style-name="P30">End<text:span text:style-name="T18"> </text:span>State:</text:p>
      <text:p text:style-name="P23"><text:span text:style-name="T24"><text:tab/> </text:span><text:span text:style-name="T22">The Staff successfully view their own Details in the “Stack Support” Application. The Page will be navigated to the “Dashboard”.</text:span></text:p>
      <text:list xml:id="list1828449169" text:continue-list="list1460064028" text:style-name="WW8Num3">
        <text:list-header>
          <text:p text:style-name="P73">Note:</text:p>
          <text:p text:style-name="P87"><text:s text:c="4"/>1)<text:tab/>As per the application it is assumed that a Admin already login in as client.</text:p>
        </text:list-header>
      </text:list>
      <text:p text:style-name="P95">USE<text:span text:style-name="T18"> </text:span>CASE<text:span text:style-name="T18"> 31</text:span>:SS_Staff_List_of_Completed_Tickets_0031:</text:p>
      <table:table table:name="Table37" table:style-name="Table37">
        <table:table-column table:style-name="Table37.A"/>
        <table:table-column table:style-name="Table37.B"/>
        <table:table-row>
          <table:table-cell table:style-name="Table37.A1" office:value-type="string">
            <text:p text:style-name="P47">USE<text:span text:style-name="T18"> </text:span>CASE<text:span text:style-name="T18"> : 31</text:span></text:p>
          </table:table-cell>
          <table:table-cell table:style-name="Table37.B1" office:value-type="string">
            <text:p text:style-name="P35">Staff List of Completed Tickets</text:p>
          </table:table-cell>
        </table:table-row>
        <table:table-row>
          <table:table-cell table:style-name="Table37.A2" office:value-type="string">
            <text:p text:style-name="P17">Support Stack</text:p>
          </table:table-cell>
          <table:table-cell table:style-name="Table37.B3" office:value-type="string">
            <text:p text:style-name="P44">031</text:p>
          </table:table-cell>
        </table:table-row>
        <table:table-row>
          <table:table-cell table:style-name="Table37.A2" office:value-type="string">
            <text:p text:style-name="P16">Actor : Staff</text:p>
          </table:table-cell>
          <table:table-cell table:style-name="Table37.B3" office:value-type="string">
            <text:p text:style-name="P45"/>
          </table:table-cell>
        </table:table-row>
      </table:table>
      <text:p text:style-name="P21"/>
      <text:p text:style-name="P29"><text:soft-page-break/><text:span text:style-name="T28">Assumption:</text:span></text:p>
      <text:p text:style-name="P26"><text:span text:style-name="T7"><text:tab/></text:span><text:span text:style-name="T10">The</text:span><text:span text:style-name="T11"> Staff </text:span><text:span text:style-name="T10">is</text:span><text:span text:style-name="T11"> </text:span><text:span text:style-name="T10">in</text:span><text:span text:style-name="T11"> </text:span><text:span text:style-name="T10">a</text:span><text:span text:style-name="T11"> List of Completed tickets page </text:span><text:span text:style-name="T10">&amp;</text:span><text:span text:style-name="T11"> </text:span><text:span text:style-name="T10">likes</text:span><text:span text:style-name="T11"> </text:span><text:span text:style-name="T10">to</text:span><text:span text:style-name="T11"> view the details of completed tickets</text:span><text:span text:style-name="T10">.</text:span></text:p>
      <text:p text:style-name="P29"><text:span text:style-name="T28">Description:</text:span></text:p>
      <text:p text:style-name="P22"><text:tab/>The<text:span text:style-name="T18"> Staff </text:span>should<text:span text:style-name="T18"> </text:span>be<text:span text:style-name="T18"> </text:span>able<text:span text:style-name="T18"> </text:span>to<text:span text:style-name="T18"> view all the Completed tickets and perform delete operations on them </text:span>in<text:span text:style-name="T18"> </text:span>this<text:span text:style-name="T18"> </text:span>application.</text:p>
      <text:p text:style-name="P29"><text:span text:style-name="T28">Steps:</text:span></text:p>
      <text:p text:style-name="P22">1.<text:span text:style-name="T18"> Staff is in List of Completed tickets </text:span>pop<text:span text:style-name="T18"> </text:span>up<text:span text:style-name="T18"> </text:span>window.</text:p>
      <text:p text:style-name="P22">2.<text:span text:style-name="T18"> Staff views all the details of Completed tickets in List of Completed tickets </text:span>page<text:span text:style-name="T18">.</text:span></text:p>
      <text:p text:style-name="P27"><draw:frame draw:style-name="fr2" draw:name="graphics17" text:anchor-type="paragraph" svg:width="0.041cm" svg:height="0.041cm" draw:z-index="16"><draw:image xlink:href="Pictures/1000020000000001000000013D9CF3F6.gif" xlink:type="simple" xlink:show="embed" xlink:actuate="onLoad"/></draw:frame><text:span text:style-name="T7"> 3.</text:span><text:span text:style-name="T9"> </text:span><text:span text:style-name="T7">The</text:span><text:span text:style-name="T9"> Staff </text:span><text:span text:style-name="T7">can</text:span><text:span text:style-name="T9"> also perform delete operation on the listed completed tickets</text:span><text:span text:style-name="T7">.</text:span></text:p>
      <text:p text:style-name="P30">End<text:span text:style-name="T18"> </text:span>State:</text:p>
      <text:p text:style-name="P23"><text:span text:style-name="T24"><text:tab/> </text:span><text:span text:style-name="T22">The Staff successfully view List of Completed tickets and perform delete operations on them in the “Stack Support” Application. The Page will be navigated to the “List Ticket Page”.</text:span></text:p>
      <text:list xml:id="list1744604225" text:continue-numbering="true" text:style-name="WW8Num3">
        <text:list-header>
          <text:p text:style-name="P73">Note:</text:p>
          <text:p text:style-name="P67"><text:s text:c="4"/>1)<text:tab/>As per the application it is assumed that a Staff already login in as Staff.</text:p>
        </text:list-header>
      </text:list>
      <text:p text:style-name="P66"/>
      <text:p text:style-name="P95">USE<text:span text:style-name="T18"> </text:span>CASE<text:span text:style-name="T18"> 32</text:span>:SS_Staff_List_of_Pending_Tickets_32:</text:p>
      <table:table table:name="Table38" table:style-name="Table38">
        <table:table-column table:style-name="Table38.A"/>
        <table:table-column table:style-name="Table38.B"/>
        <table:table-row>
          <table:table-cell table:style-name="Table38.A1" office:value-type="string">
            <text:p text:style-name="P47">USE<text:span text:style-name="T18"> </text:span>CASE<text:span text:style-name="T18"> : 32</text:span></text:p>
          </table:table-cell>
          <table:table-cell table:style-name="Table38.B1" office:value-type="string">
            <text:p text:style-name="P35">Staff List of Pending Tickets</text:p>
          </table:table-cell>
        </table:table-row>
        <table:table-row>
          <table:table-cell table:style-name="Table38.A2" office:value-type="string">
            <text:p text:style-name="P17">Support Stack</text:p>
          </table:table-cell>
          <table:table-cell table:style-name="Table38.B3" office:value-type="string">
            <text:p text:style-name="P44">032</text:p>
          </table:table-cell>
        </table:table-row>
        <table:table-row>
          <table:table-cell table:style-name="Table38.A2" office:value-type="string">
            <text:p text:style-name="P16">Actor : Staff</text:p>
          </table:table-cell>
          <table:table-cell table:style-name="Table38.B3" office:value-type="string">
            <text:p text:style-name="P45"/>
          </table:table-cell>
        </table:table-row>
      </table:table>
      <text:p text:style-name="P18"/>
      <text:p text:style-name="P32"><text:span text:style-name="T28">Assumption:</text:span></text:p>
      <text:p text:style-name="P26"><text:span text:style-name="T7"><text:tab/></text:span><text:span text:style-name="T10">The</text:span><text:span text:style-name="T11"> Staff </text:span><text:span text:style-name="T10">is</text:span><text:span text:style-name="T11"> </text:span><text:span text:style-name="T10">in</text:span><text:span text:style-name="T11"> </text:span><text:span text:style-name="T10">a</text:span><text:span text:style-name="T11"> List of Pending tickets page </text:span><text:span text:style-name="T10">&amp;</text:span><text:span text:style-name="T11"> </text:span><text:span text:style-name="T10">likes</text:span><text:span text:style-name="T11"> </text:span><text:span text:style-name="T10">to</text:span><text:span text:style-name="T11"> view the details of Pending tickets</text:span><text:span text:style-name="T10">.</text:span></text:p>
      <text:p text:style-name="P29"><text:span text:style-name="T28">Description:</text:span></text:p>
      <text:p text:style-name="P22"><text:tab/>The<text:span text:style-name="T18"> Staff </text:span>should<text:span text:style-name="T18"> </text:span>be<text:span text:style-name="T18"> </text:span>able<text:span text:style-name="T18"> </text:span>to<text:span text:style-name="T18"> view all the Pending tickets and perform delete operations on them </text:span>in<text:span text:style-name="T18"> </text:span>this<text:span text:style-name="T18"> </text:span>application.</text:p>
      <text:p text:style-name="P29"><text:span text:style-name="T28">Steps:</text:span></text:p>
      <text:p text:style-name="P22">1.<text:span text:style-name="T18"> Staff is in List of pending tickets </text:span>pop<text:span text:style-name="T18"> </text:span>up<text:span text:style-name="T18"> </text:span>window.</text:p>
      <text:p text:style-name="P22">2.<text:span text:style-name="T18"> Staff views all the details of pending tickets in List of pending tickets </text:span>page<text:span text:style-name="T18">.</text:span></text:p>
      <text:p text:style-name="P27"><draw:frame draw:style-name="fr2" draw:name="graphics18" text:anchor-type="paragraph" svg:width="0.041cm" svg:height="0.041cm" draw:z-index="17"><draw:image xlink:href="Pictures/1000020000000001000000013D9CF3F6.gif" xlink:type="simple" xlink:show="embed" xlink:actuate="onLoad"/></draw:frame><text:span text:style-name="T7"> 3.</text:span><text:span text:style-name="T9"> </text:span><text:span text:style-name="T7">The</text:span><text:span text:style-name="T9"> Staff </text:span><text:span text:style-name="T7">can</text:span><text:span text:style-name="T9"> also perform delete operation on the listed pending tickets</text:span><text:span text:style-name="T7">.</text:span></text:p>
      <text:p text:style-name="P30">End<text:span text:style-name="T18"> </text:span>State:</text:p>
      <text:p text:style-name="P23"><text:span text:style-name="T24"><text:tab/> </text:span><text:span text:style-name="T22">The Staff successfully view List of pending tickets and perform delete operations on them in the “Stack Support” </text:span><text:soft-page-break/><text:span text:style-name="T22">Application. The Page will be navigated to the “List pending Tickets”.</text:span></text:p>
      <text:list xml:id="list1368816292" text:continue-numbering="true" text:style-name="WW8Num3">
        <text:list-header>
          <text:p text:style-name="P73">Note:</text:p>
          <text:p text:style-name="P67"><text:s text:c="4"/>1)<text:tab/>As per the application it is assumed that a Staff already login in as Staff.</text:p>
        </text:list-header>
      </text:list>
      <text:p text:style-name="P66"/>
      <text:list xml:id="list1875912061" text:continue-numbering="true" text:style-name="WW8Num3">
        <text:list-header>
          <text:p text:style-name="P69">USE<text:span text:style-name="T18"> </text:span>CASE<text:span text:style-name="T18"> 33</text:span>:Staff_Particular_Ticket_view_033:</text:p>
        </text:list-header>
      </text:list>
      <table:table table:name="Table39" table:style-name="Table39">
        <table:table-column table:style-name="Table39.A"/>
        <table:table-column table:style-name="Table39.B"/>
        <table:table-row>
          <table:table-cell table:style-name="Table39.A1" office:value-type="string">
            <text:p text:style-name="P47">USE<text:span text:style-name="T18"> </text:span>CASE<text:span text:style-name="T18"> : 33</text:span></text:p>
          </table:table-cell>
          <table:table-cell table:style-name="Table39.B1" office:value-type="string">
            <text:p text:style-name="P35">Staff Particular Ticket view</text:p>
          </table:table-cell>
        </table:table-row>
        <table:table-row>
          <table:table-cell table:style-name="Table39.A2" office:value-type="string">
            <text:p text:style-name="P17">Support Stack</text:p>
          </table:table-cell>
          <table:table-cell table:style-name="Table39.B2" office:value-type="string">
            <text:p text:style-name="P44">033</text:p>
          </table:table-cell>
        </table:table-row>
        <table:table-row>
          <table:table-cell table:style-name="Table39.A2" office:value-type="string">
            <text:p text:style-name="P16">Actor : Staff</text:p>
          </table:table-cell>
          <table:table-cell table:style-name="Table39.B3" office:value-type="string">
            <text:p text:style-name="P45"/>
          </table:table-cell>
        </table:table-row>
      </table:table>
      <text:list xml:id="list809377813" text:continue-numbering="true" text:style-name="WW8Num3">
        <text:list-header>
          <text:p text:style-name="P61"/>
          <text:p text:style-name="P72"><text:span text:style-name="T28">Assumption:</text:span></text:p>
          <text:p text:style-name="P76"><text:span text:style-name="T7"><text:tab/></text:span><text:span text:style-name="T10">The</text:span><text:span text:style-name="T11"> Staff </text:span><text:span text:style-name="T10">is</text:span><text:span text:style-name="T11"> </text:span><text:span text:style-name="T10">in Particular Ticket view</text:span><text:span text:style-name="T11"> page </text:span><text:span text:style-name="T10">&amp;</text:span><text:span text:style-name="T11"> </text:span><text:span text:style-name="T10">likes</text:span><text:span text:style-name="T11"> </text:span><text:span text:style-name="T10">to view the particular details of Ticket</text:span><text:span text:style-name="T11">.</text:span></text:p>
          <text:p text:style-name="P72"><text:span text:style-name="T28">Description:</text:span></text:p>
          <text:p text:style-name="P63"><text:tab/>The<text:span text:style-name="T18"> Staff </text:span>should<text:span text:style-name="T18"> </text:span>be<text:span text:style-name="T18"> </text:span>able<text:span text:style-name="T18"> to view the details of particular Ticket and perform update operation on them in this application.</text:span></text:p>
          <text:p text:style-name="P72"><text:span text:style-name="T28">Steps:</text:span></text:p>
          <text:p text:style-name="P63">1.<text:span text:style-name="T18"> Staff is in “Particular Ticket view” </text:span>pop<text:span text:style-name="T18"> </text:span>up<text:span text:style-name="T18"> </text:span>window.</text:p>
          <text:p text:style-name="P63">2.<text:span text:style-name="T18"> Staff can view the details of Particular Ticket and perform update operation on them in </text:span>the<text:span text:style-name="T18"> “Particular <text:s/>Ticket View” page.</text:span></text:p>
        </text:list-header>
        <text:list-item>
          <text:p text:style-name="P131">Ticket Id</text:p>
        </text:list-item>
        <text:list-item>
          <text:p text:style-name="P131">Status</text:p>
        </text:list-item>
        <text:list-item>
          <text:p text:style-name="P131">Priority</text:p>
        </text:list-item>
        <text:list-item>
          <text:p text:style-name="P131">Created Date</text:p>
        </text:list-item>
        <text:list-item>
          <text:p text:style-name="P131">Department</text:p>
        </text:list-item>
        <text:list-item>
          <text:p text:style-name="P131">Last Modified</text:p>
        </text:list-item>
        <text:list-item>
          <text:p text:style-name="P131">Subject</text:p>
        </text:list-item>
        <text:list-item>
          <text:p text:style-name="P131">Status</text:p>
        </text:list-item>
        <text:list-item>
          <text:p text:style-name="P131">Priority<text:line-break/></text:p>
          <text:p text:style-name="P64">3. The Staff can submit “Update” to update the status and priority of the selected tickets .</text:p>
          <text:p text:style-name="P73">End<text:span text:style-name="T18"> </text:span>State:</text:p>
          <text:p text:style-name="P67"><text:soft-page-break/><text:span text:style-name="T25"><text:tab/> </text:span>The Staff successfully view and update the selected Ticket details in the “Stack Support” Application. The Page will be navigated to the “Dashboard”.</text:p>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Latha" svg:font-family="Lath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ver" style:family="paragraph" style:parent-style-name="Standard">
      <style:text-properties fo:color="#af1e23" style:font-name="Garamond" fo:font-size="48pt" style:font-size-asian="48pt" style:font-name-complex="Garamond" style:font-size-complex="48pt"/>
    </style:style>
    <style:style style:name="Header" style:family="paragraph" style:parent-style-name="Standard" style:class="extra"/>
    <style:style style:name="Footer" style:family="paragraph" style:parent-style-name="Standard" style:class="extra"/>
    <style:style style:name="BigHead_20_One" style:display-name="BigHead One" style:family="paragraph" style:parent-style-name="Standard">
      <style:paragraph-properties fo:text-align="justify" style:justify-single-word="false" style:text-autospace="none" style:punctuation-wrap="simple" style:vertical-align="baseline"/>
      <style:text-properties fo:font-variant="small-caps" style:font-name="Helvetica" fo:font-size="20pt" style:font-size-asian="20pt" style:font-name-complex="Helvetica" style:font-size-complex="10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weight="bold" style:font-weight-asian="bold" style:font-name-complex="Arial" style:font-size-complex="14pt" style:font-style-complex="italic" style:font-weight-complex="bold"/>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Latha" fo:font-size="16pt" fo:font-weight="bold" style:letter-kerning="true" style:font-size-asian="16pt" style:font-weight-asian="bold" style:font-name-complex="Arial" style:font-size-complex="16pt" style:font-weight-complex="bold"/>
    </style:style>
    <style:style style:name="Style_20_Heading_20_1_20__2b__20_Bottom_3a__20__28_Single_20_solid_20_line_20_Gray-50_25__20__20_1.5_20_pt_20_Lin..." style:display-name="Style Heading 1 + Bottom: (Single solid line Gray-50%  1.5 pt Lin..." style:family="paragraph" style:parent-style-name="Heading_20_1" style:default-outline-level="" style:list-style-name="">
      <style:paragraph-properties fo:margin-left="0cm" fo:margin-right="0cm" fo:text-indent="0cm" style:auto-text-indent="false"/>
      <style:text-properties fo:font-variant="small-caps" fo:color="#af1e23" style:font-name="Arial" fo:font-size="14pt" style:font-size-asian="14pt" style:font-name-complex="Times New Roman" style:font-size-complex="10pt"/>
    </style:style>
    <style:style style:name="Footer_20_right" style:display-name="Footer righ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6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767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7.94cm" fo:page-height="27.94cm" style:num-format="1" style:print-orientation="portrait" fo:margin-top="1.27cm" fo:margin-bottom="1.27cm" fo:margin-left="3.175cm" fo:margin-right="3.175cm" fo:background-color="#ffffff"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7.94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7.94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7.94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09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6" style:page-usage="right">
      <style:page-layout-properties fo:page-width="27.94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7.94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 text:c="3"/>page <text:page-number text:select-page="current">1</text:page-number> <text:s text:c="159"/>Support stack-Rails factory</text:p>
      </style:footer>
    </style:master-page>
    <style:master-page style:name="Convert_20_1" style:display-name="Convert 1" style:page-layout-name="Mpm2" style:next-style-name="Index">
      <style:footer>
        <text:p text:style-name="Footer"><text:s text:c="2"/>page <text:page-number text:select-page="current">2</text:page-number> <text:s text:c="140"/>Support stack-Rails factory</text:p>
      </style:footer>
    </style:master-page>
    <style:master-page style:name="First_20_Page" style:display-name="First Page" style:page-layout-name="Mpm3" style:next-style-name="Standard"/>
    <style:master-page style:name="Index" style:page-layout-name="Mpm4" style:next-style-name="Footnote">
      <style:footer>
        <text:p text:style-name="Footer"><text:s/>page <text:page-number text:select-page="current">3</text:page-number> <text:s text:c="157"/>Support stack-Rails factory</text:p>
      </style:footer>
    </style:master-page>
    <style:master-page style:name="Footnote" style:page-layout-name="Mpm5">
      <style:footer>
        <text:p text:style-name="Footer"><text:s text:c="8"/>page <text:page-number text:select-page="current">5</text:page-number> <text:s text:c="159"/>Support stack-Rails factory</text:p>
      </style:footer>
      <style:footer-left>
        <text:p text:style-name="Footer"><text:s text:c="8"/>page <text:page-number text:select-page="current">4</text:page-number> <text:s text:c="159"/>Support stack-Rails factory</text:p>
      </style:footer-left>
    </style:master-page>
    <style:master-page style:name="Right_20_Page" style:display-name="Right Page" style:page-layout-name="Mpm6" style:next-style-name="Left_20_Page"/>
    <style:master-page style:name="Left_20_Page" style:display-name="Left Page"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4T14:57:52</meta:creation-date>
    <dc:date>2012-01-09T15:42:20</dc:date>
    <meta:editing-duration>P1DT7H11M7S</meta:editing-duration>
    <meta:editing-cycles>172</meta:editing-cycles>
    <meta:generator>LibreOffice/3.4$Linux LibreOffice_project/340m1$Build-302</meta:generator>
    <meta:document-statistic meta:table-count="37" meta:image-count="18" meta:object-count="0" meta:page-count="31" meta:paragraph-count="857" meta:word-count="5477" meta:character-count="30357" meta:non-whitespace-character-count="24943"/>
  </office:meta>
</office:document-meta>
</file>